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co8" style:family="table-column">
      <style:table-column-properties fo:break-before="auto" style:column-width="0.681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5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5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5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5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4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65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7" style:family="table-cell" style:parent-style-name="Default" style:data-style-name="N16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5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9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65">
      <style:table-cell-properties fo:background-color="#efffdf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65">
      <style:table-cell-properties fo:background-color="#efffdf" style:text-align-source="fix" style:repeat-content="false" fo:border="0.06pt solid #dfdfdf"/>
      <style:paragraph-properties fo:text-align="center" fo:margin-left="0cm"/>
    </style:style>
    <style:style style:name="ce82" style:family="table-cell" style:parent-style-name="Default" style:data-style-name="N165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232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41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7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7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7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30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31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32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3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33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99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3"/>
        <table:table-column table:style-name="co4" table:default-cell-style-name="ce44"/>
        <table:table-column table:style-name="co6" table:default-cell-style-name="ce232"/>
        <table:table-column table:style-name="co5" table:number-columns-repeated="2" table:default-cell-style-name="ce99"/>
        <table:table-column table:style-name="co5" table:default-cell-style-name="ce163"/>
        <table:table-column table:style-name="co7" table:number-columns-repeated="175" table:default-cell-style-name="Default"/>
        <table:table-column table:style-name="co8" table:number-columns-repeated="368" table:default-cell-style-name="Default"/>
        <table:table-column table:style-name="co6" table:number-columns-repeated="471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TCC – Previsor de Renda</text:p>
          </table:table-cell>
          <table:covered-table-cell table:style-name="ce163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290098687680655" calcext:value-type="percentage">
            <text:p>29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[Company]</text:p>
          </table:table-cell>
          <table:covered-table-cell table:style-name="ce163" table:content-validation-name="val1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[Project Manager]</text:p>
          </table:table-cell>
          <table:covered-table-cell table:content-validation-name="val1"/>
          <table:table-cell table:style-name="ce45" table:content-validation-name="val1" table:formula="of:=TODAY()" office:value-type="date" office:date-value="2025-09-29" calcext:value-type="date" table:number-columns-spanned="4" table:number-rows-spanned="1">
            <text:p>segunda-feira, 29 de setembro de 2025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4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 office:value-type="float" office:value="32" calcext:value-type="float">
            <text:p>32</text:p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 office:value-type="float" office:value="33" calcext:value-type="float">
            <text:p>33</text:p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 office:value-type="float" office:value="34" calcext:value-type="float">
            <text:p>34</text:p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 office:value-type="float" office:value="35" calcext:value-type="float">
            <text:p>35</text:p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 office:value-type="float" office:value="36" calcext:value-type="float">
            <text:p>36</text:p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 office:value-type="float" office:value="37" calcext:value-type="float">
            <text:p>37</text:p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 office:value-type="float" office:value="38" calcext:value-type="float">
            <text:p>38</text:p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 office:value-type="float" office:value="39" calcext:value-type="float">
            <text:p>39</text:p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 office:value-type="float" office:value="40" calcext:value-type="float">
            <text:p>40</text:p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 office:value-type="float" office:value="41" calcext:value-type="float">
            <text:p>41</text:p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 office:value-type="float" office:value="42" calcext:value-type="float">
            <text:p>42</text:p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 office:value-type="float" office:value="43" calcext:value-type="float">
            <text:p>43</text:p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 office:value-type="float" office:value="44" calcext:value-type="float">
            <text:p>44</text:p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 office:value-type="float" office:value="45" calcext:value-type="float">
            <text:p>45</text:p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 office:value-type="float" office:value="46" calcext:value-type="float">
            <text:p>46</text:p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 office:value-type="float" office:value="47" calcext:value-type="float">
            <text:p>47</text:p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 office:value-type="float" office:value="48" calcext:value-type="float">
            <text:p>48</text:p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 office:value-type="float" office:value="49" calcext:value-type="float">
            <text:p>49</text:p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 office:value-type="float" office:value="50" calcext:value-type="float">
            <text:p>50</text:p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 office:value-type="float" office:value="51" calcext:value-type="float">
            <text:p>51</text:p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 office:value-type="float" office:value="52" calcext:value-type="float">
            <text:p>52</text:p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 office:value-type="float" office:value="53" calcext:value-type="float">
            <text:p>53</text:p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 office:value-type="float" office:value="1" calcext:value-type="float">
            <text:p>01</text:p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 office:value-type="float" office:value="2" calcext:value-type="float">
            <text:p>02</text:p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 office:value-type="float" office:value="3" calcext:value-type="float">
            <text:p>03</text:p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 office:value-type="float" office:value="4" calcext:value-type="float">
            <text:p>04</text:p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124" table:content-validation-name="val1" table:formula="of:=IF(WEEKDAY([.GJ10])=2;ORG.LIBREOFFICE.WEEKNUM_OOO([.GJ10];1);&quot;&quot;)">
            <text:p/>
          </table:table-cell>
          <table:table-cell table:style-name="ce124" table:content-validation-name="val1" table:formula="of:=IF(WEEKDAY([.GK10])=2;ORG.LIBREOFFICE.WEEKNUM_OOO([.GK10];1);&quot;&quot;)">
            <text:p/>
          </table:table-cell>
          <table:table-cell table:style-name="ce124" table:content-validation-name="val1" table:formula="of:=IF(WEEKDAY([.GL10])=2;ORG.LIBREOFFICE.WEEKNUM_OOO([.GL10];1);&quot;&quot;)">
            <text:p/>
          </table:table-cell>
          <table:table-cell table:style-name="ce124" table:content-validation-name="val1" table:formula="of:=IF(WEEKDAY([.GM10])=2;ORG.LIBREOFFICE.WEEKNUM_OOO([.GM10];1);&quot;&quot;)" office:value-type="float" office:value="5" calcext:value-type="float">
            <text:p>05</text:p>
          </table:table-cell>
          <table:table-cell table:style-name="ce124" table:content-validation-name="val1" table:formula="of:=IF(WEEKDAY([.GN10])=2;ORG.LIBREOFFICE.WEEKNUM_OOO([.GN10];1);&quot;&quot;)">
            <text:p/>
          </table:table-cell>
          <table:table-cell table:style-name="ce124" table:content-validation-name="val1" table:formula="of:=IF(WEEKDAY([.GO10])=2;ORG.LIBREOFFICE.WEEKNUM_OOO([.GO10];1);&quot;&quot;)">
            <text:p/>
          </table:table-cell>
          <table:table-cell table:style-name="ce124" table:content-validation-name="val1" table:formula="of:=IF(WEEKDAY([.GP10])=2;ORG.LIBREOFFICE.WEEKNUM_OOO([.GP10];1);&quot;&quot;)">
            <text:p/>
          </table:table-cell>
          <table:table-cell table:style-name="ce124" table:content-validation-name="val1" table:formula="of:=IF(WEEKDAY([.GQ10])=2;ORG.LIBREOFFICE.WEEKNUM_OOO([.GQ10];1);&quot;&quot;)">
            <text:p/>
          </table:table-cell>
          <table:table-cell table:style-name="ce124" table:content-validation-name="val1" table:formula="of:=IF(WEEKDAY([.GR10])=2;ORG.LIBREOFFICE.WEEKNUM_OOO([.GR10];1);&quot;&quot;)">
            <text:p/>
          </table:table-cell>
          <table:table-cell table:style-name="ce124" table:content-validation-name="val1" table:formula="of:=IF(WEEKDAY([.GS10])=2;ORG.LIBREOFFICE.WEEKNUM_OOO([.GS10];1);&quot;&quot;)">
            <text:p/>
          </table:table-cell>
          <table:table-cell table:style-name="ce124" table:content-validation-name="val1" table:formula="of:=IF(WEEKDAY([.GT10])=2;ORG.LIBREOFFICE.WEEKNUM_OOO([.GT10];1);&quot;&quot;)" office:value-type="float" office:value="6" calcext:value-type="float">
            <text:p>06</text:p>
          </table:table-cell>
          <table:table-cell table:style-name="ce124" table:content-validation-name="val1" table:formula="of:=IF(WEEKDAY([.GU10])=2;ORG.LIBREOFFICE.WEEKNUM_OOO([.GU10];1);&quot;&quot;)">
            <text:p/>
          </table:table-cell>
          <table:table-cell table:style-name="ce124" table:content-validation-name="val1" table:formula="of:=IF(WEEKDAY([.GV10])=2;ORG.LIBREOFFICE.WEEKNUM_OOO([.GV10];1);&quot;&quot;)">
            <text:p/>
          </table:table-cell>
          <table:table-cell table:style-name="ce124" table:content-validation-name="val1" table:formula="of:=IF(WEEKDAY([.GW10])=2;ORG.LIBREOFFICE.WEEKNUM_OOO([.GW10];1);&quot;&quot;)">
            <text:p/>
          </table:table-cell>
          <table:table-cell table:style-name="ce124" table:content-validation-name="val1" table:formula="of:=IF(WEEKDAY([.GX10])=2;ORG.LIBREOFFICE.WEEKNUM_OOO([.GX10];1);&quot;&quot;)">
            <text:p/>
          </table:table-cell>
          <table:table-cell table:style-name="ce124" table:content-validation-name="val1" table:formula="of:=IF(WEEKDAY([.GY10])=2;ORG.LIBREOFFICE.WEEKNUM_OOO([.GY10];1);&quot;&quot;)">
            <text:p/>
          </table:table-cell>
          <table:table-cell table:style-name="ce124" table:content-validation-name="val1" table:formula="of:=IF(WEEKDAY([.GZ10])=2;ORG.LIBREOFFICE.WEEKNUM_OOO([.GZ10];1);&quot;&quot;)">
            <text:p/>
          </table:table-cell>
          <table:table-cell table:style-name="ce124" table:content-validation-name="val1" table:formula="of:=IF(WEEKDAY([.HA10])=2;ORG.LIBREOFFICE.WEEKNUM_OOO([.HA10];1);&quot;&quot;)" office:value-type="float" office:value="7" calcext:value-type="float">
            <text:p>07</text:p>
          </table:table-cell>
          <table:table-cell table:style-name="ce124" table:content-validation-name="val1" table:formula="of:=IF(WEEKDAY([.HB10])=2;ORG.LIBREOFFICE.WEEKNUM_OOO([.HB10];1);&quot;&quot;)">
            <text:p/>
          </table:table-cell>
          <table:table-cell table:style-name="ce124" table:content-validation-name="val1" table:formula="of:=IF(WEEKDAY([.HC10])=2;ORG.LIBREOFFICE.WEEKNUM_OOO([.HC10];1);&quot;&quot;)">
            <text:p/>
          </table:table-cell>
          <table:table-cell table:style-name="ce124" table:content-validation-name="val1" table:formula="of:=IF(WEEKDAY([.HD10])=2;ORG.LIBREOFFICE.WEEKNUM_OOO([.HD10];1);&quot;&quot;)">
            <text:p/>
          </table:table-cell>
          <table:table-cell table:style-name="ce124" table:content-validation-name="val1" table:formula="of:=IF(WEEKDAY([.HE10])=2;ORG.LIBREOFFICE.WEEKNUM_OOO([.HE10];1);&quot;&quot;)">
            <text:p/>
          </table:table-cell>
          <table:table-cell table:style-name="ce124" table:content-validation-name="val1" table:formula="of:=IF(WEEKDAY([.HF10])=2;ORG.LIBREOFFICE.WEEKNUM_OOO([.HF10];1);&quot;&quot;)">
            <text:p/>
          </table:table-cell>
          <table:table-cell table:style-name="ce124" table:content-validation-name="val1" table:formula="of:=IF(WEEKDAY([.HG10])=2;ORG.LIBREOFFICE.WEEKNUM_OOO([.HG10];1);&quot;&quot;)">
            <text:p/>
          </table:table-cell>
          <table:table-cell table:style-name="ce124" table:content-validation-name="val1" table:formula="of:=IF(WEEKDAY([.HH10])=2;ORG.LIBREOFFICE.WEEKNUM_OOO([.HH10];1);&quot;&quot;)" office:value-type="float" office:value="8" calcext:value-type="float">
            <text:p>08</text:p>
          </table:table-cell>
          <table:table-cell table:style-name="ce124" table:content-validation-name="val1" table:formula="of:=IF(WEEKDAY([.HI10])=2;ORG.LIBREOFFICE.WEEKNUM_OOO([.HI10];1);&quot;&quot;)">
            <text:p/>
          </table:table-cell>
          <table:table-cell table:style-name="ce124" table:content-validation-name="val1" table:formula="of:=IF(WEEKDAY([.HJ10])=2;ORG.LIBREOFFICE.WEEKNUM_OOO([.HJ10];1);&quot;&quot;)">
            <text:p/>
          </table:table-cell>
          <table:table-cell table:style-name="ce124" table:content-validation-name="val1" table:formula="of:=IF(WEEKDAY([.HK10])=2;ORG.LIBREOFFICE.WEEKNUM_OOO([.HK10];1);&quot;&quot;)">
            <text:p/>
          </table:table-cell>
          <table:table-cell table:style-name="ce124" table:content-validation-name="val1" table:formula="of:=IF(WEEKDAY([.HL10])=2;ORG.LIBREOFFICE.WEEKNUM_OOO([.HL10];1);&quot;&quot;)">
            <text:p/>
          </table:table-cell>
          <table:table-cell table:style-name="ce124" table:content-validation-name="val1" table:formula="of:=IF(WEEKDAY([.HM10])=2;ORG.LIBREOFFICE.WEEKNUM_OOO([.HM10];1);&quot;&quot;)">
            <text:p/>
          </table:table-cell>
          <table:table-cell table:style-name="ce124" table:content-validation-name="val1" table:formula="of:=IF(WEEKDAY([.HN10])=2;ORG.LIBREOFFICE.WEEKNUM_OOO([.HN10];1);&quot;&quot;)">
            <text:p/>
          </table:table-cell>
          <table:table-cell table:style-name="ce124" table:content-validation-name="val1" table:formula="of:=IF(WEEKDAY([.HO10])=2;ORG.LIBREOFFICE.WEEKNUM_OOO([.HO10];1);&quot;&quot;)" office:value-type="float" office:value="9" calcext:value-type="float">
            <text:p>09</text:p>
          </table:table-cell>
          <table:table-cell table:style-name="ce124" table:content-validation-name="val1" table:formula="of:=IF(WEEKDAY([.HP10])=2;ORG.LIBREOFFICE.WEEKNUM_OOO([.HP10];1);&quot;&quot;)">
            <text:p/>
          </table:table-cell>
          <table:table-cell table:style-name="ce124" table:content-validation-name="val1" table:formula="of:=IF(WEEKDAY([.HQ10])=2;ORG.LIBREOFFICE.WEEKNUM_OOO([.HQ10];1);&quot;&quot;)">
            <text:p/>
          </table:table-cell>
          <table:table-cell table:style-name="ce124" table:content-validation-name="val1" table:formula="of:=IF(WEEKDAY([.HR10])=2;ORG.LIBREOFFICE.WEEKNUM_OOO([.HR10];1);&quot;&quot;)">
            <text:p/>
          </table:table-cell>
          <table:table-cell table:style-name="ce124" table:content-validation-name="val1" table:formula="of:=IF(WEEKDAY([.HS10])=2;ORG.LIBREOFFICE.WEEKNUM_OOO([.HS10];1);&quot;&quot;)">
            <text:p/>
          </table:table-cell>
          <table:table-cell table:style-name="ce124" table:content-validation-name="val1" table:formula="of:=IF(WEEKDAY([.HT10])=2;ORG.LIBREOFFICE.WEEKNUM_OOO([.HT10];1);&quot;&quot;)">
            <text:p/>
          </table:table-cell>
          <table:table-cell table:style-name="ce124" table:content-validation-name="val1" table:formula="of:=IF(WEEKDAY([.HU10])=2;ORG.LIBREOFFICE.WEEKNUM_OOO([.HU10];1);&quot;&quot;)">
            <text:p/>
          </table:table-cell>
          <table:table-cell table:style-name="ce124" table:content-validation-name="val1" table:formula="of:=IF(WEEKDAY([.HV10])=2;ORG.LIBREOFFICE.WEEKNUM_OOO([.HV10];1);&quot;&quot;)" office:value-type="float" office:value="10" calcext:value-type="float">
            <text:p>10</text:p>
          </table:table-cell>
          <table:table-cell table:style-name="ce124" table:content-validation-name="val1" table:formula="of:=IF(WEEKDAY([.HW10])=2;ORG.LIBREOFFICE.WEEKNUM_OOO([.HW10];1);&quot;&quot;)">
            <text:p/>
          </table:table-cell>
          <table:table-cell table:style-name="ce124" table:content-validation-name="val1" table:formula="of:=IF(WEEKDAY([.HX10])=2;ORG.LIBREOFFICE.WEEKNUM_OOO([.HX10];1);&quot;&quot;)">
            <text:p/>
          </table:table-cell>
          <table:table-cell table:style-name="ce124" table:content-validation-name="val1" table:formula="of:=IF(WEEKDAY([.HY10])=2;ORG.LIBREOFFICE.WEEKNUM_OOO([.HY10];1);&quot;&quot;)">
            <text:p/>
          </table:table-cell>
          <table:table-cell table:style-name="ce124" table:content-validation-name="val1" table:formula="of:=IF(WEEKDAY([.HZ10])=2;ORG.LIBREOFFICE.WEEKNUM_OOO([.HZ10];1);&quot;&quot;)">
            <text:p/>
          </table:table-cell>
          <table:table-cell table:style-name="ce124" table:content-validation-name="val1" table:formula="of:=IF(WEEKDAY([.IA10])=2;ORG.LIBREOFFICE.WEEKNUM_OOO([.IA10];1);&quot;&quot;)">
            <text:p/>
          </table:table-cell>
          <table:table-cell table:style-name="ce124" table:content-validation-name="val1" table:formula="of:=IF(WEEKDAY([.IB10])=2;ORG.LIBREOFFICE.WEEKNUM_OOO([.IB10];1);&quot;&quot;)">
            <text:p/>
          </table:table-cell>
          <table:table-cell table:style-name="ce124" table:content-validation-name="val1" table:formula="of:=IF(WEEKDAY([.IC10])=2;ORG.LIBREOFFICE.WEEKNUM_OOO([.IC10];1);&quot;&quot;)" office:value-type="float" office:value="11" calcext:value-type="float">
            <text:p>11</text:p>
          </table:table-cell>
          <table:table-cell table:style-name="ce124" table:content-validation-name="val1" table:formula="of:=IF(WEEKDAY([.ID10])=2;ORG.LIBREOFFICE.WEEKNUM_OOO([.ID10];1);&quot;&quot;)">
            <text:p/>
          </table:table-cell>
          <table:table-cell table:style-name="ce124" table:content-validation-name="val1" table:formula="of:=IF(WEEKDAY([.IE10])=2;ORG.LIBREOFFICE.WEEKNUM_OOO([.IE10];1);&quot;&quot;)">
            <text:p/>
          </table:table-cell>
          <table:table-cell table:style-name="ce124" table:content-validation-name="val1" table:formula="of:=IF(WEEKDAY([.IF10])=2;ORG.LIBREOFFICE.WEEKNUM_OOO([.IF10];1);&quot;&quot;)">
            <text:p/>
          </table:table-cell>
          <table:table-cell table:style-name="ce124" table:content-validation-name="val1" table:formula="of:=IF(WEEKDAY([.IG10])=2;ORG.LIBREOFFICE.WEEKNUM_OOO([.IG10];1);&quot;&quot;)">
            <text:p/>
          </table:table-cell>
          <table:table-cell table:style-name="ce124" table:content-validation-name="val1" table:formula="of:=IF(WEEKDAY([.IH10])=2;ORG.LIBREOFFICE.WEEKNUM_OOO([.IH10];1);&quot;&quot;)">
            <text:p/>
          </table:table-cell>
          <table:table-cell table:style-name="ce124" table:content-validation-name="val1" table:formula="of:=IF(WEEKDAY([.II10])=2;ORG.LIBREOFFICE.WEEKNUM_OOO([.II10];1);&quot;&quot;)">
            <text:p/>
          </table:table-cell>
          <table:table-cell table:style-name="ce124" table:content-validation-name="val1" table:formula="of:=IF(WEEKDAY([.IJ10])=2;ORG.LIBREOFFICE.WEEKNUM_OOO([.IJ10];1);&quot;&quot;)" office:value-type="float" office:value="12" calcext:value-type="float">
            <text:p>12</text:p>
          </table:table-cell>
          <table:table-cell table:style-name="ce124" table:content-validation-name="val1" table:formula="of:=IF(WEEKDAY([.IK10])=2;ORG.LIBREOFFICE.WEEKNUM_OOO([.IK10];1);&quot;&quot;)">
            <text:p/>
          </table:table-cell>
          <table:table-cell table:style-name="ce124" table:content-validation-name="val1" table:formula="of:=IF(WEEKDAY([.IL10])=2;ORG.LIBREOFFICE.WEEKNUM_OOO([.IL10];1);&quot;&quot;)">
            <text:p/>
          </table:table-cell>
          <table:table-cell table:style-name="ce124" table:content-validation-name="val1" table:formula="of:=IF(WEEKDAY([.IM10])=2;ORG.LIBREOFFICE.WEEKNUM_OOO([.IM10];1);&quot;&quot;)">
            <text:p/>
          </table:table-cell>
          <table:table-cell table:style-name="ce124" table:content-validation-name="val1" table:formula="of:=IF(WEEKDAY([.IN10])=2;ORG.LIBREOFFICE.WEEKNUM_OOO([.IN10];1);&quot;&quot;)">
            <text:p/>
          </table:table-cell>
          <table:table-cell table:style-name="ce124" table:content-validation-name="val1" table:formula="of:=IF(WEEKDAY([.IO10])=2;ORG.LIBREOFFICE.WEEKNUM_OOO([.IO10];1);&quot;&quot;)">
            <text:p/>
          </table:table-cell>
          <table:table-cell table:style-name="ce124" table:content-validation-name="val1" table:formula="of:=IF(WEEKDAY([.IP10])=2;ORG.LIBREOFFICE.WEEKNUM_OOO([.IP10];1);&quot;&quot;)">
            <text:p/>
          </table:table-cell>
          <table:table-cell table:style-name="ce124" table:content-validation-name="val1" table:formula="of:=IF(WEEKDAY([.IQ10])=2;ORG.LIBREOFFICE.WEEKNUM_OOO([.IQ10];1);&quot;&quot;)" office:value-type="float" office:value="13" calcext:value-type="float">
            <text:p>13</text:p>
          </table:table-cell>
          <table:table-cell table:style-name="ce124" table:content-validation-name="val1" table:formula="of:=IF(WEEKDAY([.IR10])=2;ORG.LIBREOFFICE.WEEKNUM_OOO([.IR10];1);&quot;&quot;)">
            <text:p/>
          </table:table-cell>
          <table:table-cell table:style-name="ce124" table:content-validation-name="val1" table:formula="of:=IF(WEEKDAY([.IS10])=2;ORG.LIBREOFFICE.WEEKNUM_OOO([.IS10];1);&quot;&quot;)">
            <text:p/>
          </table:table-cell>
          <table:table-cell table:style-name="ce124" table:content-validation-name="val1" table:formula="of:=IF(WEEKDAY([.IT10])=2;ORG.LIBREOFFICE.WEEKNUM_OOO([.IT10];1);&quot;&quot;)">
            <text:p/>
          </table:table-cell>
          <table:table-cell table:style-name="ce124" table:content-validation-name="val1" table:formula="of:=IF(WEEKDAY([.IU10])=2;ORG.LIBREOFFICE.WEEKNUM_OOO([.IU10];1);&quot;&quot;)">
            <text:p/>
          </table:table-cell>
          <table:table-cell table:style-name="ce124" table:content-validation-name="val1" table:formula="of:=IF(WEEKDAY([.IV10])=2;ORG.LIBREOFFICE.WEEKNUM_OOO([.IV10];1);&quot;&quot;)">
            <text:p/>
          </table:table-cell>
          <table:table-cell table:style-name="ce124" table:content-validation-name="val1" table:formula="of:=IF(WEEKDAY([.IW10])=2;ORG.LIBREOFFICE.WEEKNUM_OOO([.IW10];1);&quot;&quot;)">
            <text:p/>
          </table:table-cell>
          <table:table-cell table:style-name="ce124" table:content-validation-name="val1" table:formula="of:=IF(WEEKDAY([.IX10])=2;ORG.LIBREOFFICE.WEEKNUM_OOO([.IX10];1);&quot;&quot;)" office:value-type="float" office:value="14" calcext:value-type="float">
            <text:p>14</text:p>
          </table:table-cell>
          <table:table-cell table:style-name="ce124" table:content-validation-name="val1" table:formula="of:=IF(WEEKDAY([.IY10])=2;ORG.LIBREOFFICE.WEEKNUM_OOO([.IY10];1);&quot;&quot;)">
            <text:p/>
          </table:table-cell>
          <table:table-cell table:style-name="ce124" table:content-validation-name="val1" table:formula="of:=IF(WEEKDAY([.IZ10])=2;ORG.LIBREOFFICE.WEEKNUM_OOO([.IZ10];1);&quot;&quot;)">
            <text:p/>
          </table:table-cell>
          <table:table-cell table:style-name="ce124" table:content-validation-name="val1" table:formula="of:=IF(WEEKDAY([.JA10])=2;ORG.LIBREOFFICE.WEEKNUM_OOO([.JA10];1);&quot;&quot;)">
            <text:p/>
          </table:table-cell>
          <table:table-cell table:style-name="ce124" table:content-validation-name="val1" table:formula="of:=IF(WEEKDAY([.JB10])=2;ORG.LIBREOFFICE.WEEKNUM_OOO([.JB10];1);&quot;&quot;)">
            <text:p/>
          </table:table-cell>
          <table:table-cell table:style-name="ce124" table:content-validation-name="val1" table:formula="of:=IF(WEEKDAY([.JC10])=2;ORG.LIBREOFFICE.WEEKNUM_OOO([.JC10];1);&quot;&quot;)">
            <text:p/>
          </table:table-cell>
          <table:table-cell table:style-name="ce124" table:content-validation-name="val1" table:formula="of:=IF(WEEKDAY([.JD10])=2;ORG.LIBREOFFICE.WEEKNUM_OOO([.JD10];1);&quot;&quot;)">
            <text:p/>
          </table:table-cell>
          <table:table-cell table:style-name="ce124" table:content-validation-name="val1" table:formula="of:=IF(WEEKDAY([.JE10])=2;ORG.LIBREOFFICE.WEEKNUM_OOO([.JE10];1);&quot;&quot;)" office:value-type="float" office:value="15" calcext:value-type="float">
            <text:p>15</text:p>
          </table:table-cell>
          <table:table-cell table:style-name="ce124" table:content-validation-name="val1" table:formula="of:=IF(WEEKDAY([.JF10])=2;ORG.LIBREOFFICE.WEEKNUM_OOO([.JF10];1);&quot;&quot;)">
            <text:p/>
          </table:table-cell>
          <table:table-cell table:style-name="ce124" table:content-validation-name="val1" table:formula="of:=IF(WEEKDAY([.JG10])=2;ORG.LIBREOFFICE.WEEKNUM_OOO([.JG10];1);&quot;&quot;)">
            <text:p/>
          </table:table-cell>
          <table:table-cell table:style-name="ce124" table:content-validation-name="val1" table:formula="of:=IF(WEEKDAY([.JH10])=2;ORG.LIBREOFFICE.WEEKNUM_OOO([.JH10];1);&quot;&quot;)">
            <text:p/>
          </table:table-cell>
          <table:table-cell table:style-name="ce124" table:content-validation-name="val1" table:formula="of:=IF(WEEKDAY([.JI10])=2;ORG.LIBREOFFICE.WEEKNUM_OOO([.JI10];1);&quot;&quot;)">
            <text:p/>
          </table:table-cell>
          <table:table-cell table:style-name="ce124" table:content-validation-name="val1" table:formula="of:=IF(WEEKDAY([.JJ10])=2;ORG.LIBREOFFICE.WEEKNUM_OOO([.JJ10];1);&quot;&quot;)">
            <text:p/>
          </table:table-cell>
          <table:table-cell table:style-name="ce124" table:content-validation-name="val1" table:formula="of:=IF(WEEKDAY([.JK10])=2;ORG.LIBREOFFICE.WEEKNUM_OOO([.JK10];1);&quot;&quot;)">
            <text:p/>
          </table:table-cell>
          <table:table-cell table:style-name="ce124" table:content-validation-name="val1" table:formula="of:=IF(WEEKDAY([.JL10])=2;ORG.LIBREOFFICE.WEEKNUM_OOO([.JL10];1);&quot;&quot;)" office:value-type="float" office:value="16" calcext:value-type="float">
            <text:p>16</text:p>
          </table:table-cell>
          <table:table-cell table:style-name="ce124" table:content-validation-name="val1" table:formula="of:=IF(WEEKDAY([.JM10])=2;ORG.LIBREOFFICE.WEEKNUM_OOO([.JM10];1);&quot;&quot;)">
            <text:p/>
          </table:table-cell>
          <table:table-cell table:style-name="ce124" table:content-validation-name="val1" table:formula="of:=IF(WEEKDAY([.JN10])=2;ORG.LIBREOFFICE.WEEKNUM_OOO([.JN10];1);&quot;&quot;)">
            <text:p/>
          </table:table-cell>
          <table:table-cell table:style-name="ce124" table:content-validation-name="val1" table:formula="of:=IF(WEEKDAY([.JO10])=2;ORG.LIBREOFFICE.WEEKNUM_OOO([.JO10];1);&quot;&quot;)">
            <text:p/>
          </table:table-cell>
          <table:table-cell table:style-name="ce124" table:content-validation-name="val1" table:formula="of:=IF(WEEKDAY([.JP10])=2;ORG.LIBREOFFICE.WEEKNUM_OOO([.JP10];1);&quot;&quot;)">
            <text:p/>
          </table:table-cell>
          <table:table-cell table:style-name="ce124" table:content-validation-name="val1" table:formula="of:=IF(WEEKDAY([.JQ10])=2;ORG.LIBREOFFICE.WEEKNUM_OOO([.JQ10];1);&quot;&quot;)">
            <text:p/>
          </table:table-cell>
          <table:table-cell table:style-name="ce124" table:content-validation-name="val1" table:formula="of:=IF(WEEKDAY([.JR10])=2;ORG.LIBREOFFICE.WEEKNUM_OOO([.JR10];1);&quot;&quot;)">
            <text:p/>
          </table:table-cell>
          <table:table-cell table:style-name="ce124" table:content-validation-name="val1" table:formula="of:=IF(WEEKDAY([.JS10])=2;ORG.LIBREOFFICE.WEEKNUM_OOO([.JS10];1);&quot;&quot;)" office:value-type="float" office:value="17" calcext:value-type="float">
            <text:p>17</text:p>
          </table:table-cell>
          <table:table-cell table:style-name="ce124" table:content-validation-name="val1" table:formula="of:=IF(WEEKDAY([.JT10])=2;ORG.LIBREOFFICE.WEEKNUM_OOO([.JT10];1);&quot;&quot;)">
            <text:p/>
          </table:table-cell>
          <table:table-cell table:style-name="ce124" table:content-validation-name="val1" table:formula="of:=IF(WEEKDAY([.JU10])=2;ORG.LIBREOFFICE.WEEKNUM_OOO([.JU10];1);&quot;&quot;)">
            <text:p/>
          </table:table-cell>
          <table:table-cell table:style-name="ce124" table:content-validation-name="val1" table:formula="of:=IF(WEEKDAY([.JV10])=2;ORG.LIBREOFFICE.WEEKNUM_OOO([.JV10];1);&quot;&quot;)">
            <text:p/>
          </table:table-cell>
          <table:table-cell table:style-name="ce124" table:content-validation-name="val1" table:formula="of:=IF(WEEKDAY([.JW10])=2;ORG.LIBREOFFICE.WEEKNUM_OOO([.JW10];1);&quot;&quot;)">
            <text:p/>
          </table:table-cell>
          <table:table-cell table:style-name="ce124" table:content-validation-name="val1" table:formula="of:=IF(WEEKDAY([.JX10])=2;ORG.LIBREOFFICE.WEEKNUM_OOO([.JX10];1);&quot;&quot;)">
            <text:p/>
          </table:table-cell>
          <table:table-cell table:style-name="ce124" table:content-validation-name="val1" table:formula="of:=IF(WEEKDAY([.JY10])=2;ORG.LIBREOFFICE.WEEKNUM_OOO([.JY10];1);&quot;&quot;)">
            <text:p/>
          </table:table-cell>
          <table:table-cell table:style-name="ce124" table:content-validation-name="val1" table:formula="of:=IF(WEEKDAY([.JZ10])=2;ORG.LIBREOFFICE.WEEKNUM_OOO([.JZ10];1);&quot;&quot;)" office:value-type="float" office:value="18" calcext:value-type="float">
            <text:p>18</text:p>
          </table:table-cell>
          <table:table-cell table:style-name="ce124" table:content-validation-name="val1" table:formula="of:=IF(WEEKDAY([.KA10])=2;ORG.LIBREOFFICE.WEEKNUM_OOO([.KA10];1);&quot;&quot;)">
            <text:p/>
          </table:table-cell>
          <table:table-cell table:style-name="ce124" table:content-validation-name="val1" table:formula="of:=IF(WEEKDAY([.KB10])=2;ORG.LIBREOFFICE.WEEKNUM_OOO([.KB10];1);&quot;&quot;)">
            <text:p/>
          </table:table-cell>
          <table:table-cell table:style-name="ce124" table:content-validation-name="val1" table:formula="of:=IF(WEEKDAY([.KC10])=2;ORG.LIBREOFFICE.WEEKNUM_OOO([.KC10];1);&quot;&quot;)">
            <text:p/>
          </table:table-cell>
          <table:table-cell table:style-name="ce124" table:content-validation-name="val1" table:formula="of:=IF(WEEKDAY([.KD10])=2;ORG.LIBREOFFICE.WEEKNUM_OOO([.KD10];1);&quot;&quot;)">
            <text:p/>
          </table:table-cell>
          <table:table-cell table:style-name="ce124" table:content-validation-name="val1" table:formula="of:=IF(WEEKDAY([.KE10])=2;ORG.LIBREOFFICE.WEEKNUM_OOO([.KE10];1);&quot;&quot;)">
            <text:p/>
          </table:table-cell>
          <table:table-cell table:style-name="ce124" table:content-validation-name="val1" table:formula="of:=IF(WEEKDAY([.KF10])=2;ORG.LIBREOFFICE.WEEKNUM_OOO([.KF10];1);&quot;&quot;)">
            <text:p/>
          </table:table-cell>
          <table:table-cell table:style-name="ce124" table:content-validation-name="val1" table:formula="of:=IF(WEEKDAY([.KG10])=2;ORG.LIBREOFFICE.WEEKNUM_OOO([.KG10];1);&quot;&quot;)" office:value-type="float" office:value="19" calcext:value-type="float">
            <text:p>19</text:p>
          </table:table-cell>
          <table:table-cell table:style-name="ce124" table:content-validation-name="val1" table:formula="of:=IF(WEEKDAY([.KH10])=2;ORG.LIBREOFFICE.WEEKNUM_OOO([.KH10];1);&quot;&quot;)">
            <text:p/>
          </table:table-cell>
          <table:table-cell table:style-name="ce124" table:content-validation-name="val1" table:formula="of:=IF(WEEKDAY([.KI10])=2;ORG.LIBREOFFICE.WEEKNUM_OOO([.KI10];1);&quot;&quot;)">
            <text:p/>
          </table:table-cell>
          <table:table-cell table:style-name="ce124" table:content-validation-name="val1" table:formula="of:=IF(WEEKDAY([.KJ10])=2;ORG.LIBREOFFICE.WEEKNUM_OOO([.KJ10];1);&quot;&quot;)">
            <text:p/>
          </table:table-cell>
          <table:table-cell table:style-name="ce124" table:content-validation-name="val1" table:formula="of:=IF(WEEKDAY([.KK10])=2;ORG.LIBREOFFICE.WEEKNUM_OOO([.KK10];1);&quot;&quot;)">
            <text:p/>
          </table:table-cell>
          <table:table-cell table:style-name="ce124" table:content-validation-name="val1" table:formula="of:=IF(WEEKDAY([.KL10])=2;ORG.LIBREOFFICE.WEEKNUM_OOO([.KL10];1);&quot;&quot;)">
            <text:p/>
          </table:table-cell>
          <table:table-cell table:style-name="ce124" table:content-validation-name="val1" table:formula="of:=IF(WEEKDAY([.KM10])=2;ORG.LIBREOFFICE.WEEKNUM_OOO([.KM10];1);&quot;&quot;)">
            <text:p/>
          </table:table-cell>
          <table:table-cell table:style-name="ce124" table:content-validation-name="val1" table:formula="of:=IF(WEEKDAY([.KN10])=2;ORG.LIBREOFFICE.WEEKNUM_OOO([.KN10];1);&quot;&quot;)" office:value-type="float" office:value="20" calcext:value-type="float">
            <text:p>20</text:p>
          </table:table-cell>
          <table:table-cell table:style-name="ce124" table:content-validation-name="val1" table:formula="of:=IF(WEEKDAY([.KO10])=2;ORG.LIBREOFFICE.WEEKNUM_OOO([.KO10];1);&quot;&quot;)">
            <text:p/>
          </table:table-cell>
          <table:table-cell table:style-name="ce124" table:content-validation-name="val1" table:formula="of:=IF(WEEKDAY([.KP10])=2;ORG.LIBREOFFICE.WEEKNUM_OOO([.KP10];1);&quot;&quot;)">
            <text:p/>
          </table:table-cell>
          <table:table-cell table:style-name="ce124" table:content-validation-name="val1" table:formula="of:=IF(WEEKDAY([.KQ10])=2;ORG.LIBREOFFICE.WEEKNUM_OOO([.KQ10];1);&quot;&quot;)">
            <text:p/>
          </table:table-cell>
          <table:table-cell table:style-name="ce124" table:content-validation-name="val1" table:formula="of:=IF(WEEKDAY([.KR10])=2;ORG.LIBREOFFICE.WEEKNUM_OOO([.KR10];1);&quot;&quot;)">
            <text:p/>
          </table:table-cell>
          <table:table-cell table:style-name="ce124" table:content-validation-name="val1" table:formula="of:=IF(WEEKDAY([.KS10])=2;ORG.LIBREOFFICE.WEEKNUM_OOO([.KS10];1);&quot;&quot;)">
            <text:p/>
          </table:table-cell>
          <table:table-cell table:style-name="ce124" table:content-validation-name="val1" table:formula="of:=IF(WEEKDAY([.KT10])=2;ORG.LIBREOFFICE.WEEKNUM_OOO([.KT10];1);&quot;&quot;)">
            <text:p/>
          </table:table-cell>
          <table:table-cell table:style-name="ce124" table:content-validation-name="val1" table:formula="of:=IF(WEEKDAY([.KU10])=2;ORG.LIBREOFFICE.WEEKNUM_OOO([.KU10];1);&quot;&quot;)" office:value-type="float" office:value="21" calcext:value-type="float">
            <text:p>21</text:p>
          </table:table-cell>
          <table:table-cell table:style-name="ce124" table:content-validation-name="val1" table:formula="of:=IF(WEEKDAY([.KV10])=2;ORG.LIBREOFFICE.WEEKNUM_OOO([.KV10];1);&quot;&quot;)">
            <text:p/>
          </table:table-cell>
          <table:table-cell table:style-name="ce124" table:content-validation-name="val1" table:formula="of:=IF(WEEKDAY([.KW10])=2;ORG.LIBREOFFICE.WEEKNUM_OOO([.KW10];1);&quot;&quot;)">
            <text:p/>
          </table:table-cell>
          <table:table-cell table:style-name="ce124" table:content-validation-name="val1" table:formula="of:=IF(WEEKDAY([.KX10])=2;ORG.LIBREOFFICE.WEEKNUM_OOO([.KX10];1);&quot;&quot;)">
            <text:p/>
          </table:table-cell>
          <table:table-cell table:style-name="ce124" table:content-validation-name="val1" table:formula="of:=IF(WEEKDAY([.KY10])=2;ORG.LIBREOFFICE.WEEKNUM_OOO([.KY10];1);&quot;&quot;)">
            <text:p/>
          </table:table-cell>
          <table:table-cell table:style-name="ce124" table:content-validation-name="val1" table:formula="of:=IF(WEEKDAY([.KZ10])=2;ORG.LIBREOFFICE.WEEKNUM_OOO([.KZ10];1);&quot;&quot;)">
            <text:p/>
          </table:table-cell>
          <table:table-cell table:style-name="ce124" table:content-validation-name="val1" table:formula="of:=IF(WEEKDAY([.LA10])=2;ORG.LIBREOFFICE.WEEKNUM_OOO([.LA10];1);&quot;&quot;)">
            <text:p/>
          </table:table-cell>
          <table:table-cell table:style-name="ce124" table:content-validation-name="val1" table:formula="of:=IF(WEEKDAY([.LB10])=2;ORG.LIBREOFFICE.WEEKNUM_OOO([.LB10];1);&quot;&quot;)" office:value-type="float" office:value="22" calcext:value-type="float">
            <text:p>22</text:p>
          </table:table-cell>
          <table:table-cell table:style-name="ce124" table:content-validation-name="val1" table:formula="of:=IF(WEEKDAY([.LC10])=2;ORG.LIBREOFFICE.WEEKNUM_OOO([.LC10];1);&quot;&quot;)">
            <text:p/>
          </table:table-cell>
          <table:table-cell table:style-name="ce124" table:content-validation-name="val1" table:formula="of:=IF(WEEKDAY([.LD10])=2;ORG.LIBREOFFICE.WEEKNUM_OOO([.LD10];1);&quot;&quot;)">
            <text:p/>
          </table:table-cell>
          <table:table-cell table:style-name="ce124" table:content-validation-name="val1" table:formula="of:=IF(WEEKDAY([.LE10])=2;ORG.LIBREOFFICE.WEEKNUM_OOO([.LE10];1);&quot;&quot;)">
            <text:p/>
          </table:table-cell>
          <table:table-cell table:style-name="ce124" table:content-validation-name="val1" table:formula="of:=IF(WEEKDAY([.LF10])=2;ORG.LIBREOFFICE.WEEKNUM_OOO([.LF10];1);&quot;&quot;)">
            <text:p/>
          </table:table-cell>
          <table:table-cell table:style-name="ce124" table:content-validation-name="val1" table:formula="of:=IF(WEEKDAY([.LG10])=2;ORG.LIBREOFFICE.WEEKNUM_OOO([.LG10];1);&quot;&quot;)">
            <text:p/>
          </table:table-cell>
          <table:table-cell table:style-name="ce124" table:content-validation-name="val1" table:formula="of:=IF(WEEKDAY([.LH10])=2;ORG.LIBREOFFICE.WEEKNUM_OOO([.LH10];1);&quot;&quot;)">
            <text:p/>
          </table:table-cell>
          <table:table-cell table:style-name="ce124" table:content-validation-name="val1" table:formula="of:=IF(WEEKDAY([.LI10])=2;ORG.LIBREOFFICE.WEEKNUM_OOO([.LI10];1);&quot;&quot;)" office:value-type="float" office:value="23" calcext:value-type="float">
            <text:p>23</text:p>
          </table:table-cell>
          <table:table-cell table:style-name="ce124" table:content-validation-name="val1" table:formula="of:=IF(WEEKDAY([.LJ10])=2;ORG.LIBREOFFICE.WEEKNUM_OOO([.LJ10];1);&quot;&quot;)">
            <text:p/>
          </table:table-cell>
          <table:table-cell table:style-name="ce124" table:content-validation-name="val1" table:formula="of:=IF(WEEKDAY([.LK10])=2;ORG.LIBREOFFICE.WEEKNUM_OOO([.LK10];1);&quot;&quot;)">
            <text:p/>
          </table:table-cell>
          <table:table-cell table:style-name="ce124" table:content-validation-name="val1" table:formula="of:=IF(WEEKDAY([.LL10])=2;ORG.LIBREOFFICE.WEEKNUM_OOO([.LL10];1);&quot;&quot;)">
            <text:p/>
          </table:table-cell>
          <table:table-cell table:style-name="ce124" table:content-validation-name="val1" table:formula="of:=IF(WEEKDAY([.LM10])=2;ORG.LIBREOFFICE.WEEKNUM_OOO([.LM10];1);&quot;&quot;)">
            <text:p/>
          </table:table-cell>
          <table:table-cell table:style-name="ce124" table:content-validation-name="val1" table:formula="of:=IF(WEEKDAY([.LN10])=2;ORG.LIBREOFFICE.WEEKNUM_OOO([.LN10];1);&quot;&quot;)">
            <text:p/>
          </table:table-cell>
          <table:table-cell table:style-name="ce124" table:content-validation-name="val1" table:formula="of:=IF(WEEKDAY([.LO10])=2;ORG.LIBREOFFICE.WEEKNUM_OOO([.LO10];1);&quot;&quot;)">
            <text:p/>
          </table:table-cell>
          <table:table-cell table:style-name="ce124" table:content-validation-name="val1" table:formula="of:=IF(WEEKDAY([.LP10])=2;ORG.LIBREOFFICE.WEEKNUM_OOO([.LP10];1);&quot;&quot;)" office:value-type="float" office:value="24" calcext:value-type="float">
            <text:p>24</text:p>
          </table:table-cell>
          <table:table-cell table:style-name="ce124" table:content-validation-name="val1" table:formula="of:=IF(WEEKDAY([.LQ10])=2;ORG.LIBREOFFICE.WEEKNUM_OOO([.LQ10];1);&quot;&quot;)">
            <text:p/>
          </table:table-cell>
          <table:table-cell table:style-name="ce124" table:content-validation-name="val1" table:formula="of:=IF(WEEKDAY([.LR10])=2;ORG.LIBREOFFICE.WEEKNUM_OOO([.LR10];1);&quot;&quot;)">
            <text:p/>
          </table:table-cell>
          <table:table-cell table:style-name="ce124" table:content-validation-name="val1" table:formula="of:=IF(WEEKDAY([.LS10])=2;ORG.LIBREOFFICE.WEEKNUM_OOO([.LS10];1);&quot;&quot;)">
            <text:p/>
          </table:table-cell>
          <table:table-cell table:style-name="ce124" table:content-validation-name="val1" table:formula="of:=IF(WEEKDAY([.LT10])=2;ORG.LIBREOFFICE.WEEKNUM_OOO([.LT10];1);&quot;&quot;)">
            <text:p/>
          </table:table-cell>
          <table:table-cell table:style-name="ce124" table:content-validation-name="val1" table:formula="of:=IF(WEEKDAY([.LU10])=2;ORG.LIBREOFFICE.WEEKNUM_OOO([.LU10];1);&quot;&quot;)">
            <text:p/>
          </table:table-cell>
          <table:table-cell table:style-name="ce124" table:content-validation-name="val1" table:formula="of:=IF(WEEKDAY([.LV10])=2;ORG.LIBREOFFICE.WEEKNUM_OOO([.LV10];1);&quot;&quot;)">
            <text:p/>
          </table:table-cell>
          <table:table-cell table:style-name="ce124" table:content-validation-name="val1" table:formula="of:=IF(WEEKDAY([.LW10])=2;ORG.LIBREOFFICE.WEEKNUM_OOO([.LW10];1);&quot;&quot;)" office:value-type="float" office:value="25" calcext:value-type="float">
            <text:p>25</text:p>
          </table:table-cell>
          <table:table-cell table:style-name="ce124" table:content-validation-name="val1" table:formula="of:=IF(WEEKDAY([.LX10])=2;ORG.LIBREOFFICE.WEEKNUM_OOO([.LX10];1);&quot;&quot;)">
            <text:p/>
          </table:table-cell>
          <table:table-cell table:style-name="ce124" table:content-validation-name="val1" table:formula="of:=IF(WEEKDAY([.LY10])=2;ORG.LIBREOFFICE.WEEKNUM_OOO([.LY10];1);&quot;&quot;)">
            <text:p/>
          </table:table-cell>
          <table:table-cell table:style-name="ce124" table:content-validation-name="val1" table:formula="of:=IF(WEEKDAY([.LZ10])=2;ORG.LIBREOFFICE.WEEKNUM_OOO([.LZ10];1);&quot;&quot;)">
            <text:p/>
          </table:table-cell>
          <table:table-cell table:style-name="ce124" table:content-validation-name="val1" table:formula="of:=IF(WEEKDAY([.MA10])=2;ORG.LIBREOFFICE.WEEKNUM_OOO([.MA10];1);&quot;&quot;)">
            <text:p/>
          </table:table-cell>
          <table:table-cell table:style-name="ce124" table:content-validation-name="val1" table:formula="of:=IF(WEEKDAY([.MB10])=2;ORG.LIBREOFFICE.WEEKNUM_OOO([.MB10];1);&quot;&quot;)">
            <text:p/>
          </table:table-cell>
          <table:table-cell table:style-name="ce124" table:content-validation-name="val1" table:formula="of:=IF(WEEKDAY([.MC10])=2;ORG.LIBREOFFICE.WEEKNUM_OOO([.MC10];1);&quot;&quot;)">
            <text:p/>
          </table:table-cell>
          <table:table-cell table:style-name="ce124" table:content-validation-name="val1" table:formula="of:=IF(WEEKDAY([.MD10])=2;ORG.LIBREOFFICE.WEEKNUM_OOO([.MD10];1);&quot;&quot;)" office:value-type="float" office:value="26" calcext:value-type="float">
            <text:p>26</text:p>
          </table:table-cell>
          <table:table-cell table:style-name="ce124" table:content-validation-name="val1" table:formula="of:=IF(WEEKDAY([.ME10])=2;ORG.LIBREOFFICE.WEEKNUM_OOO([.ME10];1);&quot;&quot;)">
            <text:p/>
          </table:table-cell>
          <table:table-cell table:style-name="ce124" table:content-validation-name="val1" table:formula="of:=IF(WEEKDAY([.MF10])=2;ORG.LIBREOFFICE.WEEKNUM_OOO([.MF10];1);&quot;&quot;)">
            <text:p/>
          </table:table-cell>
          <table:table-cell table:style-name="ce124" table:content-validation-name="val1" table:formula="of:=IF(WEEKDAY([.MG10])=2;ORG.LIBREOFFICE.WEEKNUM_OOO([.MG10];1);&quot;&quot;)">
            <text:p/>
          </table:table-cell>
          <table:table-cell table:style-name="ce124" table:content-validation-name="val1" table:formula="of:=IF(WEEKDAY([.MH10])=2;ORG.LIBREOFFICE.WEEKNUM_OOO([.MH10];1);&quot;&quot;)">
            <text:p/>
          </table:table-cell>
          <table:table-cell table:style-name="ce124" table:content-validation-name="val1" table:formula="of:=IF(WEEKDAY([.MI10])=2;ORG.LIBREOFFICE.WEEKNUM_OOO([.MI10];1);&quot;&quot;)">
            <text:p/>
          </table:table-cell>
          <table:table-cell table:style-name="ce124" table:content-validation-name="val1" table:formula="of:=IF(WEEKDAY([.MJ10])=2;ORG.LIBREOFFICE.WEEKNUM_OOO([.MJ10];1);&quot;&quot;)">
            <text:p/>
          </table:table-cell>
          <table:table-cell table:style-name="ce124" table:content-validation-name="val1" table:formula="of:=IF(WEEKDAY([.MK10])=2;ORG.LIBREOFFICE.WEEKNUM_OOO([.MK10];1);&quot;&quot;)" office:value-type="float" office:value="27" calcext:value-type="float">
            <text:p>27</text:p>
          </table:table-cell>
          <table:table-cell table:style-name="ce124" table:content-validation-name="val1" table:formula="of:=IF(WEEKDAY([.ML10])=2;ORG.LIBREOFFICE.WEEKNUM_OOO([.ML10];1);&quot;&quot;)">
            <text:p/>
          </table:table-cell>
          <table:table-cell table:style-name="ce124" table:content-validation-name="val1" table:formula="of:=IF(WEEKDAY([.MM10])=2;ORG.LIBREOFFICE.WEEKNUM_OOO([.MM10];1);&quot;&quot;)">
            <text:p/>
          </table:table-cell>
          <table:table-cell table:style-name="ce124" table:content-validation-name="val1" table:formula="of:=IF(WEEKDAY([.MN10])=2;ORG.LIBREOFFICE.WEEKNUM_OOO([.MN10];1);&quot;&quot;)">
            <text:p/>
          </table:table-cell>
          <table:table-cell table:style-name="ce124" table:content-validation-name="val1" table:formula="of:=IF(WEEKDAY([.MO10])=2;ORG.LIBREOFFICE.WEEKNUM_OOO([.MO10];1);&quot;&quot;)">
            <text:p/>
          </table:table-cell>
          <table:table-cell table:style-name="ce124" table:content-validation-name="val1" table:formula="of:=IF(WEEKDAY([.MP10])=2;ORG.LIBREOFFICE.WEEKNUM_OOO([.MP10];1);&quot;&quot;)">
            <text:p/>
          </table:table-cell>
          <table:table-cell table:style-name="ce124" table:content-validation-name="val1" table:formula="of:=IF(WEEKDAY([.MQ10])=2;ORG.LIBREOFFICE.WEEKNUM_OOO([.MQ10];1);&quot;&quot;)">
            <text:p/>
          </table:table-cell>
          <table:table-cell table:style-name="ce124" table:content-validation-name="val1" table:formula="of:=IF(WEEKDAY([.MR10])=2;ORG.LIBREOFFICE.WEEKNUM_OOO([.MR10];1);&quot;&quot;)" office:value-type="float" office:value="28" calcext:value-type="float">
            <text:p>28</text:p>
          </table:table-cell>
          <table:table-cell table:style-name="ce124" table:content-validation-name="val1" table:formula="of:=IF(WEEKDAY([.MS10])=2;ORG.LIBREOFFICE.WEEKNUM_OOO([.MS10];1);&quot;&quot;)">
            <text:p/>
          </table:table-cell>
          <table:table-cell table:style-name="ce124" table:content-validation-name="val1" table:formula="of:=IF(WEEKDAY([.MT10])=2;ORG.LIBREOFFICE.WEEKNUM_OOO([.MT10];1);&quot;&quot;)">
            <text:p/>
          </table:table-cell>
          <table:table-cell table:style-name="ce124" table:content-validation-name="val1" table:formula="of:=IF(WEEKDAY([.MU10])=2;ORG.LIBREOFFICE.WEEKNUM_OOO([.MU10];1);&quot;&quot;)">
            <text:p/>
          </table:table-cell>
          <table:table-cell table:style-name="ce124" table:content-validation-name="val1" table:formula="of:=IF(WEEKDAY([.MV10])=2;ORG.LIBREOFFICE.WEEKNUM_OOO([.MV10];1);&quot;&quot;)">
            <text:p/>
          </table:table-cell>
          <table:table-cell table:style-name="ce124" table:content-validation-name="val1" table:formula="of:=IF(WEEKDAY([.MW10])=2;ORG.LIBREOFFICE.WEEKNUM_OOO([.MW10];1);&quot;&quot;)">
            <text:p/>
          </table:table-cell>
          <table:table-cell table:style-name="ce124" table:content-validation-name="val1" table:formula="of:=IF(WEEKDAY([.MX10])=2;ORG.LIBREOFFICE.WEEKNUM_OOO([.MX10];1);&quot;&quot;)">
            <text:p/>
          </table:table-cell>
          <table:table-cell table:style-name="ce124" table:content-validation-name="val1" table:formula="of:=IF(WEEKDAY([.MY10])=2;ORG.LIBREOFFICE.WEEKNUM_OOO([.MY10];1);&quot;&quot;)" office:value-type="float" office:value="29" calcext:value-type="float">
            <text:p>29</text:p>
          </table:table-cell>
          <table:table-cell table:style-name="ce124" table:content-validation-name="val1" table:formula="of:=IF(WEEKDAY([.MZ10])=2;ORG.LIBREOFFICE.WEEKNUM_OOO([.MZ10];1);&quot;&quot;)">
            <text:p/>
          </table:table-cell>
          <table:table-cell table:style-name="ce124" table:content-validation-name="val1" table:formula="of:=IF(WEEKDAY([.NA10])=2;ORG.LIBREOFFICE.WEEKNUM_OOO([.NA10];1);&quot;&quot;)">
            <text:p/>
          </table:table-cell>
          <table:table-cell table:style-name="ce124" table:content-validation-name="val1" table:formula="of:=IF(WEEKDAY([.NB10])=2;ORG.LIBREOFFICE.WEEKNUM_OOO([.NB10];1);&quot;&quot;)">
            <text:p/>
          </table:table-cell>
          <table:table-cell table:style-name="ce124" table:content-validation-name="val1" table:formula="of:=IF(WEEKDAY([.NC10])=2;ORG.LIBREOFFICE.WEEKNUM_OOO([.NC10];1);&quot;&quot;)">
            <text:p/>
          </table:table-cell>
          <table:table-cell table:style-name="ce124" table:content-validation-name="val1" table:formula="of:=IF(WEEKDAY([.ND10])=2;ORG.LIBREOFFICE.WEEKNUM_OOO([.ND10];1);&quot;&quot;)">
            <text:p/>
          </table:table-cell>
          <table:table-cell table:style-name="ce124" table:content-validation-name="val1" table:formula="of:=IF(WEEKDAY([.NE10])=2;ORG.LIBREOFFICE.WEEKNUM_OOO([.NE10];1);&quot;&quot;)">
            <text:p/>
          </table:table-cell>
          <table:table-cell table:style-name="ce124" table:content-validation-name="val1" table:formula="of:=IF(WEEKDAY([.NF10])=2;ORG.LIBREOFFICE.WEEKNUM_OOO([.NF10];1);&quot;&quot;)" office:value-type="float" office:value="30" calcext:value-type="float">
            <text:p>30</text:p>
          </table:table-cell>
          <table:table-cell table:style-name="ce124" table:content-validation-name="val1" table:formula="of:=IF(WEEKDAY([.NG10])=2;ORG.LIBREOFFICE.WEEKNUM_OOO([.NG10];1);&quot;&quot;)">
            <text:p/>
          </table:table-cell>
          <table:table-cell table:style-name="ce124" table:content-validation-name="val1" table:formula="of:=IF(WEEKDAY([.NH10])=2;ORG.LIBREOFFICE.WEEKNUM_OOO([.NH10];1);&quot;&quot;)">
            <text:p/>
          </table:table-cell>
          <table:table-cell table:style-name="ce124" table:content-validation-name="val1" table:formula="of:=IF(WEEKDAY([.NI10])=2;ORG.LIBREOFFICE.WEEKNUM_OOO([.NI10];1);&quot;&quot;)">
            <text:p/>
          </table:table-cell>
          <table:table-cell table:style-name="ce124" table:content-validation-name="val1" table:formula="of:=IF(WEEKDAY([.NJ10])=2;ORG.LIBREOFFICE.WEEKNUM_OOO([.NJ10];1);&quot;&quot;)">
            <text:p/>
          </table:table-cell>
          <table:table-cell table:style-name="ce124" table:content-validation-name="val1" table:formula="of:=IF(WEEKDAY([.NK10])=2;ORG.LIBREOFFICE.WEEKNUM_OOO([.NK10];1);&quot;&quot;)">
            <text:p/>
          </table:table-cell>
          <table:table-cell table:style-name="ce124" table:content-validation-name="val1" table:formula="of:=IF(WEEKDAY([.NL10])=2;ORG.LIBREOFFICE.WEEKNUM_OOO([.NL10];1);&quot;&quot;)">
            <text:p/>
          </table:table-cell>
          <table:table-cell table:style-name="ce124" table:content-validation-name="val1" table:formula="of:=IF(WEEKDAY([.NM10])=2;ORG.LIBREOFFICE.WEEKNUM_OOO([.NM10];1);&quot;&quot;)" office:value-type="float" office:value="31" calcext:value-type="float">
            <text:p>31</text:p>
          </table:table-cell>
          <table:table-cell table:style-name="ce124" table:content-validation-name="val1" table:formula="of:=IF(WEEKDAY([.NN10])=2;ORG.LIBREOFFICE.WEEKNUM_OOO([.NN10];1);&quot;&quot;)">
            <text:p/>
          </table:table-cell>
          <table:table-cell table:style-name="ce124" table:content-validation-name="val1" table:formula="of:=IF(WEEKDAY([.NO10])=2;ORG.LIBREOFFICE.WEEKNUM_OOO([.NO10];1);&quot;&quot;)">
            <text:p/>
          </table:table-cell>
          <table:table-cell table:style-name="ce124" table:content-validation-name="val1" table:formula="of:=IF(WEEKDAY([.NP10])=2;ORG.LIBREOFFICE.WEEKNUM_OOO([.NP10];1);&quot;&quot;)">
            <text:p/>
          </table:table-cell>
          <table:table-cell table:style-name="ce124" table:content-validation-name="val1" table:formula="of:=IF(WEEKDAY([.NQ10])=2;ORG.LIBREOFFICE.WEEKNUM_OOO([.NQ10];1);&quot;&quot;)">
            <text:p/>
          </table:table-cell>
          <table:table-cell table:style-name="ce124" table:content-validation-name="val1" table:formula="of:=IF(WEEKDAY([.NR10])=2;ORG.LIBREOFFICE.WEEKNUM_OOO([.NR10];1);&quot;&quot;)">
            <text:p/>
          </table:table-cell>
          <table:table-cell table:style-name="ce124" table:content-validation-name="val1" table:formula="of:=IF(WEEKDAY([.NS10])=2;ORG.LIBREOFFICE.WEEKNUM_OOO([.NS10];1);&quot;&quot;)">
            <text:p/>
          </table:table-cell>
          <table:table-cell table:style-name="ce124" table:content-validation-name="val1" table:formula="of:=IF(WEEKDAY([.NT10])=2;ORG.LIBREOFFICE.WEEKNUM_OOO([.NT10];1);&quot;&quot;)" office:value-type="float" office:value="32" calcext:value-type="float">
            <text:p>32</text:p>
          </table:table-cell>
          <table:table-cell table:style-name="ce124" table:content-validation-name="val1" table:formula="of:=IF(WEEKDAY([.NU10])=2;ORG.LIBREOFFICE.WEEKNUM_OOO([.NU10];1);&quot;&quot;)">
            <text:p/>
          </table:table-cell>
          <table:table-cell table:style-name="ce124" table:content-validation-name="val1" table:formula="of:=IF(WEEKDAY([.NV10])=2;ORG.LIBREOFFICE.WEEKNUM_OOO([.NV10];1);&quot;&quot;)">
            <text:p/>
          </table:table-cell>
          <table:table-cell table:style-name="ce124" table:content-validation-name="val1" table:formula="of:=IF(WEEKDAY([.NW10])=2;ORG.LIBREOFFICE.WEEKNUM_OOO([.NW10];1);&quot;&quot;)">
            <text:p/>
          </table:table-cell>
          <table:table-cell table:style-name="ce124" table:content-validation-name="val1" table:formula="of:=IF(WEEKDAY([.NX10])=2;ORG.LIBREOFFICE.WEEKNUM_OOO([.NX10];1);&quot;&quot;)">
            <text:p/>
          </table:table-cell>
          <table:table-cell table:style-name="ce124" table:content-validation-name="val1" table:formula="of:=IF(WEEKDAY([.NY10])=2;ORG.LIBREOFFICE.WEEKNUM_OOO([.NY10];1);&quot;&quot;)">
            <text:p/>
          </table:table-cell>
          <table:table-cell table:style-name="ce124" table:content-validation-name="val1" table:formula="of:=IF(WEEKDAY([.NZ10])=2;ORG.LIBREOFFICE.WEEKNUM_OOO([.NZ10];1);&quot;&quot;)">
            <text:p/>
          </table:table-cell>
          <table:table-cell table:style-name="ce124" table:content-validation-name="val1" table:formula="of:=IF(WEEKDAY([.OA10])=2;ORG.LIBREOFFICE.WEEKNUM_OOO([.OA10];1);&quot;&quot;)" office:value-type="float" office:value="33" calcext:value-type="float">
            <text:p>33</text:p>
          </table:table-cell>
          <table:table-cell table:style-name="ce124" table:content-validation-name="val1" table:formula="of:=IF(WEEKDAY([.OB10])=2;ORG.LIBREOFFICE.WEEKNUM_OOO([.OB10];1);&quot;&quot;)">
            <text:p/>
          </table:table-cell>
          <table:table-cell table:style-name="ce124" table:content-validation-name="val1" table:formula="of:=IF(WEEKDAY([.OC10])=2;ORG.LIBREOFFICE.WEEKNUM_OOO([.OC10];1);&quot;&quot;)">
            <text:p/>
          </table:table-cell>
          <table:table-cell table:style-name="ce124" table:content-validation-name="val1" table:formula="of:=IF(WEEKDAY([.OD10])=2;ORG.LIBREOFFICE.WEEKNUM_OOO([.OD10];1);&quot;&quot;)">
            <text:p/>
          </table:table-cell>
          <table:table-cell table:style-name="ce124" table:content-validation-name="val1" table:formula="of:=IF(WEEKDAY([.OE10])=2;ORG.LIBREOFFICE.WEEKNUM_OOO([.OE10];1);&quot;&quot;)">
            <text:p/>
          </table:table-cell>
          <table:table-cell table:style-name="ce124" table:content-validation-name="val1" table:formula="of:=IF(WEEKDAY([.OF10])=2;ORG.LIBREOFFICE.WEEKNUM_OOO([.OF10];1);&quot;&quot;)">
            <text:p/>
          </table:table-cell>
          <table:table-cell table:style-name="ce124" table:content-validation-name="val1" table:formula="of:=IF(WEEKDAY([.OG10])=2;ORG.LIBREOFFICE.WEEKNUM_OOO([.OG10];1);&quot;&quot;)">
            <text:p/>
          </table:table-cell>
          <table:table-cell table:style-name="ce124" table:content-validation-name="val1" table:formula="of:=IF(WEEKDAY([.OH10])=2;ORG.LIBREOFFICE.WEEKNUM_OOO([.OH10];1);&quot;&quot;)" office:value-type="float" office:value="34" calcext:value-type="float">
            <text:p>34</text:p>
          </table:table-cell>
          <table:table-cell table:style-name="ce124" table:content-validation-name="val1" table:formula="of:=IF(WEEKDAY([.OI10])=2;ORG.LIBREOFFICE.WEEKNUM_OOO([.OI10];1);&quot;&quot;)">
            <text:p/>
          </table:table-cell>
          <table:table-cell table:style-name="ce124" table:content-validation-name="val1" table:formula="of:=IF(WEEKDAY([.OJ10])=2;ORG.LIBREOFFICE.WEEKNUM_OOO([.OJ10];1);&quot;&quot;)">
            <text:p/>
          </table:table-cell>
          <table:table-cell table:style-name="ce124" table:content-validation-name="val1" table:formula="of:=IF(WEEKDAY([.OK10])=2;ORG.LIBREOFFICE.WEEKNUM_OOO([.OK10];1);&quot;&quot;)">
            <text:p/>
          </table:table-cell>
          <table:table-cell table:style-name="ce124" table:content-validation-name="val1" table:formula="of:=IF(WEEKDAY([.OL10])=2;ORG.LIBREOFFICE.WEEKNUM_OOO([.OL10];1);&quot;&quot;)">
            <text:p/>
          </table:table-cell>
          <table:table-cell table:style-name="ce124" table:content-validation-name="val1" table:formula="of:=IF(WEEKDAY([.OM10])=2;ORG.LIBREOFFICE.WEEKNUM_OOO([.OM10];1);&quot;&quot;)">
            <text:p/>
          </table:table-cell>
          <table:table-cell table:style-name="ce124" table:content-validation-name="val1" table:formula="of:=IF(WEEKDAY([.ON10])=2;ORG.LIBREOFFICE.WEEKNUM_OOO([.ON10];1);&quot;&quot;)">
            <text:p/>
          </table:table-cell>
          <table:table-cell table:style-name="ce124" table:content-validation-name="val1" table:formula="of:=IF(WEEKDAY([.OO10])=2;ORG.LIBREOFFICE.WEEKNUM_OOO([.OO10];1);&quot;&quot;)" office:value-type="float" office:value="35" calcext:value-type="float">
            <text:p>35</text:p>
          </table:table-cell>
          <table:table-cell table:style-name="ce124" table:content-validation-name="val1" table:formula="of:=IF(WEEKDAY([.OP10])=2;ORG.LIBREOFFICE.WEEKNUM_OOO([.OP10];1);&quot;&quot;)">
            <text:p/>
          </table:table-cell>
          <table:table-cell table:style-name="ce124" table:content-validation-name="val1" table:formula="of:=IF(WEEKDAY([.OQ10])=2;ORG.LIBREOFFICE.WEEKNUM_OOO([.OQ10];1);&quot;&quot;)">
            <text:p/>
          </table:table-cell>
          <table:table-cell table:style-name="ce124" table:content-validation-name="val1" table:formula="of:=IF(WEEKDAY([.OR10])=2;ORG.LIBREOFFICE.WEEKNUM_OOO([.OR10];1);&quot;&quot;)">
            <text:p/>
          </table:table-cell>
          <table:table-cell table:style-name="ce124" table:content-validation-name="val1" table:formula="of:=IF(WEEKDAY([.OS10])=2;ORG.LIBREOFFICE.WEEKNUM_OOO([.OS10];1);&quot;&quot;)">
            <text:p/>
          </table:table-cell>
          <table:table-cell table:style-name="ce124" table:content-validation-name="val1" table:formula="of:=IF(WEEKDAY([.OT10])=2;ORG.LIBREOFFICE.WEEKNUM_OOO([.OT10];1);&quot;&quot;)">
            <text:p/>
          </table:table-cell>
          <table:table-cell table:style-name="ce124" table:content-validation-name="val1" table:formula="of:=IF(WEEKDAY([.OU10])=2;ORG.LIBREOFFICE.WEEKNUM_OOO([.OU10];1);&quot;&quot;)">
            <text:p/>
          </table:table-cell>
          <table:table-cell table:style-name="ce124" table:content-validation-name="val1" table:formula="of:=IF(WEEKDAY([.OV10])=2;ORG.LIBREOFFICE.WEEKNUM_OOO([.OV10];1);&quot;&quot;)" office:value-type="float" office:value="36" calcext:value-type="float">
            <text:p>36</text:p>
          </table:table-cell>
          <table:table-cell table:style-name="ce124" table:content-validation-name="val1" table:formula="of:=IF(WEEKDAY([.OW10])=2;ORG.LIBREOFFICE.WEEKNUM_OOO([.OW10];1);&quot;&quot;)">
            <text:p/>
          </table:table-cell>
          <table:table-cell table:style-name="ce124" table:content-validation-name="val1" table:formula="of:=IF(WEEKDAY([.OX10])=2;ORG.LIBREOFFICE.WEEKNUM_OOO([.OX10];1);&quot;&quot;)">
            <text:p/>
          </table:table-cell>
          <table:table-cell table:style-name="ce124" table:content-validation-name="val1" table:formula="of:=IF(WEEKDAY([.OY10])=2;ORG.LIBREOFFICE.WEEKNUM_OOO([.OY10];1);&quot;&quot;)">
            <text:p/>
          </table:table-cell>
          <table:table-cell table:style-name="ce124" table:content-validation-name="val1" table:formula="of:=IF(WEEKDAY([.OZ10])=2;ORG.LIBREOFFICE.WEEKNUM_OOO([.OZ10];1);&quot;&quot;)">
            <text:p/>
          </table:table-cell>
          <table:table-cell table:style-name="ce124" table:content-validation-name="val1" table:formula="of:=IF(WEEKDAY([.PA10])=2;ORG.LIBREOFFICE.WEEKNUM_OOO([.PA10];1);&quot;&quot;)">
            <text:p/>
          </table:table-cell>
          <table:table-cell table:style-name="ce124" table:content-validation-name="val1" table:formula="of:=IF(WEEKDAY([.PB10])=2;ORG.LIBREOFFICE.WEEKNUM_OOO([.PB10];1);&quot;&quot;)">
            <text:p/>
          </table:table-cell>
          <table:table-cell table:style-name="ce124" table:content-validation-name="val1" table:formula="of:=IF(WEEKDAY([.PC10])=2;ORG.LIBREOFFICE.WEEKNUM_OOO([.PC10];1);&quot;&quot;)" office:value-type="float" office:value="37" calcext:value-type="float">
            <text:p>37</text:p>
          </table:table-cell>
          <table:table-cell table:style-name="ce124" table:content-validation-name="val1" table:formula="of:=IF(WEEKDAY([.PD10])=2;ORG.LIBREOFFICE.WEEKNUM_OOO([.PD10];1);&quot;&quot;)">
            <text:p/>
          </table:table-cell>
          <table:table-cell table:style-name="ce124" table:content-validation-name="val1" table:formula="of:=IF(WEEKDAY([.PE10])=2;ORG.LIBREOFFICE.WEEKNUM_OOO([.PE10];1);&quot;&quot;)">
            <text:p/>
          </table:table-cell>
          <table:table-cell table:style-name="ce124" table:content-validation-name="val1" table:formula="of:=IF(WEEKDAY([.PF10])=2;ORG.LIBREOFFICE.WEEKNUM_OOO([.PF10];1);&quot;&quot;)">
            <text:p/>
          </table:table-cell>
          <table:table-cell table:style-name="ce124" table:content-validation-name="val1" table:formula="of:=IF(WEEKDAY([.PG10])=2;ORG.LIBREOFFICE.WEEKNUM_OOO([.PG10];1);&quot;&quot;)">
            <text:p/>
          </table:table-cell>
          <table:table-cell table:style-name="ce124" table:content-validation-name="val1" table:formula="of:=IF(WEEKDAY([.PH10])=2;ORG.LIBREOFFICE.WEEKNUM_OOO([.PH10];1);&quot;&quot;)">
            <text:p/>
          </table:table-cell>
          <table:table-cell table:style-name="ce124" table:content-validation-name="val1" table:formula="of:=IF(WEEKDAY([.PI10])=2;ORG.LIBREOFFICE.WEEKNUM_OOO([.PI10];1);&quot;&quot;)">
            <text:p/>
          </table:table-cell>
          <table:table-cell table:style-name="ce124" table:content-validation-name="val1" table:formula="of:=IF(WEEKDAY([.PJ10])=2;ORG.LIBREOFFICE.WEEKNUM_OOO([.PJ10];1);&quot;&quot;)" office:value-type="float" office:value="38" calcext:value-type="float">
            <text:p>38</text:p>
          </table:table-cell>
          <table:table-cell table:style-name="ce124" table:content-validation-name="val1" table:formula="of:=IF(WEEKDAY([.PK10])=2;ORG.LIBREOFFICE.WEEKNUM_OOO([.PK10];1);&quot;&quot;)">
            <text:p/>
          </table:table-cell>
          <table:table-cell table:style-name="ce124" table:content-validation-name="val1" table:formula="of:=IF(WEEKDAY([.PL10])=2;ORG.LIBREOFFICE.WEEKNUM_OOO([.PL10];1);&quot;&quot;)">
            <text:p/>
          </table:table-cell>
          <table:table-cell table:style-name="ce124" table:content-validation-name="val1" table:formula="of:=IF(WEEKDAY([.PM10])=2;ORG.LIBREOFFICE.WEEKNUM_OOO([.PM10];1);&quot;&quot;)">
            <text:p/>
          </table:table-cell>
          <table:table-cell table:style-name="ce124" table:content-validation-name="val1" table:formula="of:=IF(WEEKDAY([.PN10])=2;ORG.LIBREOFFICE.WEEKNUM_OOO([.PN10];1);&quot;&quot;)">
            <text:p/>
          </table:table-cell>
          <table:table-cell table:style-name="ce124" table:content-validation-name="val1" table:formula="of:=IF(WEEKDAY([.PO10])=2;ORG.LIBREOFFICE.WEEKNUM_OOO([.PO10];1);&quot;&quot;)">
            <text:p/>
          </table:table-cell>
          <table:table-cell table:style-name="ce124" table:content-validation-name="val1" table:formula="of:=IF(WEEKDAY([.PP10])=2;ORG.LIBREOFFICE.WEEKNUM_OOO([.PP10];1);&quot;&quot;)">
            <text:p/>
          </table:table-cell>
          <table:table-cell table:style-name="ce124" table:content-validation-name="val1" table:formula="of:=IF(WEEKDAY([.PQ10])=2;ORG.LIBREOFFICE.WEEKNUM_OOO([.PQ10];1);&quot;&quot;)" office:value-type="float" office:value="39" calcext:value-type="float">
            <text:p>39</text:p>
          </table:table-cell>
          <table:table-cell table:style-name="ce124" table:content-validation-name="val1" table:formula="of:=IF(WEEKDAY([.PR10])=2;ORG.LIBREOFFICE.WEEKNUM_OOO([.PR10];1);&quot;&quot;)">
            <text:p/>
          </table:table-cell>
          <table:table-cell table:style-name="ce124" table:content-validation-name="val1" table:formula="of:=IF(WEEKDAY([.PS10])=2;ORG.LIBREOFFICE.WEEKNUM_OOO([.PS10];1);&quot;&quot;)">
            <text:p/>
          </table:table-cell>
          <table:table-cell table:style-name="ce124" table:content-validation-name="val1" table:formula="of:=IF(WEEKDAY([.PT10])=2;ORG.LIBREOFFICE.WEEKNUM_OOO([.PT10];1);&quot;&quot;)">
            <text:p/>
          </table:table-cell>
          <table:table-cell table:style-name="ce124" table:content-validation-name="val1" table:formula="of:=IF(WEEKDAY([.PU10])=2;ORG.LIBREOFFICE.WEEKNUM_OOO([.PU10];1);&quot;&quot;)">
            <text:p/>
          </table:table-cell>
          <table:table-cell table:style-name="ce124" table:content-validation-name="val1" table:formula="of:=IF(WEEKDAY([.PV10])=2;ORG.LIBREOFFICE.WEEKNUM_OOO([.PV10];1);&quot;&quot;)">
            <text:p/>
          </table:table-cell>
          <table:table-cell table:style-name="ce124" table:content-validation-name="val1" table:formula="of:=IF(WEEKDAY([.PW10])=2;ORG.LIBREOFFICE.WEEKNUM_OOO([.PW10];1);&quot;&quot;)">
            <text:p/>
          </table:table-cell>
          <table:table-cell table:style-name="ce124" table:content-validation-name="val1" table:formula="of:=IF(WEEKDAY([.PX10])=2;ORG.LIBREOFFICE.WEEKNUM_OOO([.PX10];1);&quot;&quot;)" office:value-type="float" office:value="40" calcext:value-type="float">
            <text:p>40</text:p>
          </table:table-cell>
          <table:table-cell table:style-name="ce124" table:content-validation-name="val1" table:formula="of:=IF(WEEKDAY([.PY10])=2;ORG.LIBREOFFICE.WEEKNUM_OOO([.PY10];1);&quot;&quot;)">
            <text:p/>
          </table:table-cell>
          <table:table-cell table:style-name="ce124" table:content-validation-name="val1" table:formula="of:=IF(WEEKDAY([.PZ10])=2;ORG.LIBREOFFICE.WEEKNUM_OOO([.PZ10];1);&quot;&quot;)">
            <text:p/>
          </table:table-cell>
          <table:table-cell table:style-name="ce124" table:content-validation-name="val1" table:formula="of:=IF(WEEKDAY([.QA10])=2;ORG.LIBREOFFICE.WEEKNUM_OOO([.QA10];1);&quot;&quot;)">
            <text:p/>
          </table:table-cell>
          <table:table-cell table:style-name="ce124" table:content-validation-name="val1" table:formula="of:=IF(WEEKDAY([.QB10])=2;ORG.LIBREOFFICE.WEEKNUM_OOO([.QB10];1);&quot;&quot;)">
            <text:p/>
          </table:table-cell>
          <table:table-cell table:style-name="ce124" table:content-validation-name="val1" table:formula="of:=IF(WEEKDAY([.QC10])=2;ORG.LIBREOFFICE.WEEKNUM_OOO([.QC10];1);&quot;&quot;)">
            <text:p/>
          </table:table-cell>
          <table:table-cell table:style-name="ce124" table:content-validation-name="val1" table:formula="of:=IF(WEEKDAY([.QD10])=2;ORG.LIBREOFFICE.WEEKNUM_OOO([.QD10];1);&quot;&quot;)">
            <text:p/>
          </table:table-cell>
          <table:table-cell table:style-name="ce124" table:content-validation-name="val1" table:formula="of:=IF(WEEKDAY([.QE10])=2;ORG.LIBREOFFICE.WEEKNUM_OOO([.QE10];1);&quot;&quot;)" office:value-type="float" office:value="41" calcext:value-type="float">
            <text:p>41</text:p>
          </table:table-cell>
          <table:table-cell table:style-name="ce124" table:content-validation-name="val1" table:formula="of:=IF(WEEKDAY([.QF10])=2;ORG.LIBREOFFICE.WEEKNUM_OOO([.QF10];1);&quot;&quot;)">
            <text:p/>
          </table:table-cell>
          <table:table-cell table:style-name="ce124" table:content-validation-name="val1" table:formula="of:=IF(WEEKDAY([.QG10])=2;ORG.LIBREOFFICE.WEEKNUM_OOO([.QG10];1);&quot;&quot;)">
            <text:p/>
          </table:table-cell>
          <table:table-cell table:style-name="ce124" table:content-validation-name="val1" table:formula="of:=IF(WEEKDAY([.QH10])=2;ORG.LIBREOFFICE.WEEKNUM_OOO([.QH10];1);&quot;&quot;)">
            <text:p/>
          </table:table-cell>
          <table:table-cell table:style-name="ce124" table:content-validation-name="val1" table:formula="of:=IF(WEEKDAY([.QI10])=2;ORG.LIBREOFFICE.WEEKNUM_OOO([.QI10];1);&quot;&quot;)">
            <text:p/>
          </table:table-cell>
          <table:table-cell table:style-name="ce124" table:content-validation-name="val1" table:formula="of:=IF(WEEKDAY([.QJ10])=2;ORG.LIBREOFFICE.WEEKNUM_OOO([.QJ10];1);&quot;&quot;)">
            <text:p/>
          </table:table-cell>
          <table:table-cell table:style-name="ce124" table:content-validation-name="val1" table:formula="of:=IF(WEEKDAY([.QK10])=2;ORG.LIBREOFFICE.WEEKNUM_OOO([.QK10];1);&quot;&quot;)">
            <text:p/>
          </table:table-cell>
          <table:table-cell table:style-name="ce124" table:content-validation-name="val1" table:formula="of:=IF(WEEKDAY([.QL10])=2;ORG.LIBREOFFICE.WEEKNUM_OOO([.QL10];1);&quot;&quot;)" office:value-type="float" office:value="42" calcext:value-type="float">
            <text:p>42</text:p>
          </table:table-cell>
          <table:table-cell table:style-name="ce124" table:content-validation-name="val1" table:formula="of:=IF(WEEKDAY([.QM10])=2;ORG.LIBREOFFICE.WEEKNUM_OOO([.QM10];1);&quot;&quot;)">
            <text:p/>
          </table:table-cell>
          <table:table-cell table:style-name="ce124" table:content-validation-name="val1" table:formula="of:=IF(WEEKDAY([.QN10])=2;ORG.LIBREOFFICE.WEEKNUM_OOO([.QN10];1);&quot;&quot;)">
            <text:p/>
          </table:table-cell>
          <table:table-cell table:style-name="ce124" table:content-validation-name="val1" table:formula="of:=IF(WEEKDAY([.QO10])=2;ORG.LIBREOFFICE.WEEKNUM_OOO([.QO10];1);&quot;&quot;)">
            <text:p/>
          </table:table-cell>
          <table:table-cell table:style-name="ce124" table:content-validation-name="val1" table:formula="of:=IF(WEEKDAY([.QP10])=2;ORG.LIBREOFFICE.WEEKNUM_OOO([.QP10];1);&quot;&quot;)">
            <text:p/>
          </table:table-cell>
          <table:table-cell table:style-name="ce124" table:content-validation-name="val1" table:formula="of:=IF(WEEKDAY([.QQ10])=2;ORG.LIBREOFFICE.WEEKNUM_OOO([.QQ10];1);&quot;&quot;)">
            <text:p/>
          </table:table-cell>
          <table:table-cell table:style-name="ce124" table:content-validation-name="val1" table:formula="of:=IF(WEEKDAY([.QR10])=2;ORG.LIBREOFFICE.WEEKNUM_OOO([.QR10];1);&quot;&quot;)">
            <text:p/>
          </table:table-cell>
          <table:table-cell table:style-name="ce124" table:content-validation-name="val1" table:formula="of:=IF(WEEKDAY([.QS10])=2;ORG.LIBREOFFICE.WEEKNUM_OOO([.QS10];1);&quot;&quot;)" office:value-type="float" office:value="43" calcext:value-type="float">
            <text:p>43</text:p>
          </table:table-cell>
          <table:table-cell table:style-name="ce124" table:content-validation-name="val1" table:formula="of:=IF(WEEKDAY([.QT10])=2;ORG.LIBREOFFICE.WEEKNUM_OOO([.QT10];1);&quot;&quot;)">
            <text:p/>
          </table:table-cell>
          <table:table-cell table:style-name="ce124" table:content-validation-name="val1" table:formula="of:=IF(WEEKDAY([.QU10])=2;ORG.LIBREOFFICE.WEEKNUM_OOO([.QU10];1);&quot;&quot;)">
            <text:p/>
          </table:table-cell>
          <table:table-cell table:style-name="ce124" table:content-validation-name="val1" table:formula="of:=IF(WEEKDAY([.QV10])=2;ORG.LIBREOFFICE.WEEKNUM_OOO([.QV10];1);&quot;&quot;)">
            <text:p/>
          </table:table-cell>
          <table:table-cell table:style-name="ce124" table:content-validation-name="val1" table:formula="of:=IF(WEEKDAY([.QW10])=2;ORG.LIBREOFFICE.WEEKNUM_OOO([.QW10];1);&quot;&quot;)">
            <text:p/>
          </table:table-cell>
          <table:table-cell table:style-name="ce124" table:content-validation-name="val1" table:formula="of:=IF(WEEKDAY([.QX10])=2;ORG.LIBREOFFICE.WEEKNUM_OOO([.QX10];1);&quot;&quot;)">
            <text:p/>
          </table:table-cell>
          <table:table-cell table:style-name="ce124" table:content-validation-name="val1" table:formula="of:=IF(WEEKDAY([.QY10])=2;ORG.LIBREOFFICE.WEEKNUM_OOO([.QY10];1);&quot;&quot;)">
            <text:p/>
          </table:table-cell>
          <table:table-cell table:style-name="ce124" table:content-validation-name="val1" table:formula="of:=IF(WEEKDAY([.QZ10])=2;ORG.LIBREOFFICE.WEEKNUM_OOO([.QZ10];1);&quot;&quot;)" office:value-type="float" office:value="44" calcext:value-type="float">
            <text:p>44</text:p>
          </table:table-cell>
          <table:table-cell table:style-name="ce124" table:content-validation-name="val1" table:formula="of:=IF(WEEKDAY([.RA10])=2;ORG.LIBREOFFICE.WEEKNUM_OOO([.RA10];1);&quot;&quot;)">
            <text:p/>
          </table:table-cell>
          <table:table-cell table:style-name="ce124" table:content-validation-name="val1" table:formula="of:=IF(WEEKDAY([.RB10])=2;ORG.LIBREOFFICE.WEEKNUM_OOO([.RB10];1);&quot;&quot;)">
            <text:p/>
          </table:table-cell>
          <table:table-cell table:style-name="ce124" table:content-validation-name="val1" table:formula="of:=IF(WEEKDAY([.RC10])=2;ORG.LIBREOFFICE.WEEKNUM_OOO([.RC10];1);&quot;&quot;)">
            <text:p/>
          </table:table-cell>
          <table:table-cell table:style-name="ce124" table:content-validation-name="val1" table:formula="of:=IF(WEEKDAY([.RD10])=2;ORG.LIBREOFFICE.WEEKNUM_OOO([.RD10];1);&quot;&quot;)">
            <text:p/>
          </table:table-cell>
          <table:table-cell table:style-name="ce124" table:content-validation-name="val1" table:formula="of:=IF(WEEKDAY([.RE10])=2;ORG.LIBREOFFICE.WEEKNUM_OOO([.RE10];1);&quot;&quot;)">
            <text:p/>
          </table:table-cell>
          <table:table-cell table:style-name="ce124" table:content-validation-name="val1" table:formula="of:=IF(WEEKDAY([.RF10])=2;ORG.LIBREOFFICE.WEEKNUM_OOO([.RF10];1);&quot;&quot;)">
            <text:p/>
          </table:table-cell>
          <table:table-cell table:style-name="ce124" table:content-validation-name="val1" table:formula="of:=IF(WEEKDAY([.RG10])=2;ORG.LIBREOFFICE.WEEKNUM_OOO([.RG10];1);&quot;&quot;)" office:value-type="float" office:value="45" calcext:value-type="float">
            <text:p>45</text:p>
          </table:table-cell>
          <table:table-cell table:style-name="ce124" table:content-validation-name="val1" table:formula="of:=IF(WEEKDAY([.RH10])=2;ORG.LIBREOFFICE.WEEKNUM_OOO([.RH10];1);&quot;&quot;)">
            <text:p/>
          </table:table-cell>
          <table:table-cell table:style-name="ce124" table:content-validation-name="val1" table:formula="of:=IF(WEEKDAY([.RI10])=2;ORG.LIBREOFFICE.WEEKNUM_OOO([.RI10];1);&quot;&quot;)">
            <text:p/>
          </table:table-cell>
          <table:table-cell table:style-name="ce124" table:content-validation-name="val1" table:formula="of:=IF(WEEKDAY([.RJ10])=2;ORG.LIBREOFFICE.WEEKNUM_OOO([.RJ10];1);&quot;&quot;)">
            <text:p/>
          </table:table-cell>
          <table:table-cell table:style-name="ce124" table:content-validation-name="val1" table:formula="of:=IF(WEEKDAY([.RK10])=2;ORG.LIBREOFFICE.WEEKNUM_OOO([.RK10];1);&quot;&quot;)">
            <text:p/>
          </table:table-cell>
          <table:table-cell table:style-name="ce124" table:content-validation-name="val1" table:formula="of:=IF(WEEKDAY([.RL10])=2;ORG.LIBREOFFICE.WEEKNUM_OOO([.RL10];1);&quot;&quot;)">
            <text:p/>
          </table:table-cell>
          <table:table-cell table:style-name="ce124" table:content-validation-name="val1" table:formula="of:=IF(WEEKDAY([.RM10])=2;ORG.LIBREOFFICE.WEEKNUM_OOO([.RM10];1);&quot;&quot;)">
            <text:p/>
          </table:table-cell>
          <table:table-cell table:style-name="ce124" table:content-validation-name="val1" table:formula="of:=IF(WEEKDAY([.RN10])=2;ORG.LIBREOFFICE.WEEKNUM_OOO([.RN10];1);&quot;&quot;)" office:value-type="float" office:value="46" calcext:value-type="float">
            <text:p>46</text:p>
          </table:table-cell>
          <table:table-cell table:style-name="ce124" table:content-validation-name="val1" table:formula="of:=IF(WEEKDAY([.RO10])=2;ORG.LIBREOFFICE.WEEKNUM_OOO([.RO10];1);&quot;&quot;)">
            <text:p/>
          </table:table-cell>
          <table:table-cell table:style-name="ce124" table:content-validation-name="val1" table:formula="of:=IF(WEEKDAY([.RP10])=2;ORG.LIBREOFFICE.WEEKNUM_OOO([.RP10];1);&quot;&quot;)">
            <text:p/>
          </table:table-cell>
          <table:table-cell table:style-name="ce124" table:content-validation-name="val1" table:formula="of:=IF(WEEKDAY([.RQ10])=2;ORG.LIBREOFFICE.WEEKNUM_OOO([.RQ10];1);&quot;&quot;)">
            <text:p/>
          </table:table-cell>
          <table:table-cell table:style-name="ce124" table:content-validation-name="val1" table:formula="of:=IF(WEEKDAY([.RR10])=2;ORG.LIBREOFFICE.WEEKNUM_OOO([.RR10];1);&quot;&quot;)">
            <text:p/>
          </table:table-cell>
          <table:table-cell table:style-name="ce124" table:content-validation-name="val1" table:formula="of:=IF(WEEKDAY([.RS10])=2;ORG.LIBREOFFICE.WEEKNUM_OOO([.RS10];1);&quot;&quot;)">
            <text:p/>
          </table:table-cell>
          <table:table-cell table:style-name="ce124" table:content-validation-name="val1" table:formula="of:=IF(WEEKDAY([.RT10])=2;ORG.LIBREOFFICE.WEEKNUM_OOO([.RT10];1);&quot;&quot;)">
            <text:p/>
          </table:table-cell>
          <table:table-cell table:style-name="ce124" table:content-validation-name="val1" table:formula="of:=IF(WEEKDAY([.RU10])=2;ORG.LIBREOFFICE.WEEKNUM_OOO([.RU10];1);&quot;&quot;)" office:value-type="float" office:value="47" calcext:value-type="float">
            <text:p>47</text:p>
          </table:table-cell>
          <table:table-cell table:style-name="ce124" table:content-validation-name="val1" table:formula="of:=IF(WEEKDAY([.RV10])=2;ORG.LIBREOFFICE.WEEKNUM_OOO([.RV10];1);&quot;&quot;)">
            <text:p/>
          </table:table-cell>
          <table:table-cell table:style-name="ce124" table:content-validation-name="val1" table:formula="of:=IF(WEEKDAY([.RW10])=2;ORG.LIBREOFFICE.WEEKNUM_OOO([.RW10];1);&quot;&quot;)">
            <text:p/>
          </table:table-cell>
          <table:table-cell table:style-name="ce124" table:content-validation-name="val1" table:formula="of:=IF(WEEKDAY([.RX10])=2;ORG.LIBREOFFICE.WEEKNUM_OOO([.RX10];1);&quot;&quot;)">
            <text:p/>
          </table:table-cell>
          <table:table-cell table:style-name="ce124" table:content-validation-name="val1" table:formula="of:=IF(WEEKDAY([.RY10])=2;ORG.LIBREOFFICE.WEEKNUM_OOO([.RY10];1);&quot;&quot;)">
            <text:p/>
          </table:table-cell>
          <table:table-cell table:style-name="ce124" table:content-validation-name="val1" table:formula="of:=IF(WEEKDAY([.RZ10])=2;ORG.LIBREOFFICE.WEEKNUM_OOO([.RZ10];1);&quot;&quot;)">
            <text:p/>
          </table:table-cell>
          <table:table-cell table:style-name="ce124" table:content-validation-name="val1" table:formula="of:=IF(WEEKDAY([.SA10])=2;ORG.LIBREOFFICE.WEEKNUM_OOO([.SA10];1);&quot;&quot;)">
            <text:p/>
          </table:table-cell>
          <table:table-cell table:style-name="ce124" table:content-validation-name="val1" table:formula="of:=IF(WEEKDAY([.SB10])=2;ORG.LIBREOFFICE.WEEKNUM_OOO([.SB10];1);&quot;&quot;)" office:value-type="float" office:value="48" calcext:value-type="float">
            <text:p>48</text:p>
          </table:table-cell>
          <table:table-cell table:style-name="ce124" table:content-validation-name="val1" table:formula="of:=IF(WEEKDAY([.SC10])=2;ORG.LIBREOFFICE.WEEKNUM_OOO([.SC10];1);&quot;&quot;)">
            <text:p/>
          </table:table-cell>
          <table:table-cell table:style-name="ce124" table:content-validation-name="val1" table:formula="of:=IF(WEEKDAY([.SD10])=2;ORG.LIBREOFFICE.WEEKNUM_OOO([.SD10];1);&quot;&quot;)">
            <text:p/>
          </table:table-cell>
          <table:table-cell table:style-name="ce124" table:content-validation-name="val1" table:formula="of:=IF(WEEKDAY([.SE10])=2;ORG.LIBREOFFICE.WEEKNUM_OOO([.SE10];1);&quot;&quot;)">
            <text:p/>
          </table:table-cell>
          <table:table-cell table:style-name="ce124" table:content-validation-name="val1" table:formula="of:=IF(WEEKDAY([.SF10])=2;ORG.LIBREOFFICE.WEEKNUM_OOO([.SF10];1);&quot;&quot;)">
            <text:p/>
          </table:table-cell>
          <table:table-cell table:style-name="ce124" table:content-validation-name="val1" table:formula="of:=IF(WEEKDAY([.SG10])=2;ORG.LIBREOFFICE.WEEKNUM_OOO([.SG10];1);&quot;&quot;)">
            <text:p/>
          </table:table-cell>
          <table:table-cell table:style-name="ce124" table:content-validation-name="val1" table:formula="of:=IF(WEEKDAY([.SH10])=2;ORG.LIBREOFFICE.WEEKNUM_OOO([.SH10];1);&quot;&quot;)">
            <text:p/>
          </table:table-cell>
          <table:table-cell table:style-name="ce124" table:content-validation-name="val1" table:formula="of:=IF(WEEKDAY([.SI10])=2;ORG.LIBREOFFICE.WEEKNUM_OOO([.SI10];1);&quot;&quot;)" office:value-type="float" office:value="49" calcext:value-type="float">
            <text:p>49</text:p>
          </table:table-cell>
          <table:table-cell table:style-name="ce124" table:content-validation-name="val1" table:formula="of:=IF(WEEKDAY([.SJ10])=2;ORG.LIBREOFFICE.WEEKNUM_OOO([.SJ10];1);&quot;&quot;)">
            <text:p/>
          </table:table-cell>
          <table:table-cell table:style-name="ce124" table:content-validation-name="val1" table:formula="of:=IF(WEEKDAY([.SK10])=2;ORG.LIBREOFFICE.WEEKNUM_OOO([.SK10];1);&quot;&quot;)">
            <text:p/>
          </table:table-cell>
          <table:table-cell table:style-name="ce124" table:content-validation-name="val1" table:formula="of:=IF(WEEKDAY([.SL10])=2;ORG.LIBREOFFICE.WEEKNUM_OOO([.SL10];1);&quot;&quot;)">
            <text:p/>
          </table:table-cell>
          <table:table-cell table:style-name="ce124" table:content-validation-name="val1" table:formula="of:=IF(WEEKDAY([.SM10])=2;ORG.LIBREOFFICE.WEEKNUM_OOO([.SM10];1);&quot;&quot;)">
            <text:p/>
          </table:table-cell>
          <table:table-cell table:style-name="ce124" table:content-validation-name="val1" table:formula="of:=IF(WEEKDAY([.SN10])=2;ORG.LIBREOFFICE.WEEKNUM_OOO([.SN10];1);&quot;&quot;)">
            <text:p/>
          </table:table-cell>
          <table:table-cell table:style-name="ce124" table:content-validation-name="val1" table:formula="of:=IF(WEEKDAY([.SO10])=2;ORG.LIBREOFFICE.WEEKNUM_OOO([.SO10];1);&quot;&quot;)">
            <text:p/>
          </table:table-cell>
          <table:table-cell table:style-name="ce124" table:content-validation-name="val1" table:formula="of:=IF(WEEKDAY([.SP10])=2;ORG.LIBREOFFICE.WEEKNUM_OOO([.SP10];1);&quot;&quot;)" office:value-type="float" office:value="50" calcext:value-type="float">
            <text:p>50</text:p>
          </table:table-cell>
          <table:table-cell table:style-name="ce124" table:content-validation-name="val1" table:formula="of:=IF(WEEKDAY([.SQ10])=2;ORG.LIBREOFFICE.WEEKNUM_OOO([.SQ10];1);&quot;&quot;)">
            <text:p/>
          </table:table-cell>
          <table:table-cell table:style-name="ce124" table:content-validation-name="val1" table:formula="of:=IF(WEEKDAY([.SR10])=2;ORG.LIBREOFFICE.WEEKNUM_OOO([.SR10];1);&quot;&quot;)">
            <text:p/>
          </table:table-cell>
          <table:table-cell table:style-name="ce124" table:content-validation-name="val1" table:formula="of:=IF(WEEKDAY([.SS10])=2;ORG.LIBREOFFICE.WEEKNUM_OOO([.SS10];1);&quot;&quot;)">
            <text:p/>
          </table:table-cell>
          <table:table-cell table:style-name="ce124" table:content-validation-name="val1" table:formula="of:=IF(WEEKDAY([.ST10])=2;ORG.LIBREOFFICE.WEEKNUM_OOO([.ST10];1);&quot;&quot;)">
            <text:p/>
          </table:table-cell>
          <table:table-cell table:style-name="ce124" table:content-validation-name="val1" table:formula="of:=IF(WEEKDAY([.SU10])=2;ORG.LIBREOFFICE.WEEKNUM_OOO([.SU10];1);&quot;&quot;)">
            <text:p/>
          </table:table-cell>
          <table:table-cell table:style-name="ce124" table:content-validation-name="val1" table:formula="of:=IF(WEEKDAY([.SV10])=2;ORG.LIBREOFFICE.WEEKNUM_OOO([.SV10];1);&quot;&quot;)">
            <text:p/>
          </table:table-cell>
          <table:table-cell table:style-name="ce124" table:content-validation-name="val1" table:formula="of:=IF(WEEKDAY([.SW10])=2;ORG.LIBREOFFICE.WEEKNUM_OOO([.SW10];1);&quot;&quot;)" office:value-type="float" office:value="51" calcext:value-type="float">
            <text:p>51</text:p>
          </table:table-cell>
          <table:table-cell table:style-name="ce124" table:content-validation-name="val1" table:formula="of:=IF(WEEKDAY([.SX10])=2;ORG.LIBREOFFICE.WEEKNUM_OOO([.SX10];1);&quot;&quot;)">
            <text:p/>
          </table:table-cell>
          <table:table-cell table:style-name="ce124" table:content-validation-name="val1" table:formula="of:=IF(WEEKDAY([.SY10])=2;ORG.LIBREOFFICE.WEEKNUM_OOO([.SY10];1);&quot;&quot;)">
            <text:p/>
          </table:table-cell>
          <table:table-cell table:style-name="ce124" table:content-validation-name="val1" table:formula="of:=IF(WEEKDAY([.SZ10])=2;ORG.LIBREOFFICE.WEEKNUM_OOO([.SZ10];1);&quot;&quot;)">
            <text:p/>
          </table:table-cell>
          <table:table-cell table:style-name="ce124" table:content-validation-name="val1" table:formula="of:=IF(WEEKDAY([.TA10])=2;ORG.LIBREOFFICE.WEEKNUM_OOO([.TA10];1);&quot;&quot;)">
            <text:p/>
          </table:table-cell>
          <table:table-cell table:style-name="ce124" table:content-validation-name="val1" table:formula="of:=IF(WEEKDAY([.TB10])=2;ORG.LIBREOFFICE.WEEKNUM_OOO([.TB10];1);&quot;&quot;)">
            <text:p/>
          </table:table-cell>
          <table:table-cell table:style-name="ce124" table:content-validation-name="val1" table:formula="of:=IF(WEEKDAY([.TC10])=2;ORG.LIBREOFFICE.WEEKNUM_OOO([.TC10];1);&quot;&quot;)">
            <text:p/>
          </table:table-cell>
          <table:table-cell table:style-name="ce124" table:content-validation-name="val1" table:formula="of:=IF(WEEKDAY([.TD10])=2;ORG.LIBREOFFICE.WEEKNUM_OOO([.TD10];1);&quot;&quot;)" office:value-type="float" office:value="52" calcext:value-type="float">
            <text:p>52</text:p>
          </table:table-cell>
          <table:table-cell table:style-name="ce124" table:content-validation-name="val1" table:formula="of:=IF(WEEKDAY([.TE10])=2;ORG.LIBREOFFICE.WEEKNUM_OOO([.TE10];1);&quot;&quot;)">
            <text:p/>
          </table:table-cell>
          <table:table-cell table:style-name="ce124" table:content-validation-name="val1" table:formula="of:=IF(WEEKDAY([.TF10])=2;ORG.LIBREOFFICE.WEEKNUM_OOO([.TF10];1);&quot;&quot;)">
            <text:p/>
          </table:table-cell>
          <table:table-cell table:style-name="ce124" table:content-validation-name="val1" table:formula="of:=IF(WEEKDAY([.TG10])=2;ORG.LIBREOFFICE.WEEKNUM_OOO([.TG10];1);&quot;&quot;)">
            <text:p/>
          </table:table-cell>
          <table:table-cell table:style-name="ce124" table:content-validation-name="val1" table:formula="of:=IF(WEEKDAY([.TH10])=2;ORG.LIBREOFFICE.WEEKNUM_OOO([.TH10];1);&quot;&quot;)">
            <text:p/>
          </table:table-cell>
          <table:table-cell table:style-name="ce124" table:content-validation-name="val1" table:formula="of:=IF(WEEKDAY([.TI10])=2;ORG.LIBREOFFICE.WEEKNUM_OOO([.TI10];1);&quot;&quot;)">
            <text:p/>
          </table:table-cell>
          <table:table-cell table:style-name="ce124" table:content-validation-name="val1" table:formula="of:=IF(WEEKDAY([.TJ10])=2;ORG.LIBREOFFICE.WEEKNUM_OOO([.TJ10];1);&quot;&quot;)">
            <text:p/>
          </table:table-cell>
          <table:table-cell table:style-name="ce124" table:content-validation-name="val1" table:formula="of:=IF(WEEKDAY([.TK10])=2;ORG.LIBREOFFICE.WEEKNUM_OOO([.TK10];1);&quot;&quot;)" office:value-type="float" office:value="1" calcext:value-type="float">
            <text:p>01</text:p>
          </table:table-cell>
          <table:table-cell table:style-name="ce124" table:content-validation-name="val1" table:formula="of:=IF(WEEKDAY([.TL10])=2;ORG.LIBREOFFICE.WEEKNUM_OOO([.TL10];1);&quot;&quot;)">
            <text:p/>
          </table:table-cell>
          <table:table-cell table:style-name="ce124" table:content-validation-name="val1" table:formula="of:=IF(WEEKDAY([.TM10])=2;ORG.LIBREOFFICE.WEEKNUM_OOO([.TM10];1);&quot;&quot;)">
            <text:p/>
          </table:table-cell>
          <table:table-cell table:style-name="ce124" table:content-validation-name="val1" table:formula="of:=IF(WEEKDAY([.TN10])=2;ORG.LIBREOFFICE.WEEKNUM_OOO([.TN10];1);&quot;&quot;)">
            <text:p/>
          </table:table-cell>
          <table:table-cell table:style-name="ce124" table:content-validation-name="val1" table:formula="of:=IF(WEEKDAY([.TO10])=2;ORG.LIBREOFFICE.WEEKNUM_OOO([.TO10];1);&quot;&quot;)">
            <text:p/>
          </table:table-cell>
          <table:table-cell table:style-name="ce124" table:content-validation-name="val1" table:formula="of:=IF(WEEKDAY([.TP10])=2;ORG.LIBREOFFICE.WEEKNUM_OOO([.TP10];1);&quot;&quot;)">
            <text:p/>
          </table:table-cell>
          <table:table-cell table:style-name="ce124" table:content-validation-name="val1" table:formula="of:=IF(WEEKDAY([.TQ10])=2;ORG.LIBREOFFICE.WEEKNUM_OOO([.TQ10];1);&quot;&quot;)">
            <text:p/>
          </table:table-cell>
          <table:table-cell table:style-name="ce124" table:content-validation-name="val1" table:formula="of:=IF(WEEKDAY([.TR10])=2;ORG.LIBREOFFICE.WEEKNUM_OOO([.TR10];1);&quot;&quot;)" office:value-type="float" office:value="2" calcext:value-type="float">
            <text:p>02</text:p>
          </table:table-cell>
          <table:table-cell table:style-name="ce124" table:content-validation-name="val1" table:formula="of:=IF(WEEKDAY([.TS10])=2;ORG.LIBREOFFICE.WEEKNUM_OOO([.TS10];1);&quot;&quot;)">
            <text:p/>
          </table:table-cell>
          <table:table-cell table:style-name="ce124" table:content-validation-name="val1" table:formula="of:=IF(WEEKDAY([.TT10])=2;ORG.LIBREOFFICE.WEEKNUM_OOO([.TT10];1);&quot;&quot;)">
            <text:p/>
          </table:table-cell>
          <table:table-cell table:style-name="ce124" table:content-validation-name="val1" table:formula="of:=IF(WEEKDAY([.TU10])=2;ORG.LIBREOFFICE.WEEKNUM_OOO([.TU10];1);&quot;&quot;)">
            <text:p/>
          </table:table-cell>
          <table:table-cell table:style-name="ce2" table:content-validation-name="val1" table:number-columns-repeated="48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5-08-02" calcext:value-type="date">
            <text:p>ago-25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 office:value-type="date" office:date-value="2025-09-01" calcext:value-type="date">
            <text:p>set-25</text:p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 office:value-type="date" office:date-value="2025-10-01" calcext:value-type="date">
            <text:p>out-25</text:p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 office:value-type="date" office:date-value="2025-11-01" calcext:value-type="date">
            <text:p>nov-25</text:p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 office:value-type="date" office:date-value="2025-12-01" calcext:value-type="date">
            <text:p>dez-25</text:p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 office:value-type="date" office:date-value="2026-01-01" calcext:value-type="date">
            <text:p>jan-26</text:p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25" table:content-validation-name="val1" table:formula="of:=IF(DAY([.GJ10])=1;[.GJ10];&quot;&quot;)">
            <text:p/>
          </table:table-cell>
          <table:table-cell table:style-name="ce125" table:content-validation-name="val1" table:formula="of:=IF(DAY([.GK10])=1;[.GK10];&quot;&quot;)">
            <text:p/>
          </table:table-cell>
          <table:table-cell table:style-name="ce125" table:content-validation-name="val1" table:formula="of:=IF(DAY([.GL10])=1;[.GL10];&quot;&quot;)" office:value-type="date" office:date-value="2026-02-01" calcext:value-type="date">
            <text:p>fev-26</text:p>
          </table:table-cell>
          <table:table-cell table:style-name="ce125" table:content-validation-name="val1" table:formula="of:=IF(DAY([.GM10])=1;[.GM10];&quot;&quot;)">
            <text:p/>
          </table:table-cell>
          <table:table-cell table:style-name="ce125" table:content-validation-name="val1" table:formula="of:=IF(DAY([.GN10])=1;[.GN10];&quot;&quot;)">
            <text:p/>
          </table:table-cell>
          <table:table-cell table:style-name="ce125" table:content-validation-name="val1" table:formula="of:=IF(DAY([.GO10])=1;[.GO10];&quot;&quot;)">
            <text:p/>
          </table:table-cell>
          <table:table-cell table:style-name="ce125" table:content-validation-name="val1" table:formula="of:=IF(DAY([.GP10])=1;[.GP10];&quot;&quot;)">
            <text:p/>
          </table:table-cell>
          <table:table-cell table:style-name="ce125" table:content-validation-name="val1" table:formula="of:=IF(DAY([.GQ10])=1;[.GQ10];&quot;&quot;)">
            <text:p/>
          </table:table-cell>
          <table:table-cell table:style-name="ce125" table:content-validation-name="val1" table:formula="of:=IF(DAY([.GR10])=1;[.GR10];&quot;&quot;)">
            <text:p/>
          </table:table-cell>
          <table:table-cell table:style-name="ce125" table:content-validation-name="val1" table:formula="of:=IF(DAY([.GS10])=1;[.GS10];&quot;&quot;)">
            <text:p/>
          </table:table-cell>
          <table:table-cell table:style-name="ce125" table:content-validation-name="val1" table:formula="of:=IF(DAY([.GT10])=1;[.GT10];&quot;&quot;)">
            <text:p/>
          </table:table-cell>
          <table:table-cell table:style-name="ce125" table:content-validation-name="val1" table:formula="of:=IF(DAY([.GU10])=1;[.GU10];&quot;&quot;)">
            <text:p/>
          </table:table-cell>
          <table:table-cell table:style-name="ce125" table:content-validation-name="val1" table:formula="of:=IF(DAY([.GV10])=1;[.GV10];&quot;&quot;)">
            <text:p/>
          </table:table-cell>
          <table:table-cell table:style-name="ce125" table:content-validation-name="val1" table:formula="of:=IF(DAY([.GW10])=1;[.GW10];&quot;&quot;)">
            <text:p/>
          </table:table-cell>
          <table:table-cell table:style-name="ce125" table:content-validation-name="val1" table:formula="of:=IF(DAY([.GX10])=1;[.GX10];&quot;&quot;)">
            <text:p/>
          </table:table-cell>
          <table:table-cell table:style-name="ce125" table:content-validation-name="val1" table:formula="of:=IF(DAY([.GY10])=1;[.GY10];&quot;&quot;)">
            <text:p/>
          </table:table-cell>
          <table:table-cell table:style-name="ce125" table:content-validation-name="val1" table:formula="of:=IF(DAY([.GZ10])=1;[.GZ10];&quot;&quot;)">
            <text:p/>
          </table:table-cell>
          <table:table-cell table:style-name="ce125" table:content-validation-name="val1" table:formula="of:=IF(DAY([.HA10])=1;[.HA10];&quot;&quot;)">
            <text:p/>
          </table:table-cell>
          <table:table-cell table:style-name="ce125" table:content-validation-name="val1" table:formula="of:=IF(DAY([.HB10])=1;[.HB10];&quot;&quot;)">
            <text:p/>
          </table:table-cell>
          <table:table-cell table:style-name="ce125" table:content-validation-name="val1" table:formula="of:=IF(DAY([.HC10])=1;[.HC10];&quot;&quot;)">
            <text:p/>
          </table:table-cell>
          <table:table-cell table:style-name="ce125" table:content-validation-name="val1" table:formula="of:=IF(DAY([.HD10])=1;[.HD10];&quot;&quot;)">
            <text:p/>
          </table:table-cell>
          <table:table-cell table:style-name="ce125" table:content-validation-name="val1" table:formula="of:=IF(DAY([.HE10])=1;[.HE10];&quot;&quot;)">
            <text:p/>
          </table:table-cell>
          <table:table-cell table:style-name="ce125" table:content-validation-name="val1" table:formula="of:=IF(DAY([.HF10])=1;[.HF10];&quot;&quot;)">
            <text:p/>
          </table:table-cell>
          <table:table-cell table:style-name="ce125" table:content-validation-name="val1" table:formula="of:=IF(DAY([.HG10])=1;[.HG10];&quot;&quot;)">
            <text:p/>
          </table:table-cell>
          <table:table-cell table:style-name="ce125" table:content-validation-name="val1" table:formula="of:=IF(DAY([.HH10])=1;[.HH10];&quot;&quot;)">
            <text:p/>
          </table:table-cell>
          <table:table-cell table:style-name="ce125" table:content-validation-name="val1" table:formula="of:=IF(DAY([.HI10])=1;[.HI10];&quot;&quot;)">
            <text:p/>
          </table:table-cell>
          <table:table-cell table:style-name="ce125" table:content-validation-name="val1" table:formula="of:=IF(DAY([.HJ10])=1;[.HJ10];&quot;&quot;)">
            <text:p/>
          </table:table-cell>
          <table:table-cell table:style-name="ce125" table:content-validation-name="val1" table:formula="of:=IF(DAY([.HK10])=1;[.HK10];&quot;&quot;)">
            <text:p/>
          </table:table-cell>
          <table:table-cell table:style-name="ce125" table:content-validation-name="val1" table:formula="of:=IF(DAY([.HL10])=1;[.HL10];&quot;&quot;)">
            <text:p/>
          </table:table-cell>
          <table:table-cell table:style-name="ce125" table:content-validation-name="val1" table:formula="of:=IF(DAY([.HM10])=1;[.HM10];&quot;&quot;)">
            <text:p/>
          </table:table-cell>
          <table:table-cell table:style-name="ce125" table:content-validation-name="val1" table:formula="of:=IF(DAY([.HN10])=1;[.HN10];&quot;&quot;)" office:value-type="date" office:date-value="2026-03-01" calcext:value-type="date">
            <text:p>mar-26</text:p>
          </table:table-cell>
          <table:table-cell table:style-name="ce125" table:content-validation-name="val1" table:formula="of:=IF(DAY([.HO10])=1;[.HO10];&quot;&quot;)">
            <text:p/>
          </table:table-cell>
          <table:table-cell table:style-name="ce125" table:content-validation-name="val1" table:formula="of:=IF(DAY([.HP10])=1;[.HP10];&quot;&quot;)">
            <text:p/>
          </table:table-cell>
          <table:table-cell table:style-name="ce125" table:content-validation-name="val1" table:formula="of:=IF(DAY([.HQ10])=1;[.HQ10];&quot;&quot;)">
            <text:p/>
          </table:table-cell>
          <table:table-cell table:style-name="ce125" table:content-validation-name="val1" table:formula="of:=IF(DAY([.HR10])=1;[.HR10];&quot;&quot;)">
            <text:p/>
          </table:table-cell>
          <table:table-cell table:style-name="ce125" table:content-validation-name="val1" table:formula="of:=IF(DAY([.HS10])=1;[.HS10];&quot;&quot;)">
            <text:p/>
          </table:table-cell>
          <table:table-cell table:style-name="ce125" table:content-validation-name="val1" table:formula="of:=IF(DAY([.HT10])=1;[.HT10];&quot;&quot;)">
            <text:p/>
          </table:table-cell>
          <table:table-cell table:style-name="ce125" table:content-validation-name="val1" table:formula="of:=IF(DAY([.HU10])=1;[.HU10];&quot;&quot;)">
            <text:p/>
          </table:table-cell>
          <table:table-cell table:style-name="ce125" table:content-validation-name="val1" table:formula="of:=IF(DAY([.HV10])=1;[.HV10];&quot;&quot;)">
            <text:p/>
          </table:table-cell>
          <table:table-cell table:style-name="ce125" table:content-validation-name="val1" table:formula="of:=IF(DAY([.HW10])=1;[.HW10];&quot;&quot;)">
            <text:p/>
          </table:table-cell>
          <table:table-cell table:style-name="ce125" table:content-validation-name="val1" table:formula="of:=IF(DAY([.HX10])=1;[.HX10];&quot;&quot;)">
            <text:p/>
          </table:table-cell>
          <table:table-cell table:style-name="ce125" table:content-validation-name="val1" table:formula="of:=IF(DAY([.HY10])=1;[.HY10];&quot;&quot;)">
            <text:p/>
          </table:table-cell>
          <table:table-cell table:style-name="ce125" table:content-validation-name="val1" table:formula="of:=IF(DAY([.HZ10])=1;[.HZ10];&quot;&quot;)">
            <text:p/>
          </table:table-cell>
          <table:table-cell table:style-name="ce125" table:content-validation-name="val1" table:formula="of:=IF(DAY([.IA10])=1;[.IA10];&quot;&quot;)">
            <text:p/>
          </table:table-cell>
          <table:table-cell table:style-name="ce125" table:content-validation-name="val1" table:formula="of:=IF(DAY([.IB10])=1;[.IB10];&quot;&quot;)">
            <text:p/>
          </table:table-cell>
          <table:table-cell table:style-name="ce125" table:content-validation-name="val1" table:formula="of:=IF(DAY([.IC10])=1;[.IC10];&quot;&quot;)">
            <text:p/>
          </table:table-cell>
          <table:table-cell table:style-name="ce125" table:content-validation-name="val1" table:formula="of:=IF(DAY([.ID10])=1;[.ID10];&quot;&quot;)">
            <text:p/>
          </table:table-cell>
          <table:table-cell table:style-name="ce125" table:content-validation-name="val1" table:formula="of:=IF(DAY([.IE10])=1;[.IE10];&quot;&quot;)">
            <text:p/>
          </table:table-cell>
          <table:table-cell table:style-name="ce125" table:content-validation-name="val1" table:formula="of:=IF(DAY([.IF10])=1;[.IF10];&quot;&quot;)">
            <text:p/>
          </table:table-cell>
          <table:table-cell table:style-name="ce125" table:content-validation-name="val1" table:formula="of:=IF(DAY([.IG10])=1;[.IG10];&quot;&quot;)">
            <text:p/>
          </table:table-cell>
          <table:table-cell table:style-name="ce125" table:content-validation-name="val1" table:formula="of:=IF(DAY([.IH10])=1;[.IH10];&quot;&quot;)">
            <text:p/>
          </table:table-cell>
          <table:table-cell table:style-name="ce125" table:content-validation-name="val1" table:formula="of:=IF(DAY([.II10])=1;[.II10];&quot;&quot;)">
            <text:p/>
          </table:table-cell>
          <table:table-cell table:style-name="ce125" table:content-validation-name="val1" table:formula="of:=IF(DAY([.IJ10])=1;[.IJ10];&quot;&quot;)">
            <text:p/>
          </table:table-cell>
          <table:table-cell table:style-name="ce125" table:content-validation-name="val1" table:formula="of:=IF(DAY([.IK10])=1;[.IK10];&quot;&quot;)">
            <text:p/>
          </table:table-cell>
          <table:table-cell table:style-name="ce125" table:content-validation-name="val1" table:formula="of:=IF(DAY([.IL10])=1;[.IL10];&quot;&quot;)">
            <text:p/>
          </table:table-cell>
          <table:table-cell table:style-name="ce125" table:content-validation-name="val1" table:formula="of:=IF(DAY([.IM10])=1;[.IM10];&quot;&quot;)">
            <text:p/>
          </table:table-cell>
          <table:table-cell table:style-name="ce125" table:content-validation-name="val1" table:formula="of:=IF(DAY([.IN10])=1;[.IN10];&quot;&quot;)">
            <text:p/>
          </table:table-cell>
          <table:table-cell table:style-name="ce125" table:content-validation-name="val1" table:formula="of:=IF(DAY([.IO10])=1;[.IO10];&quot;&quot;)">
            <text:p/>
          </table:table-cell>
          <table:table-cell table:style-name="ce125" table:content-validation-name="val1" table:formula="of:=IF(DAY([.IP10])=1;[.IP10];&quot;&quot;)">
            <text:p/>
          </table:table-cell>
          <table:table-cell table:style-name="ce125" table:content-validation-name="val1" table:formula="of:=IF(DAY([.IQ10])=1;[.IQ10];&quot;&quot;)">
            <text:p/>
          </table:table-cell>
          <table:table-cell table:style-name="ce125" table:content-validation-name="val1" table:formula="of:=IF(DAY([.IR10])=1;[.IR10];&quot;&quot;)">
            <text:p/>
          </table:table-cell>
          <table:table-cell table:style-name="ce125" table:content-validation-name="val1" table:formula="of:=IF(DAY([.IS10])=1;[.IS10];&quot;&quot;)" office:value-type="date" office:date-value="2026-04-01" calcext:value-type="date">
            <text:p>abr-26</text:p>
          </table:table-cell>
          <table:table-cell table:style-name="ce125" table:content-validation-name="val1" table:formula="of:=IF(DAY([.IT10])=1;[.IT10];&quot;&quot;)">
            <text:p/>
          </table:table-cell>
          <table:table-cell table:style-name="ce125" table:content-validation-name="val1" table:formula="of:=IF(DAY([.IU10])=1;[.IU10];&quot;&quot;)">
            <text:p/>
          </table:table-cell>
          <table:table-cell table:style-name="ce125" table:content-validation-name="val1" table:formula="of:=IF(DAY([.IV10])=1;[.IV10];&quot;&quot;)">
            <text:p/>
          </table:table-cell>
          <table:table-cell table:style-name="ce125" table:content-validation-name="val1" table:formula="of:=IF(DAY([.IW10])=1;[.IW10];&quot;&quot;)">
            <text:p/>
          </table:table-cell>
          <table:table-cell table:style-name="ce125" table:content-validation-name="val1" table:formula="of:=IF(DAY([.IX10])=1;[.IX10];&quot;&quot;)">
            <text:p/>
          </table:table-cell>
          <table:table-cell table:style-name="ce125" table:content-validation-name="val1" table:formula="of:=IF(DAY([.IY10])=1;[.IY10];&quot;&quot;)">
            <text:p/>
          </table:table-cell>
          <table:table-cell table:style-name="ce125" table:content-validation-name="val1" table:formula="of:=IF(DAY([.IZ10])=1;[.IZ10];&quot;&quot;)">
            <text:p/>
          </table:table-cell>
          <table:table-cell table:style-name="ce125" table:content-validation-name="val1" table:formula="of:=IF(DAY([.JA10])=1;[.JA10];&quot;&quot;)">
            <text:p/>
          </table:table-cell>
          <table:table-cell table:style-name="ce125" table:content-validation-name="val1" table:formula="of:=IF(DAY([.JB10])=1;[.JB10];&quot;&quot;)">
            <text:p/>
          </table:table-cell>
          <table:table-cell table:style-name="ce125" table:content-validation-name="val1" table:formula="of:=IF(DAY([.JC10])=1;[.JC10];&quot;&quot;)">
            <text:p/>
          </table:table-cell>
          <table:table-cell table:style-name="ce125" table:content-validation-name="val1" table:formula="of:=IF(DAY([.JD10])=1;[.JD10];&quot;&quot;)">
            <text:p/>
          </table:table-cell>
          <table:table-cell table:style-name="ce125" table:content-validation-name="val1" table:formula="of:=IF(DAY([.JE10])=1;[.JE10];&quot;&quot;)">
            <text:p/>
          </table:table-cell>
          <table:table-cell table:style-name="ce125" table:content-validation-name="val1" table:formula="of:=IF(DAY([.JF10])=1;[.JF10];&quot;&quot;)">
            <text:p/>
          </table:table-cell>
          <table:table-cell table:style-name="ce125" table:content-validation-name="val1" table:formula="of:=IF(DAY([.JG10])=1;[.JG10];&quot;&quot;)">
            <text:p/>
          </table:table-cell>
          <table:table-cell table:style-name="ce125" table:content-validation-name="val1" table:formula="of:=IF(DAY([.JH10])=1;[.JH10];&quot;&quot;)">
            <text:p/>
          </table:table-cell>
          <table:table-cell table:style-name="ce125" table:content-validation-name="val1" table:formula="of:=IF(DAY([.JI10])=1;[.JI10];&quot;&quot;)">
            <text:p/>
          </table:table-cell>
          <table:table-cell table:style-name="ce125" table:content-validation-name="val1" table:formula="of:=IF(DAY([.JJ10])=1;[.JJ10];&quot;&quot;)">
            <text:p/>
          </table:table-cell>
          <table:table-cell table:style-name="ce125" table:content-validation-name="val1" table:formula="of:=IF(DAY([.JK10])=1;[.JK10];&quot;&quot;)">
            <text:p/>
          </table:table-cell>
          <table:table-cell table:style-name="ce125" table:content-validation-name="val1" table:formula="of:=IF(DAY([.JL10])=1;[.JL10];&quot;&quot;)">
            <text:p/>
          </table:table-cell>
          <table:table-cell table:style-name="ce125" table:content-validation-name="val1" table:formula="of:=IF(DAY([.JM10])=1;[.JM10];&quot;&quot;)">
            <text:p/>
          </table:table-cell>
          <table:table-cell table:style-name="ce125" table:content-validation-name="val1" table:formula="of:=IF(DAY([.JN10])=1;[.JN10];&quot;&quot;)">
            <text:p/>
          </table:table-cell>
          <table:table-cell table:style-name="ce125" table:content-validation-name="val1" table:formula="of:=IF(DAY([.JO10])=1;[.JO10];&quot;&quot;)">
            <text:p/>
          </table:table-cell>
          <table:table-cell table:style-name="ce125" table:content-validation-name="val1" table:formula="of:=IF(DAY([.JP10])=1;[.JP10];&quot;&quot;)">
            <text:p/>
          </table:table-cell>
          <table:table-cell table:style-name="ce125" table:content-validation-name="val1" table:formula="of:=IF(DAY([.JQ10])=1;[.JQ10];&quot;&quot;)">
            <text:p/>
          </table:table-cell>
          <table:table-cell table:style-name="ce125" table:content-validation-name="val1" table:formula="of:=IF(DAY([.JR10])=1;[.JR10];&quot;&quot;)">
            <text:p/>
          </table:table-cell>
          <table:table-cell table:style-name="ce125" table:content-validation-name="val1" table:formula="of:=IF(DAY([.JS10])=1;[.JS10];&quot;&quot;)">
            <text:p/>
          </table:table-cell>
          <table:table-cell table:style-name="ce125" table:content-validation-name="val1" table:formula="of:=IF(DAY([.JT10])=1;[.JT10];&quot;&quot;)">
            <text:p/>
          </table:table-cell>
          <table:table-cell table:style-name="ce125" table:content-validation-name="val1" table:formula="of:=IF(DAY([.JU10])=1;[.JU10];&quot;&quot;)">
            <text:p/>
          </table:table-cell>
          <table:table-cell table:style-name="ce125" table:content-validation-name="val1" table:formula="of:=IF(DAY([.JV10])=1;[.JV10];&quot;&quot;)">
            <text:p/>
          </table:table-cell>
          <table:table-cell table:style-name="ce125" table:content-validation-name="val1" table:formula="of:=IF(DAY([.JW10])=1;[.JW10];&quot;&quot;)" office:value-type="date" office:date-value="2026-05-01" calcext:value-type="date">
            <text:p>mai-26</text:p>
          </table:table-cell>
          <table:table-cell table:style-name="ce125" table:content-validation-name="val1" table:formula="of:=IF(DAY([.JX10])=1;[.JX10];&quot;&quot;)">
            <text:p/>
          </table:table-cell>
          <table:table-cell table:style-name="ce125" table:content-validation-name="val1" table:formula="of:=IF(DAY([.JY10])=1;[.JY10];&quot;&quot;)">
            <text:p/>
          </table:table-cell>
          <table:table-cell table:style-name="ce125" table:content-validation-name="val1" table:formula="of:=IF(DAY([.JZ10])=1;[.JZ10];&quot;&quot;)">
            <text:p/>
          </table:table-cell>
          <table:table-cell table:style-name="ce125" table:content-validation-name="val1" table:formula="of:=IF(DAY([.KA10])=1;[.KA10];&quot;&quot;)">
            <text:p/>
          </table:table-cell>
          <table:table-cell table:style-name="ce125" table:content-validation-name="val1" table:formula="of:=IF(DAY([.KB10])=1;[.KB10];&quot;&quot;)">
            <text:p/>
          </table:table-cell>
          <table:table-cell table:style-name="ce125" table:content-validation-name="val1" table:formula="of:=IF(DAY([.KC10])=1;[.KC10];&quot;&quot;)">
            <text:p/>
          </table:table-cell>
          <table:table-cell table:style-name="ce125" table:content-validation-name="val1" table:formula="of:=IF(DAY([.KD10])=1;[.KD10];&quot;&quot;)">
            <text:p/>
          </table:table-cell>
          <table:table-cell table:style-name="ce125" table:content-validation-name="val1" table:formula="of:=IF(DAY([.KE10])=1;[.KE10];&quot;&quot;)">
            <text:p/>
          </table:table-cell>
          <table:table-cell table:style-name="ce125" table:content-validation-name="val1" table:formula="of:=IF(DAY([.KF10])=1;[.KF10];&quot;&quot;)">
            <text:p/>
          </table:table-cell>
          <table:table-cell table:style-name="ce125" table:content-validation-name="val1" table:formula="of:=IF(DAY([.KG10])=1;[.KG10];&quot;&quot;)">
            <text:p/>
          </table:table-cell>
          <table:table-cell table:style-name="ce125" table:content-validation-name="val1" table:formula="of:=IF(DAY([.KH10])=1;[.KH10];&quot;&quot;)">
            <text:p/>
          </table:table-cell>
          <table:table-cell table:style-name="ce125" table:content-validation-name="val1" table:formula="of:=IF(DAY([.KI10])=1;[.KI10];&quot;&quot;)">
            <text:p/>
          </table:table-cell>
          <table:table-cell table:style-name="ce125" table:content-validation-name="val1" table:formula="of:=IF(DAY([.KJ10])=1;[.KJ10];&quot;&quot;)">
            <text:p/>
          </table:table-cell>
          <table:table-cell table:style-name="ce125" table:content-validation-name="val1" table:formula="of:=IF(DAY([.KK10])=1;[.KK10];&quot;&quot;)">
            <text:p/>
          </table:table-cell>
          <table:table-cell table:style-name="ce125" table:content-validation-name="val1" table:formula="of:=IF(DAY([.KL10])=1;[.KL10];&quot;&quot;)">
            <text:p/>
          </table:table-cell>
          <table:table-cell table:style-name="ce125" table:content-validation-name="val1" table:formula="of:=IF(DAY([.KM10])=1;[.KM10];&quot;&quot;)">
            <text:p/>
          </table:table-cell>
          <table:table-cell table:style-name="ce125" table:content-validation-name="val1" table:formula="of:=IF(DAY([.KN10])=1;[.KN10];&quot;&quot;)">
            <text:p/>
          </table:table-cell>
          <table:table-cell table:style-name="ce125" table:content-validation-name="val1" table:formula="of:=IF(DAY([.KO10])=1;[.KO10];&quot;&quot;)">
            <text:p/>
          </table:table-cell>
          <table:table-cell table:style-name="ce125" table:content-validation-name="val1" table:formula="of:=IF(DAY([.KP10])=1;[.KP10];&quot;&quot;)">
            <text:p/>
          </table:table-cell>
          <table:table-cell table:style-name="ce125" table:content-validation-name="val1" table:formula="of:=IF(DAY([.KQ10])=1;[.KQ10];&quot;&quot;)">
            <text:p/>
          </table:table-cell>
          <table:table-cell table:style-name="ce125" table:content-validation-name="val1" table:formula="of:=IF(DAY([.KR10])=1;[.KR10];&quot;&quot;)">
            <text:p/>
          </table:table-cell>
          <table:table-cell table:style-name="ce125" table:content-validation-name="val1" table:formula="of:=IF(DAY([.KS10])=1;[.KS10];&quot;&quot;)">
            <text:p/>
          </table:table-cell>
          <table:table-cell table:style-name="ce125" table:content-validation-name="val1" table:formula="of:=IF(DAY([.KT10])=1;[.KT10];&quot;&quot;)">
            <text:p/>
          </table:table-cell>
          <table:table-cell table:style-name="ce125" table:content-validation-name="val1" table:formula="of:=IF(DAY([.KU10])=1;[.KU10];&quot;&quot;)">
            <text:p/>
          </table:table-cell>
          <table:table-cell table:style-name="ce125" table:content-validation-name="val1" table:formula="of:=IF(DAY([.KV10])=1;[.KV10];&quot;&quot;)">
            <text:p/>
          </table:table-cell>
          <table:table-cell table:style-name="ce125" table:content-validation-name="val1" table:formula="of:=IF(DAY([.KW10])=1;[.KW10];&quot;&quot;)">
            <text:p/>
          </table:table-cell>
          <table:table-cell table:style-name="ce125" table:content-validation-name="val1" table:formula="of:=IF(DAY([.KX10])=1;[.KX10];&quot;&quot;)">
            <text:p/>
          </table:table-cell>
          <table:table-cell table:style-name="ce125" table:content-validation-name="val1" table:formula="of:=IF(DAY([.KY10])=1;[.KY10];&quot;&quot;)">
            <text:p/>
          </table:table-cell>
          <table:table-cell table:style-name="ce125" table:content-validation-name="val1" table:formula="of:=IF(DAY([.KZ10])=1;[.KZ10];&quot;&quot;)">
            <text:p/>
          </table:table-cell>
          <table:table-cell table:style-name="ce125" table:content-validation-name="val1" table:formula="of:=IF(DAY([.LA10])=1;[.LA10];&quot;&quot;)">
            <text:p/>
          </table:table-cell>
          <table:table-cell table:style-name="ce125" table:content-validation-name="val1" table:formula="of:=IF(DAY([.LB10])=1;[.LB10];&quot;&quot;)" office:value-type="date" office:date-value="2026-06-01" calcext:value-type="date">
            <text:p>jun-26</text:p>
          </table:table-cell>
          <table:table-cell table:style-name="ce125" table:content-validation-name="val1" table:formula="of:=IF(DAY([.LC10])=1;[.LC10];&quot;&quot;)">
            <text:p/>
          </table:table-cell>
          <table:table-cell table:style-name="ce125" table:content-validation-name="val1" table:formula="of:=IF(DAY([.LD10])=1;[.LD10];&quot;&quot;)">
            <text:p/>
          </table:table-cell>
          <table:table-cell table:style-name="ce125" table:content-validation-name="val1" table:formula="of:=IF(DAY([.LE10])=1;[.LE10];&quot;&quot;)">
            <text:p/>
          </table:table-cell>
          <table:table-cell table:style-name="ce125" table:content-validation-name="val1" table:formula="of:=IF(DAY([.LF10])=1;[.LF10];&quot;&quot;)">
            <text:p/>
          </table:table-cell>
          <table:table-cell table:style-name="ce125" table:content-validation-name="val1" table:formula="of:=IF(DAY([.LG10])=1;[.LG10];&quot;&quot;)">
            <text:p/>
          </table:table-cell>
          <table:table-cell table:style-name="ce125" table:content-validation-name="val1" table:formula="of:=IF(DAY([.LH10])=1;[.LH10];&quot;&quot;)">
            <text:p/>
          </table:table-cell>
          <table:table-cell table:style-name="ce125" table:content-validation-name="val1" table:formula="of:=IF(DAY([.LI10])=1;[.LI10];&quot;&quot;)">
            <text:p/>
          </table:table-cell>
          <table:table-cell table:style-name="ce125" table:content-validation-name="val1" table:formula="of:=IF(DAY([.LJ10])=1;[.LJ10];&quot;&quot;)">
            <text:p/>
          </table:table-cell>
          <table:table-cell table:style-name="ce125" table:content-validation-name="val1" table:formula="of:=IF(DAY([.LK10])=1;[.LK10];&quot;&quot;)">
            <text:p/>
          </table:table-cell>
          <table:table-cell table:style-name="ce125" table:content-validation-name="val1" table:formula="of:=IF(DAY([.LL10])=1;[.LL10];&quot;&quot;)">
            <text:p/>
          </table:table-cell>
          <table:table-cell table:style-name="ce125" table:content-validation-name="val1" table:formula="of:=IF(DAY([.LM10])=1;[.LM10];&quot;&quot;)">
            <text:p/>
          </table:table-cell>
          <table:table-cell table:style-name="ce125" table:content-validation-name="val1" table:formula="of:=IF(DAY([.LN10])=1;[.LN10];&quot;&quot;)">
            <text:p/>
          </table:table-cell>
          <table:table-cell table:style-name="ce125" table:content-validation-name="val1" table:formula="of:=IF(DAY([.LO10])=1;[.LO10];&quot;&quot;)">
            <text:p/>
          </table:table-cell>
          <table:table-cell table:style-name="ce125" table:content-validation-name="val1" table:formula="of:=IF(DAY([.LP10])=1;[.LP10];&quot;&quot;)">
            <text:p/>
          </table:table-cell>
          <table:table-cell table:style-name="ce125" table:content-validation-name="val1" table:formula="of:=IF(DAY([.LQ10])=1;[.LQ10];&quot;&quot;)">
            <text:p/>
          </table:table-cell>
          <table:table-cell table:style-name="ce125" table:content-validation-name="val1" table:formula="of:=IF(DAY([.LR10])=1;[.LR10];&quot;&quot;)">
            <text:p/>
          </table:table-cell>
          <table:table-cell table:style-name="ce125" table:content-validation-name="val1" table:formula="of:=IF(DAY([.LS10])=1;[.LS10];&quot;&quot;)">
            <text:p/>
          </table:table-cell>
          <table:table-cell table:style-name="ce125" table:content-validation-name="val1" table:formula="of:=IF(DAY([.LT10])=1;[.LT10];&quot;&quot;)">
            <text:p/>
          </table:table-cell>
          <table:table-cell table:style-name="ce125" table:content-validation-name="val1" table:formula="of:=IF(DAY([.LU10])=1;[.LU10];&quot;&quot;)">
            <text:p/>
          </table:table-cell>
          <table:table-cell table:style-name="ce125" table:content-validation-name="val1" table:formula="of:=IF(DAY([.LV10])=1;[.LV10];&quot;&quot;)">
            <text:p/>
          </table:table-cell>
          <table:table-cell table:style-name="ce125" table:content-validation-name="val1" table:formula="of:=IF(DAY([.LW10])=1;[.LW10];&quot;&quot;)">
            <text:p/>
          </table:table-cell>
          <table:table-cell table:style-name="ce125" table:content-validation-name="val1" table:formula="of:=IF(DAY([.LX10])=1;[.LX10];&quot;&quot;)">
            <text:p/>
          </table:table-cell>
          <table:table-cell table:style-name="ce125" table:content-validation-name="val1" table:formula="of:=IF(DAY([.LY10])=1;[.LY10];&quot;&quot;)">
            <text:p/>
          </table:table-cell>
          <table:table-cell table:style-name="ce125" table:content-validation-name="val1" table:formula="of:=IF(DAY([.LZ10])=1;[.LZ10];&quot;&quot;)">
            <text:p/>
          </table:table-cell>
          <table:table-cell table:style-name="ce125" table:content-validation-name="val1" table:formula="of:=IF(DAY([.MA10])=1;[.MA10];&quot;&quot;)">
            <text:p/>
          </table:table-cell>
          <table:table-cell table:style-name="ce125" table:content-validation-name="val1" table:formula="of:=IF(DAY([.MB10])=1;[.MB10];&quot;&quot;)">
            <text:p/>
          </table:table-cell>
          <table:table-cell table:style-name="ce125" table:content-validation-name="val1" table:formula="of:=IF(DAY([.MC10])=1;[.MC10];&quot;&quot;)">
            <text:p/>
          </table:table-cell>
          <table:table-cell table:style-name="ce125" table:content-validation-name="val1" table:formula="of:=IF(DAY([.MD10])=1;[.MD10];&quot;&quot;)">
            <text:p/>
          </table:table-cell>
          <table:table-cell table:style-name="ce125" table:content-validation-name="val1" table:formula="of:=IF(DAY([.ME10])=1;[.ME10];&quot;&quot;)">
            <text:p/>
          </table:table-cell>
          <table:table-cell table:style-name="ce125" table:content-validation-name="val1" table:formula="of:=IF(DAY([.MF10])=1;[.MF10];&quot;&quot;)" office:value-type="date" office:date-value="2026-07-01" calcext:value-type="date">
            <text:p>jul-26</text:p>
          </table:table-cell>
          <table:table-cell table:style-name="ce125" table:content-validation-name="val1" table:formula="of:=IF(DAY([.MG10])=1;[.MG10];&quot;&quot;)">
            <text:p/>
          </table:table-cell>
          <table:table-cell table:style-name="ce125" table:content-validation-name="val1" table:formula="of:=IF(DAY([.MH10])=1;[.MH10];&quot;&quot;)">
            <text:p/>
          </table:table-cell>
          <table:table-cell table:style-name="ce125" table:content-validation-name="val1" table:formula="of:=IF(DAY([.MI10])=1;[.MI10];&quot;&quot;)">
            <text:p/>
          </table:table-cell>
          <table:table-cell table:style-name="ce125" table:content-validation-name="val1" table:formula="of:=IF(DAY([.MJ10])=1;[.MJ10];&quot;&quot;)">
            <text:p/>
          </table:table-cell>
          <table:table-cell table:style-name="ce125" table:content-validation-name="val1" table:formula="of:=IF(DAY([.MK10])=1;[.MK10];&quot;&quot;)">
            <text:p/>
          </table:table-cell>
          <table:table-cell table:style-name="ce125" table:content-validation-name="val1" table:formula="of:=IF(DAY([.ML10])=1;[.ML10];&quot;&quot;)">
            <text:p/>
          </table:table-cell>
          <table:table-cell table:style-name="ce125" table:content-validation-name="val1" table:formula="of:=IF(DAY([.MM10])=1;[.MM10];&quot;&quot;)">
            <text:p/>
          </table:table-cell>
          <table:table-cell table:style-name="ce125" table:content-validation-name="val1" table:formula="of:=IF(DAY([.MN10])=1;[.MN10];&quot;&quot;)">
            <text:p/>
          </table:table-cell>
          <table:table-cell table:style-name="ce125" table:content-validation-name="val1" table:formula="of:=IF(DAY([.MO10])=1;[.MO10];&quot;&quot;)">
            <text:p/>
          </table:table-cell>
          <table:table-cell table:style-name="ce125" table:content-validation-name="val1" table:formula="of:=IF(DAY([.MP10])=1;[.MP10];&quot;&quot;)">
            <text:p/>
          </table:table-cell>
          <table:table-cell table:style-name="ce125" table:content-validation-name="val1" table:formula="of:=IF(DAY([.MQ10])=1;[.MQ10];&quot;&quot;)">
            <text:p/>
          </table:table-cell>
          <table:table-cell table:style-name="ce125" table:content-validation-name="val1" table:formula="of:=IF(DAY([.MR10])=1;[.MR10];&quot;&quot;)">
            <text:p/>
          </table:table-cell>
          <table:table-cell table:style-name="ce125" table:content-validation-name="val1" table:formula="of:=IF(DAY([.MS10])=1;[.MS10];&quot;&quot;)">
            <text:p/>
          </table:table-cell>
          <table:table-cell table:style-name="ce125" table:content-validation-name="val1" table:formula="of:=IF(DAY([.MT10])=1;[.MT10];&quot;&quot;)">
            <text:p/>
          </table:table-cell>
          <table:table-cell table:style-name="ce125" table:content-validation-name="val1" table:formula="of:=IF(DAY([.MU10])=1;[.MU10];&quot;&quot;)">
            <text:p/>
          </table:table-cell>
          <table:table-cell table:style-name="ce125" table:content-validation-name="val1" table:formula="of:=IF(DAY([.MV10])=1;[.MV10];&quot;&quot;)">
            <text:p/>
          </table:table-cell>
          <table:table-cell table:style-name="ce125" table:content-validation-name="val1" table:formula="of:=IF(DAY([.MW10])=1;[.MW10];&quot;&quot;)">
            <text:p/>
          </table:table-cell>
          <table:table-cell table:style-name="ce125" table:content-validation-name="val1" table:formula="of:=IF(DAY([.MX10])=1;[.MX10];&quot;&quot;)">
            <text:p/>
          </table:table-cell>
          <table:table-cell table:style-name="ce125" table:content-validation-name="val1" table:formula="of:=IF(DAY([.MY10])=1;[.MY10];&quot;&quot;)">
            <text:p/>
          </table:table-cell>
          <table:table-cell table:style-name="ce125" table:content-validation-name="val1" table:formula="of:=IF(DAY([.MZ10])=1;[.MZ10];&quot;&quot;)">
            <text:p/>
          </table:table-cell>
          <table:table-cell table:style-name="ce125" table:content-validation-name="val1" table:formula="of:=IF(DAY([.NA10])=1;[.NA10];&quot;&quot;)">
            <text:p/>
          </table:table-cell>
          <table:table-cell table:style-name="ce125" table:content-validation-name="val1" table:formula="of:=IF(DAY([.NB10])=1;[.NB10];&quot;&quot;)">
            <text:p/>
          </table:table-cell>
          <table:table-cell table:style-name="ce125" table:content-validation-name="val1" table:formula="of:=IF(DAY([.NC10])=1;[.NC10];&quot;&quot;)">
            <text:p/>
          </table:table-cell>
          <table:table-cell table:style-name="ce125" table:content-validation-name="val1" table:formula="of:=IF(DAY([.ND10])=1;[.ND10];&quot;&quot;)">
            <text:p/>
          </table:table-cell>
          <table:table-cell table:style-name="ce125" table:content-validation-name="val1" table:formula="of:=IF(DAY([.NE10])=1;[.NE10];&quot;&quot;)">
            <text:p/>
          </table:table-cell>
          <table:table-cell table:style-name="ce125" table:content-validation-name="val1" table:formula="of:=IF(DAY([.NF10])=1;[.NF10];&quot;&quot;)">
            <text:p/>
          </table:table-cell>
          <table:table-cell table:style-name="ce125" table:content-validation-name="val1" table:formula="of:=IF(DAY([.NG10])=1;[.NG10];&quot;&quot;)">
            <text:p/>
          </table:table-cell>
          <table:table-cell table:style-name="ce125" table:content-validation-name="val1" table:formula="of:=IF(DAY([.NH10])=1;[.NH10];&quot;&quot;)">
            <text:p/>
          </table:table-cell>
          <table:table-cell table:style-name="ce125" table:content-validation-name="val1" table:formula="of:=IF(DAY([.NI10])=1;[.NI10];&quot;&quot;)">
            <text:p/>
          </table:table-cell>
          <table:table-cell table:style-name="ce125" table:content-validation-name="val1" table:formula="of:=IF(DAY([.NJ10])=1;[.NJ10];&quot;&quot;)">
            <text:p/>
          </table:table-cell>
          <table:table-cell table:style-name="ce125" table:content-validation-name="val1" table:formula="of:=IF(DAY([.NK10])=1;[.NK10];&quot;&quot;)" office:value-type="date" office:date-value="2026-08-01" calcext:value-type="date">
            <text:p>ago-26</text:p>
          </table:table-cell>
          <table:table-cell table:style-name="ce125" table:content-validation-name="val1" table:formula="of:=IF(DAY([.NL10])=1;[.NL10];&quot;&quot;)">
            <text:p/>
          </table:table-cell>
          <table:table-cell table:style-name="ce125" table:content-validation-name="val1" table:formula="of:=IF(DAY([.NM10])=1;[.NM10];&quot;&quot;)">
            <text:p/>
          </table:table-cell>
          <table:table-cell table:style-name="ce125" table:content-validation-name="val1" table:formula="of:=IF(DAY([.NN10])=1;[.NN10];&quot;&quot;)">
            <text:p/>
          </table:table-cell>
          <table:table-cell table:style-name="ce125" table:content-validation-name="val1" table:formula="of:=IF(DAY([.NO10])=1;[.NO10];&quot;&quot;)">
            <text:p/>
          </table:table-cell>
          <table:table-cell table:style-name="ce125" table:content-validation-name="val1" table:formula="of:=IF(DAY([.NP10])=1;[.NP10];&quot;&quot;)">
            <text:p/>
          </table:table-cell>
          <table:table-cell table:style-name="ce125" table:content-validation-name="val1" table:formula="of:=IF(DAY([.NQ10])=1;[.NQ10];&quot;&quot;)">
            <text:p/>
          </table:table-cell>
          <table:table-cell table:style-name="ce125" table:content-validation-name="val1" table:formula="of:=IF(DAY([.NR10])=1;[.NR10];&quot;&quot;)">
            <text:p/>
          </table:table-cell>
          <table:table-cell table:style-name="ce125" table:content-validation-name="val1" table:formula="of:=IF(DAY([.NS10])=1;[.NS10];&quot;&quot;)">
            <text:p/>
          </table:table-cell>
          <table:table-cell table:style-name="ce125" table:content-validation-name="val1" table:formula="of:=IF(DAY([.NT10])=1;[.NT10];&quot;&quot;)">
            <text:p/>
          </table:table-cell>
          <table:table-cell table:style-name="ce125" table:content-validation-name="val1" table:formula="of:=IF(DAY([.NU10])=1;[.NU10];&quot;&quot;)">
            <text:p/>
          </table:table-cell>
          <table:table-cell table:style-name="ce125" table:content-validation-name="val1" table:formula="of:=IF(DAY([.NV10])=1;[.NV10];&quot;&quot;)">
            <text:p/>
          </table:table-cell>
          <table:table-cell table:style-name="ce125" table:content-validation-name="val1" table:formula="of:=IF(DAY([.NW10])=1;[.NW10];&quot;&quot;)">
            <text:p/>
          </table:table-cell>
          <table:table-cell table:style-name="ce125" table:content-validation-name="val1" table:formula="of:=IF(DAY([.NX10])=1;[.NX10];&quot;&quot;)">
            <text:p/>
          </table:table-cell>
          <table:table-cell table:style-name="ce125" table:content-validation-name="val1" table:formula="of:=IF(DAY([.NY10])=1;[.NY10];&quot;&quot;)">
            <text:p/>
          </table:table-cell>
          <table:table-cell table:style-name="ce125" table:content-validation-name="val1" table:formula="of:=IF(DAY([.NZ10])=1;[.NZ10];&quot;&quot;)">
            <text:p/>
          </table:table-cell>
          <table:table-cell table:style-name="ce125" table:content-validation-name="val1" table:formula="of:=IF(DAY([.OA10])=1;[.OA10];&quot;&quot;)">
            <text:p/>
          </table:table-cell>
          <table:table-cell table:style-name="ce125" table:content-validation-name="val1" table:formula="of:=IF(DAY([.OB10])=1;[.OB10];&quot;&quot;)">
            <text:p/>
          </table:table-cell>
          <table:table-cell table:style-name="ce125" table:content-validation-name="val1" table:formula="of:=IF(DAY([.OC10])=1;[.OC10];&quot;&quot;)">
            <text:p/>
          </table:table-cell>
          <table:table-cell table:style-name="ce125" table:content-validation-name="val1" table:formula="of:=IF(DAY([.OD10])=1;[.OD10];&quot;&quot;)">
            <text:p/>
          </table:table-cell>
          <table:table-cell table:style-name="ce125" table:content-validation-name="val1" table:formula="of:=IF(DAY([.OE10])=1;[.OE10];&quot;&quot;)">
            <text:p/>
          </table:table-cell>
          <table:table-cell table:style-name="ce125" table:content-validation-name="val1" table:formula="of:=IF(DAY([.OF10])=1;[.OF10];&quot;&quot;)">
            <text:p/>
          </table:table-cell>
          <table:table-cell table:style-name="ce125" table:content-validation-name="val1" table:formula="of:=IF(DAY([.OG10])=1;[.OG10];&quot;&quot;)">
            <text:p/>
          </table:table-cell>
          <table:table-cell table:style-name="ce125" table:content-validation-name="val1" table:formula="of:=IF(DAY([.OH10])=1;[.OH10];&quot;&quot;)">
            <text:p/>
          </table:table-cell>
          <table:table-cell table:style-name="ce125" table:content-validation-name="val1" table:formula="of:=IF(DAY([.OI10])=1;[.OI10];&quot;&quot;)">
            <text:p/>
          </table:table-cell>
          <table:table-cell table:style-name="ce125" table:content-validation-name="val1" table:formula="of:=IF(DAY([.OJ10])=1;[.OJ10];&quot;&quot;)">
            <text:p/>
          </table:table-cell>
          <table:table-cell table:style-name="ce125" table:content-validation-name="val1" table:formula="of:=IF(DAY([.OK10])=1;[.OK10];&quot;&quot;)">
            <text:p/>
          </table:table-cell>
          <table:table-cell table:style-name="ce125" table:content-validation-name="val1" table:formula="of:=IF(DAY([.OL10])=1;[.OL10];&quot;&quot;)">
            <text:p/>
          </table:table-cell>
          <table:table-cell table:style-name="ce125" table:content-validation-name="val1" table:formula="of:=IF(DAY([.OM10])=1;[.OM10];&quot;&quot;)">
            <text:p/>
          </table:table-cell>
          <table:table-cell table:style-name="ce125" table:content-validation-name="val1" table:formula="of:=IF(DAY([.ON10])=1;[.ON10];&quot;&quot;)">
            <text:p/>
          </table:table-cell>
          <table:table-cell table:style-name="ce125" table:content-validation-name="val1" table:formula="of:=IF(DAY([.OO10])=1;[.OO10];&quot;&quot;)">
            <text:p/>
          </table:table-cell>
          <table:table-cell table:style-name="ce125" table:content-validation-name="val1" table:formula="of:=IF(DAY([.OP10])=1;[.OP10];&quot;&quot;)" office:value-type="date" office:date-value="2026-09-01" calcext:value-type="date">
            <text:p>set-26</text:p>
          </table:table-cell>
          <table:table-cell table:style-name="ce125" table:content-validation-name="val1" table:formula="of:=IF(DAY([.OQ10])=1;[.OQ10];&quot;&quot;)">
            <text:p/>
          </table:table-cell>
          <table:table-cell table:style-name="ce125" table:content-validation-name="val1" table:formula="of:=IF(DAY([.OR10])=1;[.OR10];&quot;&quot;)">
            <text:p/>
          </table:table-cell>
          <table:table-cell table:style-name="ce125" table:content-validation-name="val1" table:formula="of:=IF(DAY([.OS10])=1;[.OS10];&quot;&quot;)">
            <text:p/>
          </table:table-cell>
          <table:table-cell table:style-name="ce125" table:content-validation-name="val1" table:formula="of:=IF(DAY([.OT10])=1;[.OT10];&quot;&quot;)">
            <text:p/>
          </table:table-cell>
          <table:table-cell table:style-name="ce125" table:content-validation-name="val1" table:formula="of:=IF(DAY([.OU10])=1;[.OU10];&quot;&quot;)">
            <text:p/>
          </table:table-cell>
          <table:table-cell table:style-name="ce125" table:content-validation-name="val1" table:formula="of:=IF(DAY([.OV10])=1;[.OV10];&quot;&quot;)">
            <text:p/>
          </table:table-cell>
          <table:table-cell table:style-name="ce125" table:content-validation-name="val1" table:formula="of:=IF(DAY([.OW10])=1;[.OW10];&quot;&quot;)">
            <text:p/>
          </table:table-cell>
          <table:table-cell table:style-name="ce125" table:content-validation-name="val1" table:formula="of:=IF(DAY([.OX10])=1;[.OX10];&quot;&quot;)">
            <text:p/>
          </table:table-cell>
          <table:table-cell table:style-name="ce125" table:content-validation-name="val1" table:formula="of:=IF(DAY([.OY10])=1;[.OY10];&quot;&quot;)">
            <text:p/>
          </table:table-cell>
          <table:table-cell table:style-name="ce125" table:content-validation-name="val1" table:formula="of:=IF(DAY([.OZ10])=1;[.OZ10];&quot;&quot;)">
            <text:p/>
          </table:table-cell>
          <table:table-cell table:style-name="ce125" table:content-validation-name="val1" table:formula="of:=IF(DAY([.PA10])=1;[.PA10];&quot;&quot;)">
            <text:p/>
          </table:table-cell>
          <table:table-cell table:style-name="ce125" table:content-validation-name="val1" table:formula="of:=IF(DAY([.PB10])=1;[.PB10];&quot;&quot;)">
            <text:p/>
          </table:table-cell>
          <table:table-cell table:style-name="ce125" table:content-validation-name="val1" table:formula="of:=IF(DAY([.PC10])=1;[.PC10];&quot;&quot;)">
            <text:p/>
          </table:table-cell>
          <table:table-cell table:style-name="ce125" table:content-validation-name="val1" table:formula="of:=IF(DAY([.PD10])=1;[.PD10];&quot;&quot;)">
            <text:p/>
          </table:table-cell>
          <table:table-cell table:style-name="ce125" table:content-validation-name="val1" table:formula="of:=IF(DAY([.PE10])=1;[.PE10];&quot;&quot;)">
            <text:p/>
          </table:table-cell>
          <table:table-cell table:style-name="ce125" table:content-validation-name="val1" table:formula="of:=IF(DAY([.PF10])=1;[.PF10];&quot;&quot;)">
            <text:p/>
          </table:table-cell>
          <table:table-cell table:style-name="ce125" table:content-validation-name="val1" table:formula="of:=IF(DAY([.PG10])=1;[.PG10];&quot;&quot;)">
            <text:p/>
          </table:table-cell>
          <table:table-cell table:style-name="ce125" table:content-validation-name="val1" table:formula="of:=IF(DAY([.PH10])=1;[.PH10];&quot;&quot;)">
            <text:p/>
          </table:table-cell>
          <table:table-cell table:style-name="ce125" table:content-validation-name="val1" table:formula="of:=IF(DAY([.PI10])=1;[.PI10];&quot;&quot;)">
            <text:p/>
          </table:table-cell>
          <table:table-cell table:style-name="ce125" table:content-validation-name="val1" table:formula="of:=IF(DAY([.PJ10])=1;[.PJ10];&quot;&quot;)">
            <text:p/>
          </table:table-cell>
          <table:table-cell table:style-name="ce125" table:content-validation-name="val1" table:formula="of:=IF(DAY([.PK10])=1;[.PK10];&quot;&quot;)">
            <text:p/>
          </table:table-cell>
          <table:table-cell table:style-name="ce125" table:content-validation-name="val1" table:formula="of:=IF(DAY([.PL10])=1;[.PL10];&quot;&quot;)">
            <text:p/>
          </table:table-cell>
          <table:table-cell table:style-name="ce125" table:content-validation-name="val1" table:formula="of:=IF(DAY([.PM10])=1;[.PM10];&quot;&quot;)">
            <text:p/>
          </table:table-cell>
          <table:table-cell table:style-name="ce125" table:content-validation-name="val1" table:formula="of:=IF(DAY([.PN10])=1;[.PN10];&quot;&quot;)">
            <text:p/>
          </table:table-cell>
          <table:table-cell table:style-name="ce125" table:content-validation-name="val1" table:formula="of:=IF(DAY([.PO10])=1;[.PO10];&quot;&quot;)">
            <text:p/>
          </table:table-cell>
          <table:table-cell table:style-name="ce125" table:content-validation-name="val1" table:formula="of:=IF(DAY([.PP10])=1;[.PP10];&quot;&quot;)">
            <text:p/>
          </table:table-cell>
          <table:table-cell table:style-name="ce125" table:content-validation-name="val1" table:formula="of:=IF(DAY([.PQ10])=1;[.PQ10];&quot;&quot;)">
            <text:p/>
          </table:table-cell>
          <table:table-cell table:style-name="ce125" table:content-validation-name="val1" table:formula="of:=IF(DAY([.PR10])=1;[.PR10];&quot;&quot;)">
            <text:p/>
          </table:table-cell>
          <table:table-cell table:style-name="ce125" table:content-validation-name="val1" table:formula="of:=IF(DAY([.PS10])=1;[.PS10];&quot;&quot;)">
            <text:p/>
          </table:table-cell>
          <table:table-cell table:style-name="ce125" table:content-validation-name="val1" table:formula="of:=IF(DAY([.PT10])=1;[.PT10];&quot;&quot;)" office:value-type="date" office:date-value="2026-10-01" calcext:value-type="date">
            <text:p>out-26</text:p>
          </table:table-cell>
          <table:table-cell table:style-name="ce125" table:content-validation-name="val1" table:formula="of:=IF(DAY([.PU10])=1;[.PU10];&quot;&quot;)">
            <text:p/>
          </table:table-cell>
          <table:table-cell table:style-name="ce125" table:content-validation-name="val1" table:formula="of:=IF(DAY([.PV10])=1;[.PV10];&quot;&quot;)">
            <text:p/>
          </table:table-cell>
          <table:table-cell table:style-name="ce125" table:content-validation-name="val1" table:formula="of:=IF(DAY([.PW10])=1;[.PW10];&quot;&quot;)">
            <text:p/>
          </table:table-cell>
          <table:table-cell table:style-name="ce125" table:content-validation-name="val1" table:formula="of:=IF(DAY([.PX10])=1;[.PX10];&quot;&quot;)">
            <text:p/>
          </table:table-cell>
          <table:table-cell table:style-name="ce125" table:content-validation-name="val1" table:formula="of:=IF(DAY([.PY10])=1;[.PY10];&quot;&quot;)">
            <text:p/>
          </table:table-cell>
          <table:table-cell table:style-name="ce125" table:content-validation-name="val1" table:formula="of:=IF(DAY([.PZ10])=1;[.PZ10];&quot;&quot;)">
            <text:p/>
          </table:table-cell>
          <table:table-cell table:style-name="ce125" table:content-validation-name="val1" table:formula="of:=IF(DAY([.QA10])=1;[.QA10];&quot;&quot;)">
            <text:p/>
          </table:table-cell>
          <table:table-cell table:style-name="ce125" table:content-validation-name="val1" table:formula="of:=IF(DAY([.QB10])=1;[.QB10];&quot;&quot;)">
            <text:p/>
          </table:table-cell>
          <table:table-cell table:style-name="ce125" table:content-validation-name="val1" table:formula="of:=IF(DAY([.QC10])=1;[.QC10];&quot;&quot;)">
            <text:p/>
          </table:table-cell>
          <table:table-cell table:style-name="ce125" table:content-validation-name="val1" table:formula="of:=IF(DAY([.QD10])=1;[.QD10];&quot;&quot;)">
            <text:p/>
          </table:table-cell>
          <table:table-cell table:style-name="ce125" table:content-validation-name="val1" table:formula="of:=IF(DAY([.QE10])=1;[.QE10];&quot;&quot;)">
            <text:p/>
          </table:table-cell>
          <table:table-cell table:style-name="ce125" table:content-validation-name="val1" table:formula="of:=IF(DAY([.QF10])=1;[.QF10];&quot;&quot;)">
            <text:p/>
          </table:table-cell>
          <table:table-cell table:style-name="ce125" table:content-validation-name="val1" table:formula="of:=IF(DAY([.QG10])=1;[.QG10];&quot;&quot;)">
            <text:p/>
          </table:table-cell>
          <table:table-cell table:style-name="ce125" table:content-validation-name="val1" table:formula="of:=IF(DAY([.QH10])=1;[.QH10];&quot;&quot;)">
            <text:p/>
          </table:table-cell>
          <table:table-cell table:style-name="ce125" table:content-validation-name="val1" table:formula="of:=IF(DAY([.QI10])=1;[.QI10];&quot;&quot;)">
            <text:p/>
          </table:table-cell>
          <table:table-cell table:style-name="ce125" table:content-validation-name="val1" table:formula="of:=IF(DAY([.QJ10])=1;[.QJ10];&quot;&quot;)">
            <text:p/>
          </table:table-cell>
          <table:table-cell table:style-name="ce125" table:content-validation-name="val1" table:formula="of:=IF(DAY([.QK10])=1;[.QK10];&quot;&quot;)">
            <text:p/>
          </table:table-cell>
          <table:table-cell table:style-name="ce125" table:content-validation-name="val1" table:formula="of:=IF(DAY([.QL10])=1;[.QL10];&quot;&quot;)">
            <text:p/>
          </table:table-cell>
          <table:table-cell table:style-name="ce125" table:content-validation-name="val1" table:formula="of:=IF(DAY([.QM10])=1;[.QM10];&quot;&quot;)">
            <text:p/>
          </table:table-cell>
          <table:table-cell table:style-name="ce125" table:content-validation-name="val1" table:formula="of:=IF(DAY([.QN10])=1;[.QN10];&quot;&quot;)">
            <text:p/>
          </table:table-cell>
          <table:table-cell table:style-name="ce125" table:content-validation-name="val1" table:formula="of:=IF(DAY([.QO10])=1;[.QO10];&quot;&quot;)">
            <text:p/>
          </table:table-cell>
          <table:table-cell table:style-name="ce125" table:content-validation-name="val1" table:formula="of:=IF(DAY([.QP10])=1;[.QP10];&quot;&quot;)">
            <text:p/>
          </table:table-cell>
          <table:table-cell table:style-name="ce125" table:content-validation-name="val1" table:formula="of:=IF(DAY([.QQ10])=1;[.QQ10];&quot;&quot;)">
            <text:p/>
          </table:table-cell>
          <table:table-cell table:style-name="ce125" table:content-validation-name="val1" table:formula="of:=IF(DAY([.QR10])=1;[.QR10];&quot;&quot;)">
            <text:p/>
          </table:table-cell>
          <table:table-cell table:style-name="ce125" table:content-validation-name="val1" table:formula="of:=IF(DAY([.QS10])=1;[.QS10];&quot;&quot;)">
            <text:p/>
          </table:table-cell>
          <table:table-cell table:style-name="ce125" table:content-validation-name="val1" table:formula="of:=IF(DAY([.QT10])=1;[.QT10];&quot;&quot;)">
            <text:p/>
          </table:table-cell>
          <table:table-cell table:style-name="ce125" table:content-validation-name="val1" table:formula="of:=IF(DAY([.QU10])=1;[.QU10];&quot;&quot;)">
            <text:p/>
          </table:table-cell>
          <table:table-cell table:style-name="ce125" table:content-validation-name="val1" table:formula="of:=IF(DAY([.QV10])=1;[.QV10];&quot;&quot;)">
            <text:p/>
          </table:table-cell>
          <table:table-cell table:style-name="ce125" table:content-validation-name="val1" table:formula="of:=IF(DAY([.QW10])=1;[.QW10];&quot;&quot;)">
            <text:p/>
          </table:table-cell>
          <table:table-cell table:style-name="ce125" table:content-validation-name="val1" table:formula="of:=IF(DAY([.QX10])=1;[.QX10];&quot;&quot;)">
            <text:p/>
          </table:table-cell>
          <table:table-cell table:style-name="ce125" table:content-validation-name="val1" table:formula="of:=IF(DAY([.QY10])=1;[.QY10];&quot;&quot;)" office:value-type="date" office:date-value="2026-11-01" calcext:value-type="date">
            <text:p>nov-26</text:p>
          </table:table-cell>
          <table:table-cell table:style-name="ce125" table:content-validation-name="val1" table:formula="of:=IF(DAY([.QZ10])=1;[.QZ10];&quot;&quot;)">
            <text:p/>
          </table:table-cell>
          <table:table-cell table:style-name="ce125" table:content-validation-name="val1" table:formula="of:=IF(DAY([.RA10])=1;[.RA10];&quot;&quot;)">
            <text:p/>
          </table:table-cell>
          <table:table-cell table:style-name="ce125" table:content-validation-name="val1" table:formula="of:=IF(DAY([.RB10])=1;[.RB10];&quot;&quot;)">
            <text:p/>
          </table:table-cell>
          <table:table-cell table:style-name="ce125" table:content-validation-name="val1" table:formula="of:=IF(DAY([.RC10])=1;[.RC10];&quot;&quot;)">
            <text:p/>
          </table:table-cell>
          <table:table-cell table:style-name="ce125" table:content-validation-name="val1" table:formula="of:=IF(DAY([.RD10])=1;[.RD10];&quot;&quot;)">
            <text:p/>
          </table:table-cell>
          <table:table-cell table:style-name="ce125" table:content-validation-name="val1" table:formula="of:=IF(DAY([.RE10])=1;[.RE10];&quot;&quot;)">
            <text:p/>
          </table:table-cell>
          <table:table-cell table:style-name="ce125" table:content-validation-name="val1" table:formula="of:=IF(DAY([.RF10])=1;[.RF10];&quot;&quot;)">
            <text:p/>
          </table:table-cell>
          <table:table-cell table:style-name="ce125" table:content-validation-name="val1" table:formula="of:=IF(DAY([.RG10])=1;[.RG10];&quot;&quot;)">
            <text:p/>
          </table:table-cell>
          <table:table-cell table:style-name="ce125" table:content-validation-name="val1" table:formula="of:=IF(DAY([.RH10])=1;[.RH10];&quot;&quot;)">
            <text:p/>
          </table:table-cell>
          <table:table-cell table:style-name="ce125" table:content-validation-name="val1" table:formula="of:=IF(DAY([.RI10])=1;[.RI10];&quot;&quot;)">
            <text:p/>
          </table:table-cell>
          <table:table-cell table:style-name="ce125" table:content-validation-name="val1" table:formula="of:=IF(DAY([.RJ10])=1;[.RJ10];&quot;&quot;)">
            <text:p/>
          </table:table-cell>
          <table:table-cell table:style-name="ce125" table:content-validation-name="val1" table:formula="of:=IF(DAY([.RK10])=1;[.RK10];&quot;&quot;)">
            <text:p/>
          </table:table-cell>
          <table:table-cell table:style-name="ce125" table:content-validation-name="val1" table:formula="of:=IF(DAY([.RL10])=1;[.RL10];&quot;&quot;)">
            <text:p/>
          </table:table-cell>
          <table:table-cell table:style-name="ce125" table:content-validation-name="val1" table:formula="of:=IF(DAY([.RM10])=1;[.RM10];&quot;&quot;)">
            <text:p/>
          </table:table-cell>
          <table:table-cell table:style-name="ce125" table:content-validation-name="val1" table:formula="of:=IF(DAY([.RN10])=1;[.RN10];&quot;&quot;)">
            <text:p/>
          </table:table-cell>
          <table:table-cell table:style-name="ce125" table:content-validation-name="val1" table:formula="of:=IF(DAY([.RO10])=1;[.RO10];&quot;&quot;)">
            <text:p/>
          </table:table-cell>
          <table:table-cell table:style-name="ce125" table:content-validation-name="val1" table:formula="of:=IF(DAY([.RP10])=1;[.RP10];&quot;&quot;)">
            <text:p/>
          </table:table-cell>
          <table:table-cell table:style-name="ce125" table:content-validation-name="val1" table:formula="of:=IF(DAY([.RQ10])=1;[.RQ10];&quot;&quot;)">
            <text:p/>
          </table:table-cell>
          <table:table-cell table:style-name="ce125" table:content-validation-name="val1" table:formula="of:=IF(DAY([.RR10])=1;[.RR10];&quot;&quot;)">
            <text:p/>
          </table:table-cell>
          <table:table-cell table:style-name="ce125" table:content-validation-name="val1" table:formula="of:=IF(DAY([.RS10])=1;[.RS10];&quot;&quot;)">
            <text:p/>
          </table:table-cell>
          <table:table-cell table:style-name="ce125" table:content-validation-name="val1" table:formula="of:=IF(DAY([.RT10])=1;[.RT10];&quot;&quot;)">
            <text:p/>
          </table:table-cell>
          <table:table-cell table:style-name="ce125" table:content-validation-name="val1" table:formula="of:=IF(DAY([.RU10])=1;[.RU10];&quot;&quot;)">
            <text:p/>
          </table:table-cell>
          <table:table-cell table:style-name="ce125" table:content-validation-name="val1" table:formula="of:=IF(DAY([.RV10])=1;[.RV10];&quot;&quot;)">
            <text:p/>
          </table:table-cell>
          <table:table-cell table:style-name="ce125" table:content-validation-name="val1" table:formula="of:=IF(DAY([.RW10])=1;[.RW10];&quot;&quot;)">
            <text:p/>
          </table:table-cell>
          <table:table-cell table:style-name="ce125" table:content-validation-name="val1" table:formula="of:=IF(DAY([.RX10])=1;[.RX10];&quot;&quot;)">
            <text:p/>
          </table:table-cell>
          <table:table-cell table:style-name="ce125" table:content-validation-name="val1" table:formula="of:=IF(DAY([.RY10])=1;[.RY10];&quot;&quot;)">
            <text:p/>
          </table:table-cell>
          <table:table-cell table:style-name="ce125" table:content-validation-name="val1" table:formula="of:=IF(DAY([.RZ10])=1;[.RZ10];&quot;&quot;)">
            <text:p/>
          </table:table-cell>
          <table:table-cell table:style-name="ce125" table:content-validation-name="val1" table:formula="of:=IF(DAY([.SA10])=1;[.SA10];&quot;&quot;)">
            <text:p/>
          </table:table-cell>
          <table:table-cell table:style-name="ce125" table:content-validation-name="val1" table:formula="of:=IF(DAY([.SB10])=1;[.SB10];&quot;&quot;)">
            <text:p/>
          </table:table-cell>
          <table:table-cell table:style-name="ce125" table:content-validation-name="val1" table:formula="of:=IF(DAY([.SC10])=1;[.SC10];&quot;&quot;)" office:value-type="date" office:date-value="2026-12-01" calcext:value-type="date">
            <text:p>dez-26</text:p>
          </table:table-cell>
          <table:table-cell table:style-name="ce125" table:content-validation-name="val1" table:formula="of:=IF(DAY([.SD10])=1;[.SD10];&quot;&quot;)">
            <text:p/>
          </table:table-cell>
          <table:table-cell table:style-name="ce125" table:content-validation-name="val1" table:formula="of:=IF(DAY([.SE10])=1;[.SE10];&quot;&quot;)">
            <text:p/>
          </table:table-cell>
          <table:table-cell table:style-name="ce125" table:content-validation-name="val1" table:formula="of:=IF(DAY([.SF10])=1;[.SF10];&quot;&quot;)">
            <text:p/>
          </table:table-cell>
          <table:table-cell table:style-name="ce125" table:content-validation-name="val1" table:formula="of:=IF(DAY([.SG10])=1;[.SG10];&quot;&quot;)">
            <text:p/>
          </table:table-cell>
          <table:table-cell table:style-name="ce125" table:content-validation-name="val1" table:formula="of:=IF(DAY([.SH10])=1;[.SH10];&quot;&quot;)">
            <text:p/>
          </table:table-cell>
          <table:table-cell table:style-name="ce125" table:content-validation-name="val1" table:formula="of:=IF(DAY([.SI10])=1;[.SI10];&quot;&quot;)">
            <text:p/>
          </table:table-cell>
          <table:table-cell table:style-name="ce125" table:content-validation-name="val1" table:formula="of:=IF(DAY([.SJ10])=1;[.SJ10];&quot;&quot;)">
            <text:p/>
          </table:table-cell>
          <table:table-cell table:style-name="ce125" table:content-validation-name="val1" table:formula="of:=IF(DAY([.SK10])=1;[.SK10];&quot;&quot;)">
            <text:p/>
          </table:table-cell>
          <table:table-cell table:style-name="ce125" table:content-validation-name="val1" table:formula="of:=IF(DAY([.SL10])=1;[.SL10];&quot;&quot;)">
            <text:p/>
          </table:table-cell>
          <table:table-cell table:style-name="ce125" table:content-validation-name="val1" table:formula="of:=IF(DAY([.SM10])=1;[.SM10];&quot;&quot;)">
            <text:p/>
          </table:table-cell>
          <table:table-cell table:style-name="ce125" table:content-validation-name="val1" table:formula="of:=IF(DAY([.SN10])=1;[.SN10];&quot;&quot;)">
            <text:p/>
          </table:table-cell>
          <table:table-cell table:style-name="ce125" table:content-validation-name="val1" table:formula="of:=IF(DAY([.SO10])=1;[.SO10];&quot;&quot;)">
            <text:p/>
          </table:table-cell>
          <table:table-cell table:style-name="ce125" table:content-validation-name="val1" table:formula="of:=IF(DAY([.SP10])=1;[.SP10];&quot;&quot;)">
            <text:p/>
          </table:table-cell>
          <table:table-cell table:style-name="ce125" table:content-validation-name="val1" table:formula="of:=IF(DAY([.SQ10])=1;[.SQ10];&quot;&quot;)">
            <text:p/>
          </table:table-cell>
          <table:table-cell table:style-name="ce125" table:content-validation-name="val1" table:formula="of:=IF(DAY([.SR10])=1;[.SR10];&quot;&quot;)">
            <text:p/>
          </table:table-cell>
          <table:table-cell table:style-name="ce125" table:content-validation-name="val1" table:formula="of:=IF(DAY([.SS10])=1;[.SS10];&quot;&quot;)">
            <text:p/>
          </table:table-cell>
          <table:table-cell table:style-name="ce125" table:content-validation-name="val1" table:formula="of:=IF(DAY([.ST10])=1;[.ST10];&quot;&quot;)">
            <text:p/>
          </table:table-cell>
          <table:table-cell table:style-name="ce125" table:content-validation-name="val1" table:formula="of:=IF(DAY([.SU10])=1;[.SU10];&quot;&quot;)">
            <text:p/>
          </table:table-cell>
          <table:table-cell table:style-name="ce125" table:content-validation-name="val1" table:formula="of:=IF(DAY([.SV10])=1;[.SV10];&quot;&quot;)">
            <text:p/>
          </table:table-cell>
          <table:table-cell table:style-name="ce125" table:content-validation-name="val1" table:formula="of:=IF(DAY([.SW10])=1;[.SW10];&quot;&quot;)">
            <text:p/>
          </table:table-cell>
          <table:table-cell table:style-name="ce125" table:content-validation-name="val1" table:formula="of:=IF(DAY([.SX10])=1;[.SX10];&quot;&quot;)">
            <text:p/>
          </table:table-cell>
          <table:table-cell table:style-name="ce125" table:content-validation-name="val1" table:formula="of:=IF(DAY([.SY10])=1;[.SY10];&quot;&quot;)">
            <text:p/>
          </table:table-cell>
          <table:table-cell table:style-name="ce125" table:content-validation-name="val1" table:formula="of:=IF(DAY([.SZ10])=1;[.SZ10];&quot;&quot;)">
            <text:p/>
          </table:table-cell>
          <table:table-cell table:style-name="ce125" table:content-validation-name="val1" table:formula="of:=IF(DAY([.TA10])=1;[.TA10];&quot;&quot;)">
            <text:p/>
          </table:table-cell>
          <table:table-cell table:style-name="ce125" table:content-validation-name="val1" table:formula="of:=IF(DAY([.TB10])=1;[.TB10];&quot;&quot;)">
            <text:p/>
          </table:table-cell>
          <table:table-cell table:style-name="ce125" table:content-validation-name="val1" table:formula="of:=IF(DAY([.TC10])=1;[.TC10];&quot;&quot;)">
            <text:p/>
          </table:table-cell>
          <table:table-cell table:style-name="ce125" table:content-validation-name="val1" table:formula="of:=IF(DAY([.TD10])=1;[.TD10];&quot;&quot;)">
            <text:p/>
          </table:table-cell>
          <table:table-cell table:style-name="ce125" table:content-validation-name="val1" table:formula="of:=IF(DAY([.TE10])=1;[.TE10];&quot;&quot;)">
            <text:p/>
          </table:table-cell>
          <table:table-cell table:style-name="ce125" table:content-validation-name="val1" table:formula="of:=IF(DAY([.TF10])=1;[.TF10];&quot;&quot;)">
            <text:p/>
          </table:table-cell>
          <table:table-cell table:style-name="ce125" table:content-validation-name="val1" table:formula="of:=IF(DAY([.TG10])=1;[.TG10];&quot;&quot;)">
            <text:p/>
          </table:table-cell>
          <table:table-cell table:style-name="ce125" table:content-validation-name="val1" table:formula="of:=IF(DAY([.TH10])=1;[.TH10];&quot;&quot;)" office:value-type="date" office:date-value="2027-01-01" calcext:value-type="date">
            <text:p>jan-27</text:p>
          </table:table-cell>
          <table:table-cell table:style-name="ce125" table:content-validation-name="val1" table:formula="of:=IF(DAY([.TI10])=1;[.TI10];&quot;&quot;)">
            <text:p/>
          </table:table-cell>
          <table:table-cell table:style-name="ce125" table:content-validation-name="val1" table:formula="of:=IF(DAY([.TJ10])=1;[.TJ10];&quot;&quot;)">
            <text:p/>
          </table:table-cell>
          <table:table-cell table:style-name="ce125" table:content-validation-name="val1" table:formula="of:=IF(DAY([.TK10])=1;[.TK10];&quot;&quot;)">
            <text:p/>
          </table:table-cell>
          <table:table-cell table:style-name="ce125" table:content-validation-name="val1" table:formula="of:=IF(DAY([.TL10])=1;[.TL10];&quot;&quot;)">
            <text:p/>
          </table:table-cell>
          <table:table-cell table:style-name="ce125" table:content-validation-name="val1" table:formula="of:=IF(DAY([.TM10])=1;[.TM10];&quot;&quot;)">
            <text:p/>
          </table:table-cell>
          <table:table-cell table:style-name="ce125" table:content-validation-name="val1" table:formula="of:=IF(DAY([.TN10])=1;[.TN10];&quot;&quot;)">
            <text:p/>
          </table:table-cell>
          <table:table-cell table:style-name="ce125" table:content-validation-name="val1" table:formula="of:=IF(DAY([.TO10])=1;[.TO10];&quot;&quot;)">
            <text:p/>
          </table:table-cell>
          <table:table-cell table:style-name="ce125" table:content-validation-name="val1" table:formula="of:=IF(DAY([.TP10])=1;[.TP10];&quot;&quot;)">
            <text:p/>
          </table:table-cell>
          <table:table-cell table:style-name="ce125" table:content-validation-name="val1" table:formula="of:=IF(DAY([.TQ10])=1;[.TQ10];&quot;&quot;)">
            <text:p/>
          </table:table-cell>
          <table:table-cell table:style-name="ce125" table:content-validation-name="val1" table:formula="of:=IF(DAY([.TR10])=1;[.TR10];&quot;&quot;)">
            <text:p/>
          </table:table-cell>
          <table:table-cell table:style-name="ce125" table:content-validation-name="val1" table:formula="of:=IF(DAY([.TS10])=1;[.TS10];&quot;&quot;)">
            <text:p/>
          </table:table-cell>
          <table:table-cell table:style-name="ce125" table:content-validation-name="val1" table:formula="of:=IF(DAY([.TT10])=1;[.TT10];&quot;&quot;)">
            <text:p/>
          </table:table-cell>
          <table:table-cell table:style-name="ce125" table:content-validation-name="val1" table:formula="of:=IF(DAY([.TU10])=1;[.TU10];&quot;&quot;)">
            <text:p/>
          </table:table-cell>
          <table:table-cell table:style-name="ce141" table:content-validation-name="val1" table:number-columns-repeated="340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3"/>
          <table:table-cell table:style-name="ce48" table:content-validation-name="val1" table:formula="of:=MIN([.D11:.D91])" office:value-type="date" office:date-value="2025-08-02" calcext:value-type="date">
            <text:p>02-ago-2025</text:p>
          </table:table-cell>
          <table:table-cell table:style-name="ce62" table:content-validation-name="val1" table:formula="of:=NETWORKDAYS([.D10];[.F10];Holidays)" office:value-type="float" office:value="359" calcext:value-type="float">
            <text:p>359</text:p>
          </table:table-cell>
          <table:table-cell table:style-name="ce48" table:content-validation-name="val1" table:formula="of:=MAX([.F11:.F91])" office:value-type="date" office:date-value="2026-12-17" calcext:value-type="date">
            <text:p>17-dez-2026</text:p>
          </table:table-cell>
          <table:table-cell table:style-name="ce86" table:content-validation-name="val1" table:formula="of:=SUMPRODUCT([.G11:.G91];[.E11:.E91])/SUM([.E11:.E91])" office:value-type="percentage" office:value="0.290098687680655" calcext:value-type="percentage">
            <text:p>29%</text:p>
          </table:table-cell>
          <table:table-cell table:style-name="ce103" table:content-validation-name="val1" table:formula="of:=[.F10]-[.D10]+1" office:value-type="float" office:value="503" calcext:value-type="float">
            <text:p>503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5-08-02" calcext:value-type="date">
            <text:p>02</text:p>
          </table:table-cell>
          <table:table-cell table:style-name="ce126" table:content-validation-name="val1" table:formula="of:=[.K10]+1" office:value-type="date" office:date-value="2025-08-03" calcext:value-type="date">
            <text:p>03</text:p>
          </table:table-cell>
          <table:table-cell table:style-name="ce126" table:content-validation-name="val1" table:formula="of:=[.L10]+1" office:value-type="date" office:date-value="2025-08-04" calcext:value-type="date">
            <text:p>04</text:p>
          </table:table-cell>
          <table:table-cell table:style-name="ce126" table:content-validation-name="val1" table:formula="of:=[.M10]+1" office:value-type="date" office:date-value="2025-08-05" calcext:value-type="date">
            <text:p>05</text:p>
          </table:table-cell>
          <table:table-cell table:style-name="ce126" table:content-validation-name="val1" table:formula="of:=[.N10]+1" office:value-type="date" office:date-value="2025-08-06" calcext:value-type="date">
            <text:p>06</text:p>
          </table:table-cell>
          <table:table-cell table:style-name="ce126" table:content-validation-name="val1" table:formula="of:=[.O10]+1" office:value-type="date" office:date-value="2025-08-07" calcext:value-type="date">
            <text:p>07</text:p>
          </table:table-cell>
          <table:table-cell table:style-name="ce126" table:content-validation-name="val1" table:formula="of:=[.P10]+1" office:value-type="date" office:date-value="2025-08-08" calcext:value-type="date">
            <text:p>08</text:p>
          </table:table-cell>
          <table:table-cell table:style-name="ce126" table:content-validation-name="val1" table:formula="of:=[.Q10]+1" office:value-type="date" office:date-value="2025-08-09" calcext:value-type="date">
            <text:p>09</text:p>
          </table:table-cell>
          <table:table-cell table:style-name="ce126" table:content-validation-name="val1" table:formula="of:=[.R10]+1" office:value-type="date" office:date-value="2025-08-10" calcext:value-type="date">
            <text:p>10</text:p>
          </table:table-cell>
          <table:table-cell table:style-name="ce126" table:content-validation-name="val1" table:formula="of:=[.S10]+1" office:value-type="date" office:date-value="2025-08-11" calcext:value-type="date">
            <text:p>11</text:p>
          </table:table-cell>
          <table:table-cell table:style-name="ce126" table:content-validation-name="val1" table:formula="of:=[.T10]+1" office:value-type="date" office:date-value="2025-08-12" calcext:value-type="date">
            <text:p>12</text:p>
          </table:table-cell>
          <table:table-cell table:style-name="ce126" table:content-validation-name="val1" table:formula="of:=[.U10]+1" office:value-type="date" office:date-value="2025-08-13" calcext:value-type="date">
            <text:p>13</text:p>
          </table:table-cell>
          <table:table-cell table:style-name="ce126" table:content-validation-name="val1" table:formula="of:=[.V10]+1" office:value-type="date" office:date-value="2025-08-14" calcext:value-type="date">
            <text:p>14</text:p>
          </table:table-cell>
          <table:table-cell table:style-name="ce126" table:content-validation-name="val1" table:formula="of:=[.W10]+1" office:value-type="date" office:date-value="2025-08-15" calcext:value-type="date">
            <text:p>15</text:p>
          </table:table-cell>
          <table:table-cell table:style-name="ce126" table:content-validation-name="val1" table:formula="of:=[.X10]+1" office:value-type="date" office:date-value="2025-08-16" calcext:value-type="date">
            <text:p>16</text:p>
          </table:table-cell>
          <table:table-cell table:style-name="ce126" table:content-validation-name="val1" table:formula="of:=[.Y10]+1" office:value-type="date" office:date-value="2025-08-17" calcext:value-type="date">
            <text:p>17</text:p>
          </table:table-cell>
          <table:table-cell table:style-name="ce126" table:content-validation-name="val1" table:formula="of:=[.Z10]+1" office:value-type="date" office:date-value="2025-08-18" calcext:value-type="date">
            <text:p>18</text:p>
          </table:table-cell>
          <table:table-cell table:style-name="ce126" table:content-validation-name="val1" table:formula="of:=[.AA10]+1" office:value-type="date" office:date-value="2025-08-19" calcext:value-type="date">
            <text:p>19</text:p>
          </table:table-cell>
          <table:table-cell table:style-name="ce126" table:content-validation-name="val1" table:formula="of:=[.AB10]+1" office:value-type="date" office:date-value="2025-08-20" calcext:value-type="date">
            <text:p>20</text:p>
          </table:table-cell>
          <table:table-cell table:style-name="ce126" table:content-validation-name="val1" table:formula="of:=[.AC10]+1" office:value-type="date" office:date-value="2025-08-21" calcext:value-type="date">
            <text:p>21</text:p>
          </table:table-cell>
          <table:table-cell table:style-name="ce126" table:content-validation-name="val1" table:formula="of:=[.AD10]+1" office:value-type="date" office:date-value="2025-08-22" calcext:value-type="date">
            <text:p>22</text:p>
          </table:table-cell>
          <table:table-cell table:style-name="ce126" table:content-validation-name="val1" table:formula="of:=[.AE10]+1" office:value-type="date" office:date-value="2025-08-23" calcext:value-type="date">
            <text:p>23</text:p>
          </table:table-cell>
          <table:table-cell table:style-name="ce126" table:content-validation-name="val1" table:formula="of:=[.AF10]+1" office:value-type="date" office:date-value="2025-08-24" calcext:value-type="date">
            <text:p>24</text:p>
          </table:table-cell>
          <table:table-cell table:style-name="ce126" table:content-validation-name="val1" table:formula="of:=[.AG10]+1" office:value-type="date" office:date-value="2025-08-25" calcext:value-type="date">
            <text:p>25</text:p>
          </table:table-cell>
          <table:table-cell table:style-name="ce126" table:content-validation-name="val1" table:formula="of:=[.AH10]+1" office:value-type="date" office:date-value="2025-08-26" calcext:value-type="date">
            <text:p>26</text:p>
          </table:table-cell>
          <table:table-cell table:style-name="ce126" table:content-validation-name="val1" table:formula="of:=[.AI10]+1" office:value-type="date" office:date-value="2025-08-27" calcext:value-type="date">
            <text:p>27</text:p>
          </table:table-cell>
          <table:table-cell table:style-name="ce126" table:content-validation-name="val1" table:formula="of:=[.AJ10]+1" office:value-type="date" office:date-value="2025-08-28" calcext:value-type="date">
            <text:p>28</text:p>
          </table:table-cell>
          <table:table-cell table:style-name="ce126" table:content-validation-name="val1" table:formula="of:=[.AK10]+1" office:value-type="date" office:date-value="2025-08-29" calcext:value-type="date">
            <text:p>29</text:p>
          </table:table-cell>
          <table:table-cell table:style-name="ce126" table:content-validation-name="val1" table:formula="of:=[.AL10]+1" office:value-type="date" office:date-value="2025-08-30" calcext:value-type="date">
            <text:p>30</text:p>
          </table:table-cell>
          <table:table-cell table:style-name="ce126" table:content-validation-name="val1" table:formula="of:=[.AM10]+1" office:value-type="date" office:date-value="2025-08-31" calcext:value-type="date">
            <text:p>31</text:p>
          </table:table-cell>
          <table:table-cell table:style-name="ce126" table:content-validation-name="val1" table:formula="of:=[.AN10]+1" office:value-type="date" office:date-value="2025-09-01" calcext:value-type="date">
            <text:p>01</text:p>
          </table:table-cell>
          <table:table-cell table:style-name="ce126" table:content-validation-name="val1" table:formula="of:=[.AO10]+1" office:value-type="date" office:date-value="2025-09-02" calcext:value-type="date">
            <text:p>02</text:p>
          </table:table-cell>
          <table:table-cell table:style-name="ce126" table:content-validation-name="val1" table:formula="of:=[.AP10]+1" office:value-type="date" office:date-value="2025-09-03" calcext:value-type="date">
            <text:p>03</text:p>
          </table:table-cell>
          <table:table-cell table:style-name="ce126" table:content-validation-name="val1" table:formula="of:=[.AQ10]+1" office:value-type="date" office:date-value="2025-09-04" calcext:value-type="date">
            <text:p>04</text:p>
          </table:table-cell>
          <table:table-cell table:style-name="ce126" table:content-validation-name="val1" table:formula="of:=[.AR10]+1" office:value-type="date" office:date-value="2025-09-05" calcext:value-type="date">
            <text:p>05</text:p>
          </table:table-cell>
          <table:table-cell table:style-name="ce126" table:content-validation-name="val1" table:formula="of:=[.AS10]+1" office:value-type="date" office:date-value="2025-09-06" calcext:value-type="date">
            <text:p>06</text:p>
          </table:table-cell>
          <table:table-cell table:style-name="ce126" table:content-validation-name="val1" table:formula="of:=[.AT10]+1" office:value-type="date" office:date-value="2025-09-07" calcext:value-type="date">
            <text:p>07</text:p>
          </table:table-cell>
          <table:table-cell table:style-name="ce126" table:content-validation-name="val1" table:formula="of:=[.AU10]+1" office:value-type="date" office:date-value="2025-09-08" calcext:value-type="date">
            <text:p>08</text:p>
          </table:table-cell>
          <table:table-cell table:style-name="ce126" table:content-validation-name="val1" table:formula="of:=[.AV10]+1" office:value-type="date" office:date-value="2025-09-09" calcext:value-type="date">
            <text:p>09</text:p>
          </table:table-cell>
          <table:table-cell table:style-name="ce126" table:content-validation-name="val1" table:formula="of:=[.AW10]+1" office:value-type="date" office:date-value="2025-09-10" calcext:value-type="date">
            <text:p>10</text:p>
          </table:table-cell>
          <table:table-cell table:style-name="ce126" table:content-validation-name="val1" table:formula="of:=[.AX10]+1" office:value-type="date" office:date-value="2025-09-11" calcext:value-type="date">
            <text:p>11</text:p>
          </table:table-cell>
          <table:table-cell table:style-name="ce126" table:content-validation-name="val1" table:formula="of:=[.AY10]+1" office:value-type="date" office:date-value="2025-09-12" calcext:value-type="date">
            <text:p>12</text:p>
          </table:table-cell>
          <table:table-cell table:style-name="ce126" table:content-validation-name="val1" table:formula="of:=[.AZ10]+1" office:value-type="date" office:date-value="2025-09-13" calcext:value-type="date">
            <text:p>13</text:p>
          </table:table-cell>
          <table:table-cell table:style-name="ce126" table:content-validation-name="val1" table:formula="of:=[.BA10]+1" office:value-type="date" office:date-value="2025-09-14" calcext:value-type="date">
            <text:p>14</text:p>
          </table:table-cell>
          <table:table-cell table:style-name="ce126" table:content-validation-name="val1" table:formula="of:=[.BB10]+1" office:value-type="date" office:date-value="2025-09-15" calcext:value-type="date">
            <text:p>15</text:p>
          </table:table-cell>
          <table:table-cell table:style-name="ce126" table:content-validation-name="val1" table:formula="of:=[.BC10]+1" office:value-type="date" office:date-value="2025-09-16" calcext:value-type="date">
            <text:p>16</text:p>
          </table:table-cell>
          <table:table-cell table:style-name="ce126" table:content-validation-name="val1" table:formula="of:=[.BD10]+1" office:value-type="date" office:date-value="2025-09-17" calcext:value-type="date">
            <text:p>17</text:p>
          </table:table-cell>
          <table:table-cell table:style-name="ce126" table:content-validation-name="val1" table:formula="of:=[.BE10]+1" office:value-type="date" office:date-value="2025-09-18" calcext:value-type="date">
            <text:p>18</text:p>
          </table:table-cell>
          <table:table-cell table:style-name="ce126" table:content-validation-name="val1" table:formula="of:=[.BF10]+1" office:value-type="date" office:date-value="2025-09-19" calcext:value-type="date">
            <text:p>19</text:p>
          </table:table-cell>
          <table:table-cell table:style-name="ce126" table:content-validation-name="val1" table:formula="of:=[.BG10]+1" office:value-type="date" office:date-value="2025-09-20" calcext:value-type="date">
            <text:p>20</text:p>
          </table:table-cell>
          <table:table-cell table:style-name="ce126" table:content-validation-name="val1" table:formula="of:=[.BH10]+1" office:value-type="date" office:date-value="2025-09-21" calcext:value-type="date">
            <text:p>21</text:p>
          </table:table-cell>
          <table:table-cell table:style-name="ce126" table:content-validation-name="val1" table:formula="of:=[.BI10]+1" office:value-type="date" office:date-value="2025-09-22" calcext:value-type="date">
            <text:p>22</text:p>
          </table:table-cell>
          <table:table-cell table:style-name="ce126" table:content-validation-name="val1" table:formula="of:=[.BJ10]+1" office:value-type="date" office:date-value="2025-09-23" calcext:value-type="date">
            <text:p>23</text:p>
          </table:table-cell>
          <table:table-cell table:style-name="ce126" table:content-validation-name="val1" table:formula="of:=[.BK10]+1" office:value-type="date" office:date-value="2025-09-24" calcext:value-type="date">
            <text:p>24</text:p>
          </table:table-cell>
          <table:table-cell table:style-name="ce126" table:content-validation-name="val1" table:formula="of:=[.BL10]+1" office:value-type="date" office:date-value="2025-09-25" calcext:value-type="date">
            <text:p>25</text:p>
          </table:table-cell>
          <table:table-cell table:style-name="ce126" table:content-validation-name="val1" table:formula="of:=[.BM10]+1" office:value-type="date" office:date-value="2025-09-26" calcext:value-type="date">
            <text:p>26</text:p>
          </table:table-cell>
          <table:table-cell table:style-name="ce126" table:content-validation-name="val1" table:formula="of:=[.BN10]+1" office:value-type="date" office:date-value="2025-09-27" calcext:value-type="date">
            <text:p>27</text:p>
          </table:table-cell>
          <table:table-cell table:style-name="ce126" table:content-validation-name="val1" table:formula="of:=[.BO10]+1" office:value-type="date" office:date-value="2025-09-28" calcext:value-type="date">
            <text:p>28</text:p>
          </table:table-cell>
          <table:table-cell table:style-name="ce126" table:content-validation-name="val1" table:formula="of:=[.BP10]+1" office:value-type="date" office:date-value="2025-09-29" calcext:value-type="date">
            <text:p>29</text:p>
          </table:table-cell>
          <table:table-cell table:style-name="ce126" table:content-validation-name="val1" table:formula="of:=[.BQ10]+1" office:value-type="date" office:date-value="2025-09-30" calcext:value-type="date">
            <text:p>30</text:p>
          </table:table-cell>
          <table:table-cell table:style-name="ce126" table:content-validation-name="val1" table:formula="of:=[.BR10]+1" office:value-type="date" office:date-value="2025-10-01" calcext:value-type="date">
            <text:p>01</text:p>
          </table:table-cell>
          <table:table-cell table:style-name="ce126" table:content-validation-name="val1" table:formula="of:=[.BS10]+1" office:value-type="date" office:date-value="2025-10-02" calcext:value-type="date">
            <text:p>02</text:p>
          </table:table-cell>
          <table:table-cell table:style-name="ce126" table:content-validation-name="val1" table:formula="of:=[.BT10]+1" office:value-type="date" office:date-value="2025-10-03" calcext:value-type="date">
            <text:p>03</text:p>
          </table:table-cell>
          <table:table-cell table:style-name="ce126" table:content-validation-name="val1" table:formula="of:=[.BU10]+1" office:value-type="date" office:date-value="2025-10-04" calcext:value-type="date">
            <text:p>04</text:p>
          </table:table-cell>
          <table:table-cell table:style-name="ce126" table:content-validation-name="val1" table:formula="of:=[.BV10]+1" office:value-type="date" office:date-value="2025-10-05" calcext:value-type="date">
            <text:p>05</text:p>
          </table:table-cell>
          <table:table-cell table:style-name="ce126" table:content-validation-name="val1" table:formula="of:=[.BW10]+1" office:value-type="date" office:date-value="2025-10-06" calcext:value-type="date">
            <text:p>06</text:p>
          </table:table-cell>
          <table:table-cell table:style-name="ce126" table:content-validation-name="val1" table:formula="of:=[.BX10]+1" office:value-type="date" office:date-value="2025-10-07" calcext:value-type="date">
            <text:p>07</text:p>
          </table:table-cell>
          <table:table-cell table:style-name="ce126" table:content-validation-name="val1" table:formula="of:=[.BY10]+1" office:value-type="date" office:date-value="2025-10-08" calcext:value-type="date">
            <text:p>08</text:p>
          </table:table-cell>
          <table:table-cell table:style-name="ce126" table:content-validation-name="val1" table:formula="of:=[.BZ10]+1" office:value-type="date" office:date-value="2025-10-09" calcext:value-type="date">
            <text:p>09</text:p>
          </table:table-cell>
          <table:table-cell table:style-name="ce126" table:content-validation-name="val1" table:formula="of:=[.CA10]+1" office:value-type="date" office:date-value="2025-10-10" calcext:value-type="date">
            <text:p>10</text:p>
          </table:table-cell>
          <table:table-cell table:style-name="ce126" table:content-validation-name="val1" table:formula="of:=[.CB10]+1" office:value-type="date" office:date-value="2025-10-11" calcext:value-type="date">
            <text:p>11</text:p>
          </table:table-cell>
          <table:table-cell table:style-name="ce126" table:content-validation-name="val1" table:formula="of:=[.CC10]+1" office:value-type="date" office:date-value="2025-10-12" calcext:value-type="date">
            <text:p>12</text:p>
          </table:table-cell>
          <table:table-cell table:style-name="ce126" table:content-validation-name="val1" table:formula="of:=[.CD10]+1" office:value-type="date" office:date-value="2025-10-13" calcext:value-type="date">
            <text:p>13</text:p>
          </table:table-cell>
          <table:table-cell table:style-name="ce126" table:content-validation-name="val1" table:formula="of:=[.CE10]+1" office:value-type="date" office:date-value="2025-10-14" calcext:value-type="date">
            <text:p>14</text:p>
          </table:table-cell>
          <table:table-cell table:style-name="ce126" table:content-validation-name="val1" table:formula="of:=[.CF10]+1" office:value-type="date" office:date-value="2025-10-15" calcext:value-type="date">
            <text:p>15</text:p>
          </table:table-cell>
          <table:table-cell table:style-name="ce126" table:content-validation-name="val1" table:formula="of:=[.CG10]+1" office:value-type="date" office:date-value="2025-10-16" calcext:value-type="date">
            <text:p>16</text:p>
          </table:table-cell>
          <table:table-cell table:style-name="ce126" table:content-validation-name="val1" table:formula="of:=[.CH10]+1" office:value-type="date" office:date-value="2025-10-17" calcext:value-type="date">
            <text:p>17</text:p>
          </table:table-cell>
          <table:table-cell table:style-name="ce126" table:content-validation-name="val1" table:formula="of:=[.CI10]+1" office:value-type="date" office:date-value="2025-10-18" calcext:value-type="date">
            <text:p>18</text:p>
          </table:table-cell>
          <table:table-cell table:style-name="ce126" table:content-validation-name="val1" table:formula="of:=[.CJ10]+1" office:value-type="date" office:date-value="2025-10-19" calcext:value-type="date">
            <text:p>19</text:p>
          </table:table-cell>
          <table:table-cell table:style-name="ce126" table:content-validation-name="val1" table:formula="of:=[.CK10]+1" office:value-type="date" office:date-value="2025-10-20" calcext:value-type="date">
            <text:p>20</text:p>
          </table:table-cell>
          <table:table-cell table:style-name="ce126" table:content-validation-name="val1" table:formula="of:=[.CL10]+1" office:value-type="date" office:date-value="2025-10-21" calcext:value-type="date">
            <text:p>21</text:p>
          </table:table-cell>
          <table:table-cell table:style-name="ce126" table:content-validation-name="val1" table:formula="of:=[.CM10]+1" office:value-type="date" office:date-value="2025-10-22" calcext:value-type="date">
            <text:p>22</text:p>
          </table:table-cell>
          <table:table-cell table:style-name="ce126" table:content-validation-name="val1" table:formula="of:=[.CN10]+1" office:value-type="date" office:date-value="2025-10-23" calcext:value-type="date">
            <text:p>23</text:p>
          </table:table-cell>
          <table:table-cell table:style-name="ce126" table:content-validation-name="val1" table:formula="of:=[.CO10]+1" office:value-type="date" office:date-value="2025-10-24" calcext:value-type="date">
            <text:p>24</text:p>
          </table:table-cell>
          <table:table-cell table:style-name="ce126" table:content-validation-name="val1" table:formula="of:=[.CP10]+1" office:value-type="date" office:date-value="2025-10-25" calcext:value-type="date">
            <text:p>25</text:p>
          </table:table-cell>
          <table:table-cell table:style-name="ce126" table:content-validation-name="val1" table:formula="of:=[.CQ10]+1" office:value-type="date" office:date-value="2025-10-26" calcext:value-type="date">
            <text:p>26</text:p>
          </table:table-cell>
          <table:table-cell table:style-name="ce126" table:content-validation-name="val1" table:formula="of:=[.CR10]+1" office:value-type="date" office:date-value="2025-10-27" calcext:value-type="date">
            <text:p>27</text:p>
          </table:table-cell>
          <table:table-cell table:style-name="ce126" table:content-validation-name="val1" table:formula="of:=[.CS10]+1" office:value-type="date" office:date-value="2025-10-28" calcext:value-type="date">
            <text:p>28</text:p>
          </table:table-cell>
          <table:table-cell table:style-name="ce126" table:content-validation-name="val1" table:formula="of:=[.CT10]+1" office:value-type="date" office:date-value="2025-10-29" calcext:value-type="date">
            <text:p>29</text:p>
          </table:table-cell>
          <table:table-cell table:style-name="ce126" table:content-validation-name="val1" table:formula="of:=[.CU10]+1" office:value-type="date" office:date-value="2025-10-30" calcext:value-type="date">
            <text:p>30</text:p>
          </table:table-cell>
          <table:table-cell table:style-name="ce126" table:content-validation-name="val1" table:formula="of:=[.CV10]+1" office:value-type="date" office:date-value="2025-10-31" calcext:value-type="date">
            <text:p>31</text:p>
          </table:table-cell>
          <table:table-cell table:style-name="ce126" table:content-validation-name="val1" table:formula="of:=[.CW10]+1" office:value-type="date" office:date-value="2025-11-01" calcext:value-type="date">
            <text:p>01</text:p>
          </table:table-cell>
          <table:table-cell table:style-name="ce126" table:content-validation-name="val1" table:formula="of:=[.CX10]+1" office:value-type="date" office:date-value="2025-11-02" calcext:value-type="date">
            <text:p>02</text:p>
          </table:table-cell>
          <table:table-cell table:style-name="ce126" table:content-validation-name="val1" table:formula="of:=[.CY10]+1" office:value-type="date" office:date-value="2025-11-03" calcext:value-type="date">
            <text:p>03</text:p>
          </table:table-cell>
          <table:table-cell table:style-name="ce126" table:content-validation-name="val1" table:formula="of:=[.CZ10]+1" office:value-type="date" office:date-value="2025-11-04" calcext:value-type="date">
            <text:p>04</text:p>
          </table:table-cell>
          <table:table-cell table:style-name="ce126" table:content-validation-name="val1" table:formula="of:=[.DA10]+1" office:value-type="date" office:date-value="2025-11-05" calcext:value-type="date">
            <text:p>05</text:p>
          </table:table-cell>
          <table:table-cell table:style-name="ce126" table:content-validation-name="val1" table:formula="of:=[.DB10]+1" office:value-type="date" office:date-value="2025-11-06" calcext:value-type="date">
            <text:p>06</text:p>
          </table:table-cell>
          <table:table-cell table:style-name="ce126" table:content-validation-name="val1" table:formula="of:=[.DC10]+1" office:value-type="date" office:date-value="2025-11-07" calcext:value-type="date">
            <text:p>07</text:p>
          </table:table-cell>
          <table:table-cell table:style-name="ce126" table:content-validation-name="val1" table:formula="of:=[.DD10]+1" office:value-type="date" office:date-value="2025-11-08" calcext:value-type="date">
            <text:p>08</text:p>
          </table:table-cell>
          <table:table-cell table:style-name="ce126" table:content-validation-name="val1" table:formula="of:=[.DE10]+1" office:value-type="date" office:date-value="2025-11-09" calcext:value-type="date">
            <text:p>09</text:p>
          </table:table-cell>
          <table:table-cell table:style-name="ce126" table:content-validation-name="val1" table:formula="of:=[.DF10]+1" office:value-type="date" office:date-value="2025-11-10" calcext:value-type="date">
            <text:p>10</text:p>
          </table:table-cell>
          <table:table-cell table:style-name="ce126" table:content-validation-name="val1" table:formula="of:=[.DG10]+1" office:value-type="date" office:date-value="2025-11-11" calcext:value-type="date">
            <text:p>11</text:p>
          </table:table-cell>
          <table:table-cell table:style-name="ce126" table:content-validation-name="val1" table:formula="of:=[.DH10]+1" office:value-type="date" office:date-value="2025-11-12" calcext:value-type="date">
            <text:p>12</text:p>
          </table:table-cell>
          <table:table-cell table:style-name="ce126" table:content-validation-name="val1" table:formula="of:=[.DI10]+1" office:value-type="date" office:date-value="2025-11-13" calcext:value-type="date">
            <text:p>13</text:p>
          </table:table-cell>
          <table:table-cell table:style-name="ce126" table:content-validation-name="val1" table:formula="of:=[.DJ10]+1" office:value-type="date" office:date-value="2025-11-14" calcext:value-type="date">
            <text:p>14</text:p>
          </table:table-cell>
          <table:table-cell table:style-name="ce126" table:content-validation-name="val1" table:formula="of:=[.DK10]+1" office:value-type="date" office:date-value="2025-11-15" calcext:value-type="date">
            <text:p>15</text:p>
          </table:table-cell>
          <table:table-cell table:style-name="ce126" table:content-validation-name="val1" table:formula="of:=[.DL10]+1" office:value-type="date" office:date-value="2025-11-16" calcext:value-type="date">
            <text:p>16</text:p>
          </table:table-cell>
          <table:table-cell table:style-name="ce126" table:content-validation-name="val1" table:formula="of:=[.DM10]+1" office:value-type="date" office:date-value="2025-11-17" calcext:value-type="date">
            <text:p>17</text:p>
          </table:table-cell>
          <table:table-cell table:style-name="ce126" table:content-validation-name="val1" table:formula="of:=[.DN10]+1" office:value-type="date" office:date-value="2025-11-18" calcext:value-type="date">
            <text:p>18</text:p>
          </table:table-cell>
          <table:table-cell table:style-name="ce126" table:content-validation-name="val1" table:formula="of:=[.DO10]+1" office:value-type="date" office:date-value="2025-11-19" calcext:value-type="date">
            <text:p>19</text:p>
          </table:table-cell>
          <table:table-cell table:style-name="ce126" table:content-validation-name="val1" table:formula="of:=[.DP10]+1" office:value-type="date" office:date-value="2025-11-20" calcext:value-type="date">
            <text:p>20</text:p>
          </table:table-cell>
          <table:table-cell table:style-name="ce126" table:content-validation-name="val1" table:formula="of:=[.DQ10]+1" office:value-type="date" office:date-value="2025-11-21" calcext:value-type="date">
            <text:p>21</text:p>
          </table:table-cell>
          <table:table-cell table:style-name="ce126" table:content-validation-name="val1" table:formula="of:=[.DR10]+1" office:value-type="date" office:date-value="2025-11-22" calcext:value-type="date">
            <text:p>22</text:p>
          </table:table-cell>
          <table:table-cell table:style-name="ce126" table:content-validation-name="val1" table:formula="of:=[.DS10]+1" office:value-type="date" office:date-value="2025-11-23" calcext:value-type="date">
            <text:p>23</text:p>
          </table:table-cell>
          <table:table-cell table:style-name="ce126" table:content-validation-name="val1" table:formula="of:=[.DT10]+1" office:value-type="date" office:date-value="2025-11-24" calcext:value-type="date">
            <text:p>24</text:p>
          </table:table-cell>
          <table:table-cell table:style-name="ce126" table:content-validation-name="val1" table:formula="of:=[.DU10]+1" office:value-type="date" office:date-value="2025-11-25" calcext:value-type="date">
            <text:p>25</text:p>
          </table:table-cell>
          <table:table-cell table:style-name="ce126" table:content-validation-name="val1" table:formula="of:=[.DV10]+1" office:value-type="date" office:date-value="2025-11-26" calcext:value-type="date">
            <text:p>26</text:p>
          </table:table-cell>
          <table:table-cell table:style-name="ce126" table:content-validation-name="val1" table:formula="of:=[.DW10]+1" office:value-type="date" office:date-value="2025-11-27" calcext:value-type="date">
            <text:p>27</text:p>
          </table:table-cell>
          <table:table-cell table:style-name="ce126" table:content-validation-name="val1" table:formula="of:=[.DX10]+1" office:value-type="date" office:date-value="2025-11-28" calcext:value-type="date">
            <text:p>28</text:p>
          </table:table-cell>
          <table:table-cell table:style-name="ce126" table:content-validation-name="val1" table:formula="of:=[.DY10]+1" office:value-type="date" office:date-value="2025-11-29" calcext:value-type="date">
            <text:p>29</text:p>
          </table:table-cell>
          <table:table-cell table:style-name="ce126" table:content-validation-name="val1" table:formula="of:=[.DZ10]+1" office:value-type="date" office:date-value="2025-11-30" calcext:value-type="date">
            <text:p>30</text:p>
          </table:table-cell>
          <table:table-cell table:style-name="ce126" table:content-validation-name="val1" table:formula="of:=[.EA10]+1" office:value-type="date" office:date-value="2025-12-01" calcext:value-type="date">
            <text:p>01</text:p>
          </table:table-cell>
          <table:table-cell table:style-name="ce126" table:content-validation-name="val1" table:formula="of:=[.EB10]+1" office:value-type="date" office:date-value="2025-12-02" calcext:value-type="date">
            <text:p>02</text:p>
          </table:table-cell>
          <table:table-cell table:style-name="ce126" table:content-validation-name="val1" table:formula="of:=[.EC10]+1" office:value-type="date" office:date-value="2025-12-03" calcext:value-type="date">
            <text:p>03</text:p>
          </table:table-cell>
          <table:table-cell table:style-name="ce126" table:content-validation-name="val1" table:formula="of:=[.ED10]+1" office:value-type="date" office:date-value="2025-12-04" calcext:value-type="date">
            <text:p>04</text:p>
          </table:table-cell>
          <table:table-cell table:style-name="ce126" table:content-validation-name="val1" table:formula="of:=[.EE10]+1" office:value-type="date" office:date-value="2025-12-05" calcext:value-type="date">
            <text:p>05</text:p>
          </table:table-cell>
          <table:table-cell table:style-name="ce126" table:content-validation-name="val1" table:formula="of:=[.EF10]+1" office:value-type="date" office:date-value="2025-12-06" calcext:value-type="date">
            <text:p>06</text:p>
          </table:table-cell>
          <table:table-cell table:style-name="ce126" table:content-validation-name="val1" table:formula="of:=[.EG10]+1" office:value-type="date" office:date-value="2025-12-07" calcext:value-type="date">
            <text:p>07</text:p>
          </table:table-cell>
          <table:table-cell table:style-name="ce126" table:content-validation-name="val1" table:formula="of:=[.EH10]+1" office:value-type="date" office:date-value="2025-12-08" calcext:value-type="date">
            <text:p>08</text:p>
          </table:table-cell>
          <table:table-cell table:style-name="ce126" table:content-validation-name="val1" table:formula="of:=[.EI10]+1" office:value-type="date" office:date-value="2025-12-09" calcext:value-type="date">
            <text:p>09</text:p>
          </table:table-cell>
          <table:table-cell table:style-name="ce126" table:content-validation-name="val1" table:formula="of:=[.EJ10]+1" office:value-type="date" office:date-value="2025-12-10" calcext:value-type="date">
            <text:p>10</text:p>
          </table:table-cell>
          <table:table-cell table:style-name="ce126" table:content-validation-name="val1" table:formula="of:=[.EK10]+1" office:value-type="date" office:date-value="2025-12-11" calcext:value-type="date">
            <text:p>11</text:p>
          </table:table-cell>
          <table:table-cell table:style-name="ce126" table:content-validation-name="val1" table:formula="of:=[.EL10]+1" office:value-type="date" office:date-value="2025-12-12" calcext:value-type="date">
            <text:p>12</text:p>
          </table:table-cell>
          <table:table-cell table:style-name="ce126" table:content-validation-name="val1" table:formula="of:=[.EM10]+1" office:value-type="date" office:date-value="2025-12-13" calcext:value-type="date">
            <text:p>13</text:p>
          </table:table-cell>
          <table:table-cell table:style-name="ce126" table:content-validation-name="val1" table:formula="of:=[.EN10]+1" office:value-type="date" office:date-value="2025-12-14" calcext:value-type="date">
            <text:p>14</text:p>
          </table:table-cell>
          <table:table-cell table:style-name="ce126" table:content-validation-name="val1" table:formula="of:=[.EO10]+1" office:value-type="date" office:date-value="2025-12-15" calcext:value-type="date">
            <text:p>15</text:p>
          </table:table-cell>
          <table:table-cell table:style-name="ce126" table:content-validation-name="val1" table:formula="of:=[.EP10]+1" office:value-type="date" office:date-value="2025-12-16" calcext:value-type="date">
            <text:p>16</text:p>
          </table:table-cell>
          <table:table-cell table:style-name="ce126" table:content-validation-name="val1" table:formula="of:=[.EQ10]+1" office:value-type="date" office:date-value="2025-12-17" calcext:value-type="date">
            <text:p>17</text:p>
          </table:table-cell>
          <table:table-cell table:style-name="ce126" table:content-validation-name="val1" table:formula="of:=[.ER10]+1" office:value-type="date" office:date-value="2025-12-18" calcext:value-type="date">
            <text:p>18</text:p>
          </table:table-cell>
          <table:table-cell table:style-name="ce126" table:content-validation-name="val1" table:formula="of:=[.ES10]+1" office:value-type="date" office:date-value="2025-12-19" calcext:value-type="date">
            <text:p>19</text:p>
          </table:table-cell>
          <table:table-cell table:style-name="ce126" table:content-validation-name="val1" table:formula="of:=[.ET10]+1" office:value-type="date" office:date-value="2025-12-20" calcext:value-type="date">
            <text:p>20</text:p>
          </table:table-cell>
          <table:table-cell table:style-name="ce126" table:content-validation-name="val1" table:formula="of:=[.EU10]+1" office:value-type="date" office:date-value="2025-12-21" calcext:value-type="date">
            <text:p>21</text:p>
          </table:table-cell>
          <table:table-cell table:style-name="ce126" table:content-validation-name="val1" table:formula="of:=[.EV10]+1" office:value-type="date" office:date-value="2025-12-22" calcext:value-type="date">
            <text:p>22</text:p>
          </table:table-cell>
          <table:table-cell table:style-name="ce126" table:content-validation-name="val1" table:formula="of:=[.EW10]+1" office:value-type="date" office:date-value="2025-12-23" calcext:value-type="date">
            <text:p>23</text:p>
          </table:table-cell>
          <table:table-cell table:style-name="ce126" table:content-validation-name="val1" table:formula="of:=[.EX10]+1" office:value-type="date" office:date-value="2025-12-24" calcext:value-type="date">
            <text:p>24</text:p>
          </table:table-cell>
          <table:table-cell table:style-name="ce126" table:content-validation-name="val1" table:formula="of:=[.EY10]+1" office:value-type="date" office:date-value="2025-12-25" calcext:value-type="date">
            <text:p>25</text:p>
          </table:table-cell>
          <table:table-cell table:style-name="ce126" table:content-validation-name="val1" table:formula="of:=[.EZ10]+1" office:value-type="date" office:date-value="2025-12-26" calcext:value-type="date">
            <text:p>26</text:p>
          </table:table-cell>
          <table:table-cell table:style-name="ce126" table:content-validation-name="val1" table:formula="of:=[.FA10]+1" office:value-type="date" office:date-value="2025-12-27" calcext:value-type="date">
            <text:p>27</text:p>
          </table:table-cell>
          <table:table-cell table:style-name="ce126" table:content-validation-name="val1" table:formula="of:=[.FB10]+1" office:value-type="date" office:date-value="2025-12-28" calcext:value-type="date">
            <text:p>28</text:p>
          </table:table-cell>
          <table:table-cell table:style-name="ce126" table:content-validation-name="val1" table:formula="of:=[.FC10]+1" office:value-type="date" office:date-value="2025-12-29" calcext:value-type="date">
            <text:p>29</text:p>
          </table:table-cell>
          <table:table-cell table:style-name="ce126" table:content-validation-name="val1" table:formula="of:=[.FD10]+1" office:value-type="date" office:date-value="2025-12-30" calcext:value-type="date">
            <text:p>30</text:p>
          </table:table-cell>
          <table:table-cell table:style-name="ce126" table:content-validation-name="val1" table:formula="of:=[.FE10]+1" office:value-type="date" office:date-value="2025-12-31" calcext:value-type="date">
            <text:p>31</text:p>
          </table:table-cell>
          <table:table-cell table:style-name="ce126" table:content-validation-name="val1" table:formula="of:=[.FF10]+1" office:value-type="date" office:date-value="2026-01-01" calcext:value-type="date">
            <text:p>01</text:p>
          </table:table-cell>
          <table:table-cell table:style-name="ce126" table:content-validation-name="val1" table:formula="of:=[.FG10]+1" office:value-type="date" office:date-value="2026-01-02" calcext:value-type="date">
            <text:p>02</text:p>
          </table:table-cell>
          <table:table-cell table:style-name="ce126" table:content-validation-name="val1" table:formula="of:=[.FH10]+1" office:value-type="date" office:date-value="2026-01-03" calcext:value-type="date">
            <text:p>03</text:p>
          </table:table-cell>
          <table:table-cell table:style-name="ce126" table:content-validation-name="val1" table:formula="of:=[.FI10]+1" office:value-type="date" office:date-value="2026-01-04" calcext:value-type="date">
            <text:p>04</text:p>
          </table:table-cell>
          <table:table-cell table:style-name="ce126" table:content-validation-name="val1" table:formula="of:=[.FJ10]+1" office:value-type="date" office:date-value="2026-01-05" calcext:value-type="date">
            <text:p>05</text:p>
          </table:table-cell>
          <table:table-cell table:style-name="ce126" table:content-validation-name="val1" table:formula="of:=[.FK10]+1" office:value-type="date" office:date-value="2026-01-06" calcext:value-type="date">
            <text:p>06</text:p>
          </table:table-cell>
          <table:table-cell table:style-name="ce126" table:content-validation-name="val1" table:formula="of:=[.FL10]+1" office:value-type="date" office:date-value="2026-01-07" calcext:value-type="date">
            <text:p>07</text:p>
          </table:table-cell>
          <table:table-cell table:style-name="ce126" table:content-validation-name="val1" table:formula="of:=[.FM10]+1" office:value-type="date" office:date-value="2026-01-08" calcext:value-type="date">
            <text:p>08</text:p>
          </table:table-cell>
          <table:table-cell table:style-name="ce126" table:content-validation-name="val1" table:formula="of:=[.FN10]+1" office:value-type="date" office:date-value="2026-01-09" calcext:value-type="date">
            <text:p>09</text:p>
          </table:table-cell>
          <table:table-cell table:style-name="ce126" table:content-validation-name="val1" table:formula="of:=[.FO10]+1" office:value-type="date" office:date-value="2026-01-10" calcext:value-type="date">
            <text:p>10</text:p>
          </table:table-cell>
          <table:table-cell table:style-name="ce126" table:content-validation-name="val1" table:formula="of:=[.FP10]+1" office:value-type="date" office:date-value="2026-01-11" calcext:value-type="date">
            <text:p>11</text:p>
          </table:table-cell>
          <table:table-cell table:style-name="ce126" table:content-validation-name="val1" table:formula="of:=[.FQ10]+1" office:value-type="date" office:date-value="2026-01-12" calcext:value-type="date">
            <text:p>12</text:p>
          </table:table-cell>
          <table:table-cell table:style-name="ce126" table:content-validation-name="val1" table:formula="of:=[.FR10]+1" office:value-type="date" office:date-value="2026-01-13" calcext:value-type="date">
            <text:p>13</text:p>
          </table:table-cell>
          <table:table-cell table:style-name="ce126" table:content-validation-name="val1" table:formula="of:=[.FS10]+1" office:value-type="date" office:date-value="2026-01-14" calcext:value-type="date">
            <text:p>14</text:p>
          </table:table-cell>
          <table:table-cell table:style-name="ce126" table:content-validation-name="val1" table:formula="of:=[.FT10]+1" office:value-type="date" office:date-value="2026-01-15" calcext:value-type="date">
            <text:p>15</text:p>
          </table:table-cell>
          <table:table-cell table:style-name="ce126" table:content-validation-name="val1" table:formula="of:=[.FU10]+1" office:value-type="date" office:date-value="2026-01-16" calcext:value-type="date">
            <text:p>16</text:p>
          </table:table-cell>
          <table:table-cell table:style-name="ce126" table:content-validation-name="val1" table:formula="of:=[.FV10]+1" office:value-type="date" office:date-value="2026-01-17" calcext:value-type="date">
            <text:p>17</text:p>
          </table:table-cell>
          <table:table-cell table:style-name="ce126" table:content-validation-name="val1" table:formula="of:=[.FW10]+1" office:value-type="date" office:date-value="2026-01-18" calcext:value-type="date">
            <text:p>18</text:p>
          </table:table-cell>
          <table:table-cell table:style-name="ce126" table:content-validation-name="val1" table:formula="of:=[.FX10]+1" office:value-type="date" office:date-value="2026-01-19" calcext:value-type="date">
            <text:p>19</text:p>
          </table:table-cell>
          <table:table-cell table:style-name="ce126" table:content-validation-name="val1" table:formula="of:=[.FY10]+1" office:value-type="date" office:date-value="2026-01-20" calcext:value-type="date">
            <text:p>20</text:p>
          </table:table-cell>
          <table:table-cell table:style-name="ce126" table:content-validation-name="val1" table:formula="of:=[.FZ10]+1" office:value-type="date" office:date-value="2026-01-21" calcext:value-type="date">
            <text:p>21</text:p>
          </table:table-cell>
          <table:table-cell table:style-name="ce126" table:content-validation-name="val1" table:formula="of:=[.GA10]+1" office:value-type="date" office:date-value="2026-01-22" calcext:value-type="date">
            <text:p>22</text:p>
          </table:table-cell>
          <table:table-cell table:style-name="ce126" table:content-validation-name="val1" table:formula="of:=[.GB10]+1" office:value-type="date" office:date-value="2026-01-23" calcext:value-type="date">
            <text:p>23</text:p>
          </table:table-cell>
          <table:table-cell table:style-name="ce126" table:content-validation-name="val1" table:formula="of:=[.GC10]+1" office:value-type="date" office:date-value="2026-01-24" calcext:value-type="date">
            <text:p>24</text:p>
          </table:table-cell>
          <table:table-cell table:style-name="ce126" table:content-validation-name="val1" table:formula="of:=[.GD10]+1" office:value-type="date" office:date-value="2026-01-25" calcext:value-type="date">
            <text:p>25</text:p>
          </table:table-cell>
          <table:table-cell table:style-name="ce126" table:content-validation-name="val1" table:formula="of:=[.GE10]+1" office:value-type="date" office:date-value="2026-01-26" calcext:value-type="date">
            <text:p>26</text:p>
          </table:table-cell>
          <table:table-cell table:style-name="ce126" table:content-validation-name="val1" table:formula="of:=[.GF10]+1" office:value-type="date" office:date-value="2026-01-27" calcext:value-type="date">
            <text:p>27</text:p>
          </table:table-cell>
          <table:table-cell table:style-name="ce126" table:content-validation-name="val1" table:formula="of:=[.GG10]+1" office:value-type="date" office:date-value="2026-01-28" calcext:value-type="date">
            <text:p>28</text:p>
          </table:table-cell>
          <table:table-cell table:style-name="ce126" table:content-validation-name="val1" table:formula="of:=[.GH10]+1" office:value-type="date" office:date-value="2026-01-29" calcext:value-type="date">
            <text:p>29</text:p>
          </table:table-cell>
          <table:table-cell table:style-name="ce126" table:content-validation-name="val1" table:formula="of:=[.GI10]+1" office:value-type="date" office:date-value="2026-01-30" calcext:value-type="date">
            <text:p>30</text:p>
          </table:table-cell>
          <table:table-cell table:style-name="ce126" table:content-validation-name="val1" table:formula="of:=[.GJ10]+1" office:value-type="date" office:date-value="2026-01-31" calcext:value-type="date">
            <text:p>31</text:p>
          </table:table-cell>
          <table:table-cell table:style-name="ce126" table:content-validation-name="val1" table:formula="of:=[.GK10]+1" office:value-type="date" office:date-value="2026-02-01" calcext:value-type="date">
            <text:p>01</text:p>
          </table:table-cell>
          <table:table-cell table:style-name="ce126" table:content-validation-name="val1" table:formula="of:=[.GL10]+1" office:value-type="date" office:date-value="2026-02-02" calcext:value-type="date">
            <text:p>02</text:p>
          </table:table-cell>
          <table:table-cell table:style-name="ce126" table:content-validation-name="val1" table:formula="of:=[.GM10]+1" office:value-type="date" office:date-value="2026-02-03" calcext:value-type="date">
            <text:p>03</text:p>
          </table:table-cell>
          <table:table-cell table:style-name="ce126" table:content-validation-name="val1" table:formula="of:=[.GN10]+1" office:value-type="date" office:date-value="2026-02-04" calcext:value-type="date">
            <text:p>04</text:p>
          </table:table-cell>
          <table:table-cell table:style-name="ce126" table:content-validation-name="val1" table:formula="of:=[.GO10]+1" office:value-type="date" office:date-value="2026-02-05" calcext:value-type="date">
            <text:p>05</text:p>
          </table:table-cell>
          <table:table-cell table:style-name="ce126" table:content-validation-name="val1" table:formula="of:=[.GP10]+1" office:value-type="date" office:date-value="2026-02-06" calcext:value-type="date">
            <text:p>06</text:p>
          </table:table-cell>
          <table:table-cell table:style-name="ce126" table:content-validation-name="val1" table:formula="of:=[.GQ10]+1" office:value-type="date" office:date-value="2026-02-07" calcext:value-type="date">
            <text:p>07</text:p>
          </table:table-cell>
          <table:table-cell table:style-name="ce126" table:content-validation-name="val1" table:formula="of:=[.GR10]+1" office:value-type="date" office:date-value="2026-02-08" calcext:value-type="date">
            <text:p>08</text:p>
          </table:table-cell>
          <table:table-cell table:style-name="ce126" table:content-validation-name="val1" table:formula="of:=[.GS10]+1" office:value-type="date" office:date-value="2026-02-09" calcext:value-type="date">
            <text:p>09</text:p>
          </table:table-cell>
          <table:table-cell table:style-name="ce126" table:content-validation-name="val1" table:formula="of:=[.GT10]+1" office:value-type="date" office:date-value="2026-02-10" calcext:value-type="date">
            <text:p>10</text:p>
          </table:table-cell>
          <table:table-cell table:style-name="ce126" table:content-validation-name="val1" table:formula="of:=[.GU10]+1" office:value-type="date" office:date-value="2026-02-11" calcext:value-type="date">
            <text:p>11</text:p>
          </table:table-cell>
          <table:table-cell table:style-name="ce126" table:content-validation-name="val1" table:formula="of:=[.GV10]+1" office:value-type="date" office:date-value="2026-02-12" calcext:value-type="date">
            <text:p>12</text:p>
          </table:table-cell>
          <table:table-cell table:style-name="ce126" table:content-validation-name="val1" table:formula="of:=[.GW10]+1" office:value-type="date" office:date-value="2026-02-13" calcext:value-type="date">
            <text:p>13</text:p>
          </table:table-cell>
          <table:table-cell table:style-name="ce126" table:content-validation-name="val1" table:formula="of:=[.GX10]+1" office:value-type="date" office:date-value="2026-02-14" calcext:value-type="date">
            <text:p>14</text:p>
          </table:table-cell>
          <table:table-cell table:style-name="ce126" table:content-validation-name="val1" table:formula="of:=[.GY10]+1" office:value-type="date" office:date-value="2026-02-15" calcext:value-type="date">
            <text:p>15</text:p>
          </table:table-cell>
          <table:table-cell table:style-name="ce126" table:content-validation-name="val1" table:formula="of:=[.GZ10]+1" office:value-type="date" office:date-value="2026-02-16" calcext:value-type="date">
            <text:p>16</text:p>
          </table:table-cell>
          <table:table-cell table:style-name="ce126" table:content-validation-name="val1" table:formula="of:=[.HA10]+1" office:value-type="date" office:date-value="2026-02-17" calcext:value-type="date">
            <text:p>17</text:p>
          </table:table-cell>
          <table:table-cell table:style-name="ce126" table:content-validation-name="val1" table:formula="of:=[.HB10]+1" office:value-type="date" office:date-value="2026-02-18" calcext:value-type="date">
            <text:p>18</text:p>
          </table:table-cell>
          <table:table-cell table:style-name="ce126" table:content-validation-name="val1" table:formula="of:=[.HC10]+1" office:value-type="date" office:date-value="2026-02-19" calcext:value-type="date">
            <text:p>19</text:p>
          </table:table-cell>
          <table:table-cell table:style-name="ce126" table:content-validation-name="val1" table:formula="of:=[.HD10]+1" office:value-type="date" office:date-value="2026-02-20" calcext:value-type="date">
            <text:p>20</text:p>
          </table:table-cell>
          <table:table-cell table:style-name="ce126" table:content-validation-name="val1" table:formula="of:=[.HE10]+1" office:value-type="date" office:date-value="2026-02-21" calcext:value-type="date">
            <text:p>21</text:p>
          </table:table-cell>
          <table:table-cell table:style-name="ce126" table:content-validation-name="val1" table:formula="of:=[.HF10]+1" office:value-type="date" office:date-value="2026-02-22" calcext:value-type="date">
            <text:p>22</text:p>
          </table:table-cell>
          <table:table-cell table:style-name="ce126" table:content-validation-name="val1" table:formula="of:=[.HG10]+1" office:value-type="date" office:date-value="2026-02-23" calcext:value-type="date">
            <text:p>23</text:p>
          </table:table-cell>
          <table:table-cell table:style-name="ce126" table:content-validation-name="val1" table:formula="of:=[.HH10]+1" office:value-type="date" office:date-value="2026-02-24" calcext:value-type="date">
            <text:p>24</text:p>
          </table:table-cell>
          <table:table-cell table:style-name="ce126" table:content-validation-name="val1" table:formula="of:=[.HI10]+1" office:value-type="date" office:date-value="2026-02-25" calcext:value-type="date">
            <text:p>25</text:p>
          </table:table-cell>
          <table:table-cell table:style-name="ce126" table:content-validation-name="val1" table:formula="of:=[.HJ10]+1" office:value-type="date" office:date-value="2026-02-26" calcext:value-type="date">
            <text:p>26</text:p>
          </table:table-cell>
          <table:table-cell table:style-name="ce126" table:content-validation-name="val1" table:formula="of:=[.HK10]+1" office:value-type="date" office:date-value="2026-02-27" calcext:value-type="date">
            <text:p>27</text:p>
          </table:table-cell>
          <table:table-cell table:style-name="ce126" table:content-validation-name="val1" table:formula="of:=[.HL10]+1" office:value-type="date" office:date-value="2026-02-28" calcext:value-type="date">
            <text:p>28</text:p>
          </table:table-cell>
          <table:table-cell table:style-name="ce126" table:content-validation-name="val1" table:formula="of:=[.HM10]+1" office:value-type="date" office:date-value="2026-03-01" calcext:value-type="date">
            <text:p>01</text:p>
          </table:table-cell>
          <table:table-cell table:style-name="ce126" table:content-validation-name="val1" table:formula="of:=[.HN10]+1" office:value-type="date" office:date-value="2026-03-02" calcext:value-type="date">
            <text:p>02</text:p>
          </table:table-cell>
          <table:table-cell table:style-name="ce126" table:content-validation-name="val1" table:formula="of:=[.HO10]+1" office:value-type="date" office:date-value="2026-03-03" calcext:value-type="date">
            <text:p>03</text:p>
          </table:table-cell>
          <table:table-cell table:style-name="ce126" table:content-validation-name="val1" table:formula="of:=[.HP10]+1" office:value-type="date" office:date-value="2026-03-04" calcext:value-type="date">
            <text:p>04</text:p>
          </table:table-cell>
          <table:table-cell table:style-name="ce126" table:content-validation-name="val1" table:formula="of:=[.HQ10]+1" office:value-type="date" office:date-value="2026-03-05" calcext:value-type="date">
            <text:p>05</text:p>
          </table:table-cell>
          <table:table-cell table:style-name="ce126" table:content-validation-name="val1" table:formula="of:=[.HR10]+1" office:value-type="date" office:date-value="2026-03-06" calcext:value-type="date">
            <text:p>06</text:p>
          </table:table-cell>
          <table:table-cell table:style-name="ce126" table:content-validation-name="val1" table:formula="of:=[.HS10]+1" office:value-type="date" office:date-value="2026-03-07" calcext:value-type="date">
            <text:p>07</text:p>
          </table:table-cell>
          <table:table-cell table:style-name="ce126" table:content-validation-name="val1" table:formula="of:=[.HT10]+1" office:value-type="date" office:date-value="2026-03-08" calcext:value-type="date">
            <text:p>08</text:p>
          </table:table-cell>
          <table:table-cell table:style-name="ce126" table:content-validation-name="val1" table:formula="of:=[.HU10]+1" office:value-type="date" office:date-value="2026-03-09" calcext:value-type="date">
            <text:p>09</text:p>
          </table:table-cell>
          <table:table-cell table:style-name="ce126" table:content-validation-name="val1" table:formula="of:=[.HV10]+1" office:value-type="date" office:date-value="2026-03-10" calcext:value-type="date">
            <text:p>10</text:p>
          </table:table-cell>
          <table:table-cell table:style-name="ce126" table:content-validation-name="val1" table:formula="of:=[.HW10]+1" office:value-type="date" office:date-value="2026-03-11" calcext:value-type="date">
            <text:p>11</text:p>
          </table:table-cell>
          <table:table-cell table:style-name="ce126" table:content-validation-name="val1" table:formula="of:=[.HX10]+1" office:value-type="date" office:date-value="2026-03-12" calcext:value-type="date">
            <text:p>12</text:p>
          </table:table-cell>
          <table:table-cell table:style-name="ce126" table:content-validation-name="val1" table:formula="of:=[.HY10]+1" office:value-type="date" office:date-value="2026-03-13" calcext:value-type="date">
            <text:p>13</text:p>
          </table:table-cell>
          <table:table-cell table:style-name="ce126" table:content-validation-name="val1" table:formula="of:=[.HZ10]+1" office:value-type="date" office:date-value="2026-03-14" calcext:value-type="date">
            <text:p>14</text:p>
          </table:table-cell>
          <table:table-cell table:style-name="ce126" table:content-validation-name="val1" table:formula="of:=[.IA10]+1" office:value-type="date" office:date-value="2026-03-15" calcext:value-type="date">
            <text:p>15</text:p>
          </table:table-cell>
          <table:table-cell table:style-name="ce126" table:content-validation-name="val1" table:formula="of:=[.IB10]+1" office:value-type="date" office:date-value="2026-03-16" calcext:value-type="date">
            <text:p>16</text:p>
          </table:table-cell>
          <table:table-cell table:style-name="ce126" table:content-validation-name="val1" table:formula="of:=[.IC10]+1" office:value-type="date" office:date-value="2026-03-17" calcext:value-type="date">
            <text:p>17</text:p>
          </table:table-cell>
          <table:table-cell table:style-name="ce126" table:content-validation-name="val1" table:formula="of:=[.ID10]+1" office:value-type="date" office:date-value="2026-03-18" calcext:value-type="date">
            <text:p>18</text:p>
          </table:table-cell>
          <table:table-cell table:style-name="ce126" table:content-validation-name="val1" table:formula="of:=[.IE10]+1" office:value-type="date" office:date-value="2026-03-19" calcext:value-type="date">
            <text:p>19</text:p>
          </table:table-cell>
          <table:table-cell table:style-name="ce126" table:content-validation-name="val1" table:formula="of:=[.IF10]+1" office:value-type="date" office:date-value="2026-03-20" calcext:value-type="date">
            <text:p>20</text:p>
          </table:table-cell>
          <table:table-cell table:style-name="ce126" table:content-validation-name="val1" table:formula="of:=[.IG10]+1" office:value-type="date" office:date-value="2026-03-21" calcext:value-type="date">
            <text:p>21</text:p>
          </table:table-cell>
          <table:table-cell table:style-name="ce126" table:content-validation-name="val1" table:formula="of:=[.IH10]+1" office:value-type="date" office:date-value="2026-03-22" calcext:value-type="date">
            <text:p>22</text:p>
          </table:table-cell>
          <table:table-cell table:style-name="ce126" table:content-validation-name="val1" table:formula="of:=[.II10]+1" office:value-type="date" office:date-value="2026-03-23" calcext:value-type="date">
            <text:p>23</text:p>
          </table:table-cell>
          <table:table-cell table:style-name="ce126" table:content-validation-name="val1" table:formula="of:=[.IJ10]+1" office:value-type="date" office:date-value="2026-03-24" calcext:value-type="date">
            <text:p>24</text:p>
          </table:table-cell>
          <table:table-cell table:style-name="ce126" table:content-validation-name="val1" table:formula="of:=[.IK10]+1" office:value-type="date" office:date-value="2026-03-25" calcext:value-type="date">
            <text:p>25</text:p>
          </table:table-cell>
          <table:table-cell table:style-name="ce126" table:content-validation-name="val1" table:formula="of:=[.IL10]+1" office:value-type="date" office:date-value="2026-03-26" calcext:value-type="date">
            <text:p>26</text:p>
          </table:table-cell>
          <table:table-cell table:style-name="ce126" table:content-validation-name="val1" table:formula="of:=[.IM10]+1" office:value-type="date" office:date-value="2026-03-27" calcext:value-type="date">
            <text:p>27</text:p>
          </table:table-cell>
          <table:table-cell table:style-name="ce126" table:content-validation-name="val1" table:formula="of:=[.IN10]+1" office:value-type="date" office:date-value="2026-03-28" calcext:value-type="date">
            <text:p>28</text:p>
          </table:table-cell>
          <table:table-cell table:style-name="ce126" table:content-validation-name="val1" table:formula="of:=[.IO10]+1" office:value-type="date" office:date-value="2026-03-29" calcext:value-type="date">
            <text:p>29</text:p>
          </table:table-cell>
          <table:table-cell table:style-name="ce126" table:content-validation-name="val1" table:formula="of:=[.IP10]+1" office:value-type="date" office:date-value="2026-03-30" calcext:value-type="date">
            <text:p>30</text:p>
          </table:table-cell>
          <table:table-cell table:style-name="ce126" table:content-validation-name="val1" table:formula="of:=[.IQ10]+1" office:value-type="date" office:date-value="2026-03-31" calcext:value-type="date">
            <text:p>31</text:p>
          </table:table-cell>
          <table:table-cell table:style-name="ce126" table:content-validation-name="val1" table:formula="of:=[.IR10]+1" office:value-type="date" office:date-value="2026-04-01" calcext:value-type="date">
            <text:p>01</text:p>
          </table:table-cell>
          <table:table-cell table:style-name="ce126" table:content-validation-name="val1" table:formula="of:=[.IS10]+1" office:value-type="date" office:date-value="2026-04-02" calcext:value-type="date">
            <text:p>02</text:p>
          </table:table-cell>
          <table:table-cell table:style-name="ce126" table:content-validation-name="val1" table:formula="of:=[.IT10]+1" office:value-type="date" office:date-value="2026-04-03" calcext:value-type="date">
            <text:p>03</text:p>
          </table:table-cell>
          <table:table-cell table:style-name="ce126" table:content-validation-name="val1" table:formula="of:=[.IU10]+1" office:value-type="date" office:date-value="2026-04-04" calcext:value-type="date">
            <text:p>04</text:p>
          </table:table-cell>
          <table:table-cell table:style-name="ce126" table:content-validation-name="val1" table:formula="of:=[.IV10]+1" office:value-type="date" office:date-value="2026-04-05" calcext:value-type="date">
            <text:p>05</text:p>
          </table:table-cell>
          <table:table-cell table:style-name="ce126" table:content-validation-name="val1" table:formula="of:=[.IW10]+1" office:value-type="date" office:date-value="2026-04-06" calcext:value-type="date">
            <text:p>06</text:p>
          </table:table-cell>
          <table:table-cell table:style-name="ce126" table:content-validation-name="val1" table:formula="of:=[.IX10]+1" office:value-type="date" office:date-value="2026-04-07" calcext:value-type="date">
            <text:p>07</text:p>
          </table:table-cell>
          <table:table-cell table:style-name="ce126" table:content-validation-name="val1" table:formula="of:=[.IY10]+1" office:value-type="date" office:date-value="2026-04-08" calcext:value-type="date">
            <text:p>08</text:p>
          </table:table-cell>
          <table:table-cell table:style-name="ce126" table:content-validation-name="val1" table:formula="of:=[.IZ10]+1" office:value-type="date" office:date-value="2026-04-09" calcext:value-type="date">
            <text:p>09</text:p>
          </table:table-cell>
          <table:table-cell table:style-name="ce126" table:content-validation-name="val1" table:formula="of:=[.JA10]+1" office:value-type="date" office:date-value="2026-04-10" calcext:value-type="date">
            <text:p>10</text:p>
          </table:table-cell>
          <table:table-cell table:style-name="ce126" table:content-validation-name="val1" table:formula="of:=[.JB10]+1" office:value-type="date" office:date-value="2026-04-11" calcext:value-type="date">
            <text:p>11</text:p>
          </table:table-cell>
          <table:table-cell table:style-name="ce126" table:content-validation-name="val1" table:formula="of:=[.JC10]+1" office:value-type="date" office:date-value="2026-04-12" calcext:value-type="date">
            <text:p>12</text:p>
          </table:table-cell>
          <table:table-cell table:style-name="ce126" table:content-validation-name="val1" table:formula="of:=[.JD10]+1" office:value-type="date" office:date-value="2026-04-13" calcext:value-type="date">
            <text:p>13</text:p>
          </table:table-cell>
          <table:table-cell table:style-name="ce126" table:content-validation-name="val1" table:formula="of:=[.JE10]+1" office:value-type="date" office:date-value="2026-04-14" calcext:value-type="date">
            <text:p>14</text:p>
          </table:table-cell>
          <table:table-cell table:style-name="ce126" table:content-validation-name="val1" table:formula="of:=[.JF10]+1" office:value-type="date" office:date-value="2026-04-15" calcext:value-type="date">
            <text:p>15</text:p>
          </table:table-cell>
          <table:table-cell table:style-name="ce126" table:content-validation-name="val1" table:formula="of:=[.JG10]+1" office:value-type="date" office:date-value="2026-04-16" calcext:value-type="date">
            <text:p>16</text:p>
          </table:table-cell>
          <table:table-cell table:style-name="ce126" table:content-validation-name="val1" table:formula="of:=[.JH10]+1" office:value-type="date" office:date-value="2026-04-17" calcext:value-type="date">
            <text:p>17</text:p>
          </table:table-cell>
          <table:table-cell table:style-name="ce126" table:content-validation-name="val1" table:formula="of:=[.JI10]+1" office:value-type="date" office:date-value="2026-04-18" calcext:value-type="date">
            <text:p>18</text:p>
          </table:table-cell>
          <table:table-cell table:style-name="ce126" table:content-validation-name="val1" table:formula="of:=[.JJ10]+1" office:value-type="date" office:date-value="2026-04-19" calcext:value-type="date">
            <text:p>19</text:p>
          </table:table-cell>
          <table:table-cell table:style-name="ce126" table:content-validation-name="val1" table:formula="of:=[.JK10]+1" office:value-type="date" office:date-value="2026-04-20" calcext:value-type="date">
            <text:p>20</text:p>
          </table:table-cell>
          <table:table-cell table:style-name="ce126" table:content-validation-name="val1" table:formula="of:=[.JL10]+1" office:value-type="date" office:date-value="2026-04-21" calcext:value-type="date">
            <text:p>21</text:p>
          </table:table-cell>
          <table:table-cell table:style-name="ce126" table:content-validation-name="val1" table:formula="of:=[.JM10]+1" office:value-type="date" office:date-value="2026-04-22" calcext:value-type="date">
            <text:p>22</text:p>
          </table:table-cell>
          <table:table-cell table:style-name="ce126" table:content-validation-name="val1" table:formula="of:=[.JN10]+1" office:value-type="date" office:date-value="2026-04-23" calcext:value-type="date">
            <text:p>23</text:p>
          </table:table-cell>
          <table:table-cell table:style-name="ce126" table:content-validation-name="val1" table:formula="of:=[.JO10]+1" office:value-type="date" office:date-value="2026-04-24" calcext:value-type="date">
            <text:p>24</text:p>
          </table:table-cell>
          <table:table-cell table:style-name="ce126" table:content-validation-name="val1" table:formula="of:=[.JP10]+1" office:value-type="date" office:date-value="2026-04-25" calcext:value-type="date">
            <text:p>25</text:p>
          </table:table-cell>
          <table:table-cell table:style-name="ce126" table:content-validation-name="val1" table:formula="of:=[.JQ10]+1" office:value-type="date" office:date-value="2026-04-26" calcext:value-type="date">
            <text:p>26</text:p>
          </table:table-cell>
          <table:table-cell table:style-name="ce126" table:content-validation-name="val1" table:formula="of:=[.JR10]+1" office:value-type="date" office:date-value="2026-04-27" calcext:value-type="date">
            <text:p>27</text:p>
          </table:table-cell>
          <table:table-cell table:style-name="ce126" table:content-validation-name="val1" table:formula="of:=[.JS10]+1" office:value-type="date" office:date-value="2026-04-28" calcext:value-type="date">
            <text:p>28</text:p>
          </table:table-cell>
          <table:table-cell table:style-name="ce126" table:content-validation-name="val1" table:formula="of:=[.JT10]+1" office:value-type="date" office:date-value="2026-04-29" calcext:value-type="date">
            <text:p>29</text:p>
          </table:table-cell>
          <table:table-cell table:style-name="ce126" table:content-validation-name="val1" table:formula="of:=[.JU10]+1" office:value-type="date" office:date-value="2026-04-30" calcext:value-type="date">
            <text:p>30</text:p>
          </table:table-cell>
          <table:table-cell table:style-name="ce126" table:content-validation-name="val1" table:formula="of:=[.JV10]+1" office:value-type="date" office:date-value="2026-05-01" calcext:value-type="date">
            <text:p>01</text:p>
          </table:table-cell>
          <table:table-cell table:style-name="ce126" table:content-validation-name="val1" table:formula="of:=[.JW10]+1" office:value-type="date" office:date-value="2026-05-02" calcext:value-type="date">
            <text:p>02</text:p>
          </table:table-cell>
          <table:table-cell table:style-name="ce126" table:content-validation-name="val1" table:formula="of:=[.JX10]+1" office:value-type="date" office:date-value="2026-05-03" calcext:value-type="date">
            <text:p>03</text:p>
          </table:table-cell>
          <table:table-cell table:style-name="ce126" table:content-validation-name="val1" table:formula="of:=[.JY10]+1" office:value-type="date" office:date-value="2026-05-04" calcext:value-type="date">
            <text:p>04</text:p>
          </table:table-cell>
          <table:table-cell table:style-name="ce126" table:content-validation-name="val1" table:formula="of:=[.JZ10]+1" office:value-type="date" office:date-value="2026-05-05" calcext:value-type="date">
            <text:p>05</text:p>
          </table:table-cell>
          <table:table-cell table:style-name="ce126" table:content-validation-name="val1" table:formula="of:=[.KA10]+1" office:value-type="date" office:date-value="2026-05-06" calcext:value-type="date">
            <text:p>06</text:p>
          </table:table-cell>
          <table:table-cell table:style-name="ce126" table:content-validation-name="val1" table:formula="of:=[.KB10]+1" office:value-type="date" office:date-value="2026-05-07" calcext:value-type="date">
            <text:p>07</text:p>
          </table:table-cell>
          <table:table-cell table:style-name="ce126" table:content-validation-name="val1" table:formula="of:=[.KC10]+1" office:value-type="date" office:date-value="2026-05-08" calcext:value-type="date">
            <text:p>08</text:p>
          </table:table-cell>
          <table:table-cell table:style-name="ce126" table:content-validation-name="val1" table:formula="of:=[.KD10]+1" office:value-type="date" office:date-value="2026-05-09" calcext:value-type="date">
            <text:p>09</text:p>
          </table:table-cell>
          <table:table-cell table:style-name="ce126" table:content-validation-name="val1" table:formula="of:=[.KE10]+1" office:value-type="date" office:date-value="2026-05-10" calcext:value-type="date">
            <text:p>10</text:p>
          </table:table-cell>
          <table:table-cell table:style-name="ce126" table:content-validation-name="val1" table:formula="of:=[.KF10]+1" office:value-type="date" office:date-value="2026-05-11" calcext:value-type="date">
            <text:p>11</text:p>
          </table:table-cell>
          <table:table-cell table:style-name="ce126" table:content-validation-name="val1" table:formula="of:=[.KG10]+1" office:value-type="date" office:date-value="2026-05-12" calcext:value-type="date">
            <text:p>12</text:p>
          </table:table-cell>
          <table:table-cell table:style-name="ce126" table:content-validation-name="val1" table:formula="of:=[.KH10]+1" office:value-type="date" office:date-value="2026-05-13" calcext:value-type="date">
            <text:p>13</text:p>
          </table:table-cell>
          <table:table-cell table:style-name="ce126" table:content-validation-name="val1" table:formula="of:=[.KI10]+1" office:value-type="date" office:date-value="2026-05-14" calcext:value-type="date">
            <text:p>14</text:p>
          </table:table-cell>
          <table:table-cell table:style-name="ce126" table:content-validation-name="val1" table:formula="of:=[.KJ10]+1" office:value-type="date" office:date-value="2026-05-15" calcext:value-type="date">
            <text:p>15</text:p>
          </table:table-cell>
          <table:table-cell table:style-name="ce126" table:content-validation-name="val1" table:formula="of:=[.KK10]+1" office:value-type="date" office:date-value="2026-05-16" calcext:value-type="date">
            <text:p>16</text:p>
          </table:table-cell>
          <table:table-cell table:style-name="ce126" table:content-validation-name="val1" table:formula="of:=[.KL10]+1" office:value-type="date" office:date-value="2026-05-17" calcext:value-type="date">
            <text:p>17</text:p>
          </table:table-cell>
          <table:table-cell table:style-name="ce126" table:content-validation-name="val1" table:formula="of:=[.KM10]+1" office:value-type="date" office:date-value="2026-05-18" calcext:value-type="date">
            <text:p>18</text:p>
          </table:table-cell>
          <table:table-cell table:style-name="ce126" table:content-validation-name="val1" table:formula="of:=[.KN10]+1" office:value-type="date" office:date-value="2026-05-19" calcext:value-type="date">
            <text:p>19</text:p>
          </table:table-cell>
          <table:table-cell table:style-name="ce126" table:content-validation-name="val1" table:formula="of:=[.KO10]+1" office:value-type="date" office:date-value="2026-05-20" calcext:value-type="date">
            <text:p>20</text:p>
          </table:table-cell>
          <table:table-cell table:style-name="ce126" table:content-validation-name="val1" table:formula="of:=[.KP10]+1" office:value-type="date" office:date-value="2026-05-21" calcext:value-type="date">
            <text:p>21</text:p>
          </table:table-cell>
          <table:table-cell table:style-name="ce126" table:content-validation-name="val1" table:formula="of:=[.KQ10]+1" office:value-type="date" office:date-value="2026-05-22" calcext:value-type="date">
            <text:p>22</text:p>
          </table:table-cell>
          <table:table-cell table:style-name="ce126" table:content-validation-name="val1" table:formula="of:=[.KR10]+1" office:value-type="date" office:date-value="2026-05-23" calcext:value-type="date">
            <text:p>23</text:p>
          </table:table-cell>
          <table:table-cell table:style-name="ce126" table:content-validation-name="val1" table:formula="of:=[.KS10]+1" office:value-type="date" office:date-value="2026-05-24" calcext:value-type="date">
            <text:p>24</text:p>
          </table:table-cell>
          <table:table-cell table:style-name="ce126" table:content-validation-name="val1" table:formula="of:=[.KT10]+1" office:value-type="date" office:date-value="2026-05-25" calcext:value-type="date">
            <text:p>25</text:p>
          </table:table-cell>
          <table:table-cell table:style-name="ce126" table:content-validation-name="val1" table:formula="of:=[.KU10]+1" office:value-type="date" office:date-value="2026-05-26" calcext:value-type="date">
            <text:p>26</text:p>
          </table:table-cell>
          <table:table-cell table:style-name="ce126" table:content-validation-name="val1" table:formula="of:=[.KV10]+1" office:value-type="date" office:date-value="2026-05-27" calcext:value-type="date">
            <text:p>27</text:p>
          </table:table-cell>
          <table:table-cell table:style-name="ce126" table:content-validation-name="val1" table:formula="of:=[.KW10]+1" office:value-type="date" office:date-value="2026-05-28" calcext:value-type="date">
            <text:p>28</text:p>
          </table:table-cell>
          <table:table-cell table:style-name="ce126" table:content-validation-name="val1" table:formula="of:=[.KX10]+1" office:value-type="date" office:date-value="2026-05-29" calcext:value-type="date">
            <text:p>29</text:p>
          </table:table-cell>
          <table:table-cell table:style-name="ce126" table:content-validation-name="val1" table:formula="of:=[.KY10]+1" office:value-type="date" office:date-value="2026-05-30" calcext:value-type="date">
            <text:p>30</text:p>
          </table:table-cell>
          <table:table-cell table:style-name="ce126" table:content-validation-name="val1" table:formula="of:=[.KZ10]+1" office:value-type="date" office:date-value="2026-05-31" calcext:value-type="date">
            <text:p>31</text:p>
          </table:table-cell>
          <table:table-cell table:style-name="ce126" table:content-validation-name="val1" table:formula="of:=[.LA10]+1" office:value-type="date" office:date-value="2026-06-01" calcext:value-type="date">
            <text:p>01</text:p>
          </table:table-cell>
          <table:table-cell table:style-name="ce126" table:content-validation-name="val1" table:formula="of:=[.LB10]+1" office:value-type="date" office:date-value="2026-06-02" calcext:value-type="date">
            <text:p>02</text:p>
          </table:table-cell>
          <table:table-cell table:style-name="ce126" table:content-validation-name="val1" table:formula="of:=[.LC10]+1" office:value-type="date" office:date-value="2026-06-03" calcext:value-type="date">
            <text:p>03</text:p>
          </table:table-cell>
          <table:table-cell table:style-name="ce126" table:content-validation-name="val1" table:formula="of:=[.LD10]+1" office:value-type="date" office:date-value="2026-06-04" calcext:value-type="date">
            <text:p>04</text:p>
          </table:table-cell>
          <table:table-cell table:style-name="ce126" table:content-validation-name="val1" table:formula="of:=[.LE10]+1" office:value-type="date" office:date-value="2026-06-05" calcext:value-type="date">
            <text:p>05</text:p>
          </table:table-cell>
          <table:table-cell table:style-name="ce126" table:content-validation-name="val1" table:formula="of:=[.LF10]+1" office:value-type="date" office:date-value="2026-06-06" calcext:value-type="date">
            <text:p>06</text:p>
          </table:table-cell>
          <table:table-cell table:style-name="ce126" table:content-validation-name="val1" table:formula="of:=[.LG10]+1" office:value-type="date" office:date-value="2026-06-07" calcext:value-type="date">
            <text:p>07</text:p>
          </table:table-cell>
          <table:table-cell table:style-name="ce126" table:content-validation-name="val1" table:formula="of:=[.LH10]+1" office:value-type="date" office:date-value="2026-06-08" calcext:value-type="date">
            <text:p>08</text:p>
          </table:table-cell>
          <table:table-cell table:style-name="ce126" table:content-validation-name="val1" table:formula="of:=[.LI10]+1" office:value-type="date" office:date-value="2026-06-09" calcext:value-type="date">
            <text:p>09</text:p>
          </table:table-cell>
          <table:table-cell table:style-name="ce126" table:content-validation-name="val1" table:formula="of:=[.LJ10]+1" office:value-type="date" office:date-value="2026-06-10" calcext:value-type="date">
            <text:p>10</text:p>
          </table:table-cell>
          <table:table-cell table:style-name="ce126" table:content-validation-name="val1" table:formula="of:=[.LK10]+1" office:value-type="date" office:date-value="2026-06-11" calcext:value-type="date">
            <text:p>11</text:p>
          </table:table-cell>
          <table:table-cell table:style-name="ce126" table:content-validation-name="val1" table:formula="of:=[.LL10]+1" office:value-type="date" office:date-value="2026-06-12" calcext:value-type="date">
            <text:p>12</text:p>
          </table:table-cell>
          <table:table-cell table:style-name="ce126" table:content-validation-name="val1" table:formula="of:=[.LM10]+1" office:value-type="date" office:date-value="2026-06-13" calcext:value-type="date">
            <text:p>13</text:p>
          </table:table-cell>
          <table:table-cell table:style-name="ce126" table:content-validation-name="val1" table:formula="of:=[.LN10]+1" office:value-type="date" office:date-value="2026-06-14" calcext:value-type="date">
            <text:p>14</text:p>
          </table:table-cell>
          <table:table-cell table:style-name="ce126" table:content-validation-name="val1" table:formula="of:=[.LO10]+1" office:value-type="date" office:date-value="2026-06-15" calcext:value-type="date">
            <text:p>15</text:p>
          </table:table-cell>
          <table:table-cell table:style-name="ce126" table:content-validation-name="val1" table:formula="of:=[.LP10]+1" office:value-type="date" office:date-value="2026-06-16" calcext:value-type="date">
            <text:p>16</text:p>
          </table:table-cell>
          <table:table-cell table:style-name="ce126" table:content-validation-name="val1" table:formula="of:=[.LQ10]+1" office:value-type="date" office:date-value="2026-06-17" calcext:value-type="date">
            <text:p>17</text:p>
          </table:table-cell>
          <table:table-cell table:style-name="ce126" table:content-validation-name="val1" table:formula="of:=[.LR10]+1" office:value-type="date" office:date-value="2026-06-18" calcext:value-type="date">
            <text:p>18</text:p>
          </table:table-cell>
          <table:table-cell table:style-name="ce126" table:content-validation-name="val1" table:formula="of:=[.LS10]+1" office:value-type="date" office:date-value="2026-06-19" calcext:value-type="date">
            <text:p>19</text:p>
          </table:table-cell>
          <table:table-cell table:style-name="ce126" table:content-validation-name="val1" table:formula="of:=[.LT10]+1" office:value-type="date" office:date-value="2026-06-20" calcext:value-type="date">
            <text:p>20</text:p>
          </table:table-cell>
          <table:table-cell table:style-name="ce126" table:content-validation-name="val1" table:formula="of:=[.LU10]+1" office:value-type="date" office:date-value="2026-06-21" calcext:value-type="date">
            <text:p>21</text:p>
          </table:table-cell>
          <table:table-cell table:style-name="ce126" table:content-validation-name="val1" table:formula="of:=[.LV10]+1" office:value-type="date" office:date-value="2026-06-22" calcext:value-type="date">
            <text:p>22</text:p>
          </table:table-cell>
          <table:table-cell table:style-name="ce126" table:content-validation-name="val1" table:formula="of:=[.LW10]+1" office:value-type="date" office:date-value="2026-06-23" calcext:value-type="date">
            <text:p>23</text:p>
          </table:table-cell>
          <table:table-cell table:style-name="ce126" table:content-validation-name="val1" table:formula="of:=[.LX10]+1" office:value-type="date" office:date-value="2026-06-24" calcext:value-type="date">
            <text:p>24</text:p>
          </table:table-cell>
          <table:table-cell table:style-name="ce126" table:content-validation-name="val1" table:formula="of:=[.LY10]+1" office:value-type="date" office:date-value="2026-06-25" calcext:value-type="date">
            <text:p>25</text:p>
          </table:table-cell>
          <table:table-cell table:style-name="ce126" table:content-validation-name="val1" table:formula="of:=[.LZ10]+1" office:value-type="date" office:date-value="2026-06-26" calcext:value-type="date">
            <text:p>26</text:p>
          </table:table-cell>
          <table:table-cell table:style-name="ce126" table:content-validation-name="val1" table:formula="of:=[.MA10]+1" office:value-type="date" office:date-value="2026-06-27" calcext:value-type="date">
            <text:p>27</text:p>
          </table:table-cell>
          <table:table-cell table:style-name="ce126" table:content-validation-name="val1" table:formula="of:=[.MB10]+1" office:value-type="date" office:date-value="2026-06-28" calcext:value-type="date">
            <text:p>28</text:p>
          </table:table-cell>
          <table:table-cell table:style-name="ce126" table:content-validation-name="val1" table:formula="of:=[.MC10]+1" office:value-type="date" office:date-value="2026-06-29" calcext:value-type="date">
            <text:p>29</text:p>
          </table:table-cell>
          <table:table-cell table:style-name="ce126" table:content-validation-name="val1" table:formula="of:=[.MD10]+1" office:value-type="date" office:date-value="2026-06-30" calcext:value-type="date">
            <text:p>30</text:p>
          </table:table-cell>
          <table:table-cell table:style-name="ce126" table:content-validation-name="val1" table:formula="of:=[.ME10]+1" office:value-type="date" office:date-value="2026-07-01" calcext:value-type="date">
            <text:p>01</text:p>
          </table:table-cell>
          <table:table-cell table:style-name="ce126" table:content-validation-name="val1" table:formula="of:=[.MF10]+1" office:value-type="date" office:date-value="2026-07-02" calcext:value-type="date">
            <text:p>02</text:p>
          </table:table-cell>
          <table:table-cell table:style-name="ce126" table:content-validation-name="val1" table:formula="of:=[.MG10]+1" office:value-type="date" office:date-value="2026-07-03" calcext:value-type="date">
            <text:p>03</text:p>
          </table:table-cell>
          <table:table-cell table:style-name="ce126" table:content-validation-name="val1" table:formula="of:=[.MH10]+1" office:value-type="date" office:date-value="2026-07-04" calcext:value-type="date">
            <text:p>04</text:p>
          </table:table-cell>
          <table:table-cell table:style-name="ce126" table:content-validation-name="val1" table:formula="of:=[.MI10]+1" office:value-type="date" office:date-value="2026-07-05" calcext:value-type="date">
            <text:p>05</text:p>
          </table:table-cell>
          <table:table-cell table:style-name="ce126" table:content-validation-name="val1" table:formula="of:=[.MJ10]+1" office:value-type="date" office:date-value="2026-07-06" calcext:value-type="date">
            <text:p>06</text:p>
          </table:table-cell>
          <table:table-cell table:style-name="ce126" table:content-validation-name="val1" table:formula="of:=[.MK10]+1" office:value-type="date" office:date-value="2026-07-07" calcext:value-type="date">
            <text:p>07</text:p>
          </table:table-cell>
          <table:table-cell table:style-name="ce126" table:content-validation-name="val1" table:formula="of:=[.ML10]+1" office:value-type="date" office:date-value="2026-07-08" calcext:value-type="date">
            <text:p>08</text:p>
          </table:table-cell>
          <table:table-cell table:style-name="ce126" table:content-validation-name="val1" table:formula="of:=[.MM10]+1" office:value-type="date" office:date-value="2026-07-09" calcext:value-type="date">
            <text:p>09</text:p>
          </table:table-cell>
          <table:table-cell table:style-name="ce126" table:content-validation-name="val1" table:formula="of:=[.MN10]+1" office:value-type="date" office:date-value="2026-07-10" calcext:value-type="date">
            <text:p>10</text:p>
          </table:table-cell>
          <table:table-cell table:style-name="ce126" table:content-validation-name="val1" table:formula="of:=[.MO10]+1" office:value-type="date" office:date-value="2026-07-11" calcext:value-type="date">
            <text:p>11</text:p>
          </table:table-cell>
          <table:table-cell table:style-name="ce126" table:content-validation-name="val1" table:formula="of:=[.MP10]+1" office:value-type="date" office:date-value="2026-07-12" calcext:value-type="date">
            <text:p>12</text:p>
          </table:table-cell>
          <table:table-cell table:style-name="ce126" table:content-validation-name="val1" table:formula="of:=[.MQ10]+1" office:value-type="date" office:date-value="2026-07-13" calcext:value-type="date">
            <text:p>13</text:p>
          </table:table-cell>
          <table:table-cell table:style-name="ce126" table:content-validation-name="val1" table:formula="of:=[.MR10]+1" office:value-type="date" office:date-value="2026-07-14" calcext:value-type="date">
            <text:p>14</text:p>
          </table:table-cell>
          <table:table-cell table:style-name="ce126" table:content-validation-name="val1" table:formula="of:=[.MS10]+1" office:value-type="date" office:date-value="2026-07-15" calcext:value-type="date">
            <text:p>15</text:p>
          </table:table-cell>
          <table:table-cell table:style-name="ce126" table:content-validation-name="val1" table:formula="of:=[.MT10]+1" office:value-type="date" office:date-value="2026-07-16" calcext:value-type="date">
            <text:p>16</text:p>
          </table:table-cell>
          <table:table-cell table:style-name="ce126" table:content-validation-name="val1" table:formula="of:=[.MU10]+1" office:value-type="date" office:date-value="2026-07-17" calcext:value-type="date">
            <text:p>17</text:p>
          </table:table-cell>
          <table:table-cell table:style-name="ce126" table:content-validation-name="val1" table:formula="of:=[.MV10]+1" office:value-type="date" office:date-value="2026-07-18" calcext:value-type="date">
            <text:p>18</text:p>
          </table:table-cell>
          <table:table-cell table:style-name="ce126" table:content-validation-name="val1" table:formula="of:=[.MW10]+1" office:value-type="date" office:date-value="2026-07-19" calcext:value-type="date">
            <text:p>19</text:p>
          </table:table-cell>
          <table:table-cell table:style-name="ce126" table:content-validation-name="val1" table:formula="of:=[.MX10]+1" office:value-type="date" office:date-value="2026-07-20" calcext:value-type="date">
            <text:p>20</text:p>
          </table:table-cell>
          <table:table-cell table:style-name="ce126" table:content-validation-name="val1" table:formula="of:=[.MY10]+1" office:value-type="date" office:date-value="2026-07-21" calcext:value-type="date">
            <text:p>21</text:p>
          </table:table-cell>
          <table:table-cell table:style-name="ce126" table:content-validation-name="val1" table:formula="of:=[.MZ10]+1" office:value-type="date" office:date-value="2026-07-22" calcext:value-type="date">
            <text:p>22</text:p>
          </table:table-cell>
          <table:table-cell table:style-name="ce126" table:content-validation-name="val1" table:formula="of:=[.NA10]+1" office:value-type="date" office:date-value="2026-07-23" calcext:value-type="date">
            <text:p>23</text:p>
          </table:table-cell>
          <table:table-cell table:style-name="ce126" table:content-validation-name="val1" table:formula="of:=[.NB10]+1" office:value-type="date" office:date-value="2026-07-24" calcext:value-type="date">
            <text:p>24</text:p>
          </table:table-cell>
          <table:table-cell table:style-name="ce126" table:content-validation-name="val1" table:formula="of:=[.NC10]+1" office:value-type="date" office:date-value="2026-07-25" calcext:value-type="date">
            <text:p>25</text:p>
          </table:table-cell>
          <table:table-cell table:style-name="ce126" table:content-validation-name="val1" table:formula="of:=[.ND10]+1" office:value-type="date" office:date-value="2026-07-26" calcext:value-type="date">
            <text:p>26</text:p>
          </table:table-cell>
          <table:table-cell table:style-name="ce126" table:content-validation-name="val1" table:formula="of:=[.NE10]+1" office:value-type="date" office:date-value="2026-07-27" calcext:value-type="date">
            <text:p>27</text:p>
          </table:table-cell>
          <table:table-cell table:style-name="ce126" table:content-validation-name="val1" table:formula="of:=[.NF10]+1" office:value-type="date" office:date-value="2026-07-28" calcext:value-type="date">
            <text:p>28</text:p>
          </table:table-cell>
          <table:table-cell table:style-name="ce126" table:content-validation-name="val1" table:formula="of:=[.NG10]+1" office:value-type="date" office:date-value="2026-07-29" calcext:value-type="date">
            <text:p>29</text:p>
          </table:table-cell>
          <table:table-cell table:style-name="ce126" table:content-validation-name="val1" table:formula="of:=[.NH10]+1" office:value-type="date" office:date-value="2026-07-30" calcext:value-type="date">
            <text:p>30</text:p>
          </table:table-cell>
          <table:table-cell table:style-name="ce126" table:content-validation-name="val1" table:formula="of:=[.NI10]+1" office:value-type="date" office:date-value="2026-07-31" calcext:value-type="date">
            <text:p>31</text:p>
          </table:table-cell>
          <table:table-cell table:style-name="ce126" table:content-validation-name="val1" table:formula="of:=[.NJ10]+1" office:value-type="date" office:date-value="2026-08-01" calcext:value-type="date">
            <text:p>01</text:p>
          </table:table-cell>
          <table:table-cell table:style-name="ce126" table:content-validation-name="val1" table:formula="of:=[.NK10]+1" office:value-type="date" office:date-value="2026-08-02" calcext:value-type="date">
            <text:p>02</text:p>
          </table:table-cell>
          <table:table-cell table:style-name="ce126" table:content-validation-name="val1" table:formula="of:=[.NL10]+1" office:value-type="date" office:date-value="2026-08-03" calcext:value-type="date">
            <text:p>03</text:p>
          </table:table-cell>
          <table:table-cell table:style-name="ce126" table:content-validation-name="val1" table:formula="of:=[.NM10]+1" office:value-type="date" office:date-value="2026-08-04" calcext:value-type="date">
            <text:p>04</text:p>
          </table:table-cell>
          <table:table-cell table:style-name="ce126" table:content-validation-name="val1" table:formula="of:=[.NN10]+1" office:value-type="date" office:date-value="2026-08-05" calcext:value-type="date">
            <text:p>05</text:p>
          </table:table-cell>
          <table:table-cell table:style-name="ce126" table:content-validation-name="val1" table:formula="of:=[.NO10]+1" office:value-type="date" office:date-value="2026-08-06" calcext:value-type="date">
            <text:p>06</text:p>
          </table:table-cell>
          <table:table-cell table:style-name="ce126" table:content-validation-name="val1" table:formula="of:=[.NP10]+1" office:value-type="date" office:date-value="2026-08-07" calcext:value-type="date">
            <text:p>07</text:p>
          </table:table-cell>
          <table:table-cell table:style-name="ce126" table:content-validation-name="val1" table:formula="of:=[.NQ10]+1" office:value-type="date" office:date-value="2026-08-08" calcext:value-type="date">
            <text:p>08</text:p>
          </table:table-cell>
          <table:table-cell table:style-name="ce126" table:content-validation-name="val1" table:formula="of:=[.NR10]+1" office:value-type="date" office:date-value="2026-08-09" calcext:value-type="date">
            <text:p>09</text:p>
          </table:table-cell>
          <table:table-cell table:style-name="ce126" table:content-validation-name="val1" table:formula="of:=[.NS10]+1" office:value-type="date" office:date-value="2026-08-10" calcext:value-type="date">
            <text:p>10</text:p>
          </table:table-cell>
          <table:table-cell table:style-name="ce126" table:content-validation-name="val1" table:formula="of:=[.NT10]+1" office:value-type="date" office:date-value="2026-08-11" calcext:value-type="date">
            <text:p>11</text:p>
          </table:table-cell>
          <table:table-cell table:style-name="ce126" table:content-validation-name="val1" table:formula="of:=[.NU10]+1" office:value-type="date" office:date-value="2026-08-12" calcext:value-type="date">
            <text:p>12</text:p>
          </table:table-cell>
          <table:table-cell table:style-name="ce126" table:content-validation-name="val1" table:formula="of:=[.NV10]+1" office:value-type="date" office:date-value="2026-08-13" calcext:value-type="date">
            <text:p>13</text:p>
          </table:table-cell>
          <table:table-cell table:style-name="ce126" table:content-validation-name="val1" table:formula="of:=[.NW10]+1" office:value-type="date" office:date-value="2026-08-14" calcext:value-type="date">
            <text:p>14</text:p>
          </table:table-cell>
          <table:table-cell table:style-name="ce126" table:content-validation-name="val1" table:formula="of:=[.NX10]+1" office:value-type="date" office:date-value="2026-08-15" calcext:value-type="date">
            <text:p>15</text:p>
          </table:table-cell>
          <table:table-cell table:style-name="ce126" table:content-validation-name="val1" table:formula="of:=[.NY10]+1" office:value-type="date" office:date-value="2026-08-16" calcext:value-type="date">
            <text:p>16</text:p>
          </table:table-cell>
          <table:table-cell table:style-name="ce126" table:content-validation-name="val1" table:formula="of:=[.NZ10]+1" office:value-type="date" office:date-value="2026-08-17" calcext:value-type="date">
            <text:p>17</text:p>
          </table:table-cell>
          <table:table-cell table:style-name="ce126" table:content-validation-name="val1" table:formula="of:=[.OA10]+1" office:value-type="date" office:date-value="2026-08-18" calcext:value-type="date">
            <text:p>18</text:p>
          </table:table-cell>
          <table:table-cell table:style-name="ce126" table:content-validation-name="val1" table:formula="of:=[.OB10]+1" office:value-type="date" office:date-value="2026-08-19" calcext:value-type="date">
            <text:p>19</text:p>
          </table:table-cell>
          <table:table-cell table:style-name="ce126" table:content-validation-name="val1" table:formula="of:=[.OC10]+1" office:value-type="date" office:date-value="2026-08-20" calcext:value-type="date">
            <text:p>20</text:p>
          </table:table-cell>
          <table:table-cell table:style-name="ce126" table:content-validation-name="val1" table:formula="of:=[.OD10]+1" office:value-type="date" office:date-value="2026-08-21" calcext:value-type="date">
            <text:p>21</text:p>
          </table:table-cell>
          <table:table-cell table:style-name="ce126" table:content-validation-name="val1" table:formula="of:=[.OE10]+1" office:value-type="date" office:date-value="2026-08-22" calcext:value-type="date">
            <text:p>22</text:p>
          </table:table-cell>
          <table:table-cell table:style-name="ce126" table:content-validation-name="val1" table:formula="of:=[.OF10]+1" office:value-type="date" office:date-value="2026-08-23" calcext:value-type="date">
            <text:p>23</text:p>
          </table:table-cell>
          <table:table-cell table:style-name="ce126" table:content-validation-name="val1" table:formula="of:=[.OG10]+1" office:value-type="date" office:date-value="2026-08-24" calcext:value-type="date">
            <text:p>24</text:p>
          </table:table-cell>
          <table:table-cell table:style-name="ce126" table:content-validation-name="val1" table:formula="of:=[.OH10]+1" office:value-type="date" office:date-value="2026-08-25" calcext:value-type="date">
            <text:p>25</text:p>
          </table:table-cell>
          <table:table-cell table:style-name="ce126" table:content-validation-name="val1" table:formula="of:=[.OI10]+1" office:value-type="date" office:date-value="2026-08-26" calcext:value-type="date">
            <text:p>26</text:p>
          </table:table-cell>
          <table:table-cell table:style-name="ce126" table:content-validation-name="val1" table:formula="of:=[.OJ10]+1" office:value-type="date" office:date-value="2026-08-27" calcext:value-type="date">
            <text:p>27</text:p>
          </table:table-cell>
          <table:table-cell table:style-name="ce126" table:content-validation-name="val1" table:formula="of:=[.OK10]+1" office:value-type="date" office:date-value="2026-08-28" calcext:value-type="date">
            <text:p>28</text:p>
          </table:table-cell>
          <table:table-cell table:style-name="ce126" table:content-validation-name="val1" table:formula="of:=[.OL10]+1" office:value-type="date" office:date-value="2026-08-29" calcext:value-type="date">
            <text:p>29</text:p>
          </table:table-cell>
          <table:table-cell table:style-name="ce126" table:content-validation-name="val1" table:formula="of:=[.OM10]+1" office:value-type="date" office:date-value="2026-08-30" calcext:value-type="date">
            <text:p>30</text:p>
          </table:table-cell>
          <table:table-cell table:style-name="ce126" table:content-validation-name="val1" table:formula="of:=[.ON10]+1" office:value-type="date" office:date-value="2026-08-31" calcext:value-type="date">
            <text:p>31</text:p>
          </table:table-cell>
          <table:table-cell table:style-name="ce126" table:content-validation-name="val1" table:formula="of:=[.OO10]+1" office:value-type="date" office:date-value="2026-09-01" calcext:value-type="date">
            <text:p>01</text:p>
          </table:table-cell>
          <table:table-cell table:style-name="ce126" table:content-validation-name="val1" table:formula="of:=[.OP10]+1" office:value-type="date" office:date-value="2026-09-02" calcext:value-type="date">
            <text:p>02</text:p>
          </table:table-cell>
          <table:table-cell table:style-name="ce126" table:content-validation-name="val1" table:formula="of:=[.OQ10]+1" office:value-type="date" office:date-value="2026-09-03" calcext:value-type="date">
            <text:p>03</text:p>
          </table:table-cell>
          <table:table-cell table:style-name="ce126" table:content-validation-name="val1" table:formula="of:=[.OR10]+1" office:value-type="date" office:date-value="2026-09-04" calcext:value-type="date">
            <text:p>04</text:p>
          </table:table-cell>
          <table:table-cell table:style-name="ce126" table:content-validation-name="val1" table:formula="of:=[.OS10]+1" office:value-type="date" office:date-value="2026-09-05" calcext:value-type="date">
            <text:p>05</text:p>
          </table:table-cell>
          <table:table-cell table:style-name="ce126" table:content-validation-name="val1" table:formula="of:=[.OT10]+1" office:value-type="date" office:date-value="2026-09-06" calcext:value-type="date">
            <text:p>06</text:p>
          </table:table-cell>
          <table:table-cell table:style-name="ce126" table:content-validation-name="val1" table:formula="of:=[.OU10]+1" office:value-type="date" office:date-value="2026-09-07" calcext:value-type="date">
            <text:p>07</text:p>
          </table:table-cell>
          <table:table-cell table:style-name="ce126" table:content-validation-name="val1" table:formula="of:=[.OV10]+1" office:value-type="date" office:date-value="2026-09-08" calcext:value-type="date">
            <text:p>08</text:p>
          </table:table-cell>
          <table:table-cell table:style-name="ce126" table:content-validation-name="val1" table:formula="of:=[.OW10]+1" office:value-type="date" office:date-value="2026-09-09" calcext:value-type="date">
            <text:p>09</text:p>
          </table:table-cell>
          <table:table-cell table:style-name="ce126" table:content-validation-name="val1" table:formula="of:=[.OX10]+1" office:value-type="date" office:date-value="2026-09-10" calcext:value-type="date">
            <text:p>10</text:p>
          </table:table-cell>
          <table:table-cell table:style-name="ce126" table:content-validation-name="val1" table:formula="of:=[.OY10]+1" office:value-type="date" office:date-value="2026-09-11" calcext:value-type="date">
            <text:p>11</text:p>
          </table:table-cell>
          <table:table-cell table:style-name="ce126" table:content-validation-name="val1" table:formula="of:=[.OZ10]+1" office:value-type="date" office:date-value="2026-09-12" calcext:value-type="date">
            <text:p>12</text:p>
          </table:table-cell>
          <table:table-cell table:style-name="ce126" table:content-validation-name="val1" table:formula="of:=[.PA10]+1" office:value-type="date" office:date-value="2026-09-13" calcext:value-type="date">
            <text:p>13</text:p>
          </table:table-cell>
          <table:table-cell table:style-name="ce126" table:content-validation-name="val1" table:formula="of:=[.PB10]+1" office:value-type="date" office:date-value="2026-09-14" calcext:value-type="date">
            <text:p>14</text:p>
          </table:table-cell>
          <table:table-cell table:style-name="ce126" table:content-validation-name="val1" table:formula="of:=[.PC10]+1" office:value-type="date" office:date-value="2026-09-15" calcext:value-type="date">
            <text:p>15</text:p>
          </table:table-cell>
          <table:table-cell table:style-name="ce126" table:content-validation-name="val1" table:formula="of:=[.PD10]+1" office:value-type="date" office:date-value="2026-09-16" calcext:value-type="date">
            <text:p>16</text:p>
          </table:table-cell>
          <table:table-cell table:style-name="ce126" table:content-validation-name="val1" table:formula="of:=[.PE10]+1" office:value-type="date" office:date-value="2026-09-17" calcext:value-type="date">
            <text:p>17</text:p>
          </table:table-cell>
          <table:table-cell table:style-name="ce126" table:content-validation-name="val1" table:formula="of:=[.PF10]+1" office:value-type="date" office:date-value="2026-09-18" calcext:value-type="date">
            <text:p>18</text:p>
          </table:table-cell>
          <table:table-cell table:style-name="ce126" table:content-validation-name="val1" table:formula="of:=[.PG10]+1" office:value-type="date" office:date-value="2026-09-19" calcext:value-type="date">
            <text:p>19</text:p>
          </table:table-cell>
          <table:table-cell table:style-name="ce126" table:content-validation-name="val1" table:formula="of:=[.PH10]+1" office:value-type="date" office:date-value="2026-09-20" calcext:value-type="date">
            <text:p>20</text:p>
          </table:table-cell>
          <table:table-cell table:style-name="ce126" table:content-validation-name="val1" table:formula="of:=[.PI10]+1" office:value-type="date" office:date-value="2026-09-21" calcext:value-type="date">
            <text:p>21</text:p>
          </table:table-cell>
          <table:table-cell table:style-name="ce126" table:content-validation-name="val1" table:formula="of:=[.PJ10]+1" office:value-type="date" office:date-value="2026-09-22" calcext:value-type="date">
            <text:p>22</text:p>
          </table:table-cell>
          <table:table-cell table:style-name="ce126" table:content-validation-name="val1" table:formula="of:=[.PK10]+1" office:value-type="date" office:date-value="2026-09-23" calcext:value-type="date">
            <text:p>23</text:p>
          </table:table-cell>
          <table:table-cell table:style-name="ce126" table:content-validation-name="val1" table:formula="of:=[.PL10]+1" office:value-type="date" office:date-value="2026-09-24" calcext:value-type="date">
            <text:p>24</text:p>
          </table:table-cell>
          <table:table-cell table:style-name="ce126" table:content-validation-name="val1" table:formula="of:=[.PM10]+1" office:value-type="date" office:date-value="2026-09-25" calcext:value-type="date">
            <text:p>25</text:p>
          </table:table-cell>
          <table:table-cell table:style-name="ce126" table:content-validation-name="val1" table:formula="of:=[.PN10]+1" office:value-type="date" office:date-value="2026-09-26" calcext:value-type="date">
            <text:p>26</text:p>
          </table:table-cell>
          <table:table-cell table:style-name="ce126" table:content-validation-name="val1" table:formula="of:=[.PO10]+1" office:value-type="date" office:date-value="2026-09-27" calcext:value-type="date">
            <text:p>27</text:p>
          </table:table-cell>
          <table:table-cell table:style-name="ce126" table:content-validation-name="val1" table:formula="of:=[.PP10]+1" office:value-type="date" office:date-value="2026-09-28" calcext:value-type="date">
            <text:p>28</text:p>
          </table:table-cell>
          <table:table-cell table:style-name="ce126" table:content-validation-name="val1" table:formula="of:=[.PQ10]+1" office:value-type="date" office:date-value="2026-09-29" calcext:value-type="date">
            <text:p>29</text:p>
          </table:table-cell>
          <table:table-cell table:style-name="ce126" table:content-validation-name="val1" table:formula="of:=[.PR10]+1" office:value-type="date" office:date-value="2026-09-30" calcext:value-type="date">
            <text:p>30</text:p>
          </table:table-cell>
          <table:table-cell table:style-name="ce126" table:content-validation-name="val1" table:formula="of:=[.PS10]+1" office:value-type="date" office:date-value="2026-10-01" calcext:value-type="date">
            <text:p>01</text:p>
          </table:table-cell>
          <table:table-cell table:style-name="ce126" table:content-validation-name="val1" table:formula="of:=[.PT10]+1" office:value-type="date" office:date-value="2026-10-02" calcext:value-type="date">
            <text:p>02</text:p>
          </table:table-cell>
          <table:table-cell table:style-name="ce126" table:content-validation-name="val1" table:formula="of:=[.PU10]+1" office:value-type="date" office:date-value="2026-10-03" calcext:value-type="date">
            <text:p>03</text:p>
          </table:table-cell>
          <table:table-cell table:style-name="ce126" table:content-validation-name="val1" table:formula="of:=[.PV10]+1" office:value-type="date" office:date-value="2026-10-04" calcext:value-type="date">
            <text:p>04</text:p>
          </table:table-cell>
          <table:table-cell table:style-name="ce126" table:content-validation-name="val1" table:formula="of:=[.PW10]+1" office:value-type="date" office:date-value="2026-10-05" calcext:value-type="date">
            <text:p>05</text:p>
          </table:table-cell>
          <table:table-cell table:style-name="ce126" table:content-validation-name="val1" table:formula="of:=[.PX10]+1" office:value-type="date" office:date-value="2026-10-06" calcext:value-type="date">
            <text:p>06</text:p>
          </table:table-cell>
          <table:table-cell table:style-name="ce126" table:content-validation-name="val1" table:formula="of:=[.PY10]+1" office:value-type="date" office:date-value="2026-10-07" calcext:value-type="date">
            <text:p>07</text:p>
          </table:table-cell>
          <table:table-cell table:style-name="ce126" table:content-validation-name="val1" table:formula="of:=[.PZ10]+1" office:value-type="date" office:date-value="2026-10-08" calcext:value-type="date">
            <text:p>08</text:p>
          </table:table-cell>
          <table:table-cell table:style-name="ce126" table:content-validation-name="val1" table:formula="of:=[.QA10]+1" office:value-type="date" office:date-value="2026-10-09" calcext:value-type="date">
            <text:p>09</text:p>
          </table:table-cell>
          <table:table-cell table:style-name="ce126" table:content-validation-name="val1" table:formula="of:=[.QB10]+1" office:value-type="date" office:date-value="2026-10-10" calcext:value-type="date">
            <text:p>10</text:p>
          </table:table-cell>
          <table:table-cell table:style-name="ce126" table:content-validation-name="val1" table:formula="of:=[.QC10]+1" office:value-type="date" office:date-value="2026-10-11" calcext:value-type="date">
            <text:p>11</text:p>
          </table:table-cell>
          <table:table-cell table:style-name="ce126" table:content-validation-name="val1" table:formula="of:=[.QD10]+1" office:value-type="date" office:date-value="2026-10-12" calcext:value-type="date">
            <text:p>12</text:p>
          </table:table-cell>
          <table:table-cell table:style-name="ce126" table:content-validation-name="val1" table:formula="of:=[.QE10]+1" office:value-type="date" office:date-value="2026-10-13" calcext:value-type="date">
            <text:p>13</text:p>
          </table:table-cell>
          <table:table-cell table:style-name="ce126" table:content-validation-name="val1" table:formula="of:=[.QF10]+1" office:value-type="date" office:date-value="2026-10-14" calcext:value-type="date">
            <text:p>14</text:p>
          </table:table-cell>
          <table:table-cell table:style-name="ce126" table:content-validation-name="val1" table:formula="of:=[.QG10]+1" office:value-type="date" office:date-value="2026-10-15" calcext:value-type="date">
            <text:p>15</text:p>
          </table:table-cell>
          <table:table-cell table:style-name="ce126" table:content-validation-name="val1" table:formula="of:=[.QH10]+1" office:value-type="date" office:date-value="2026-10-16" calcext:value-type="date">
            <text:p>16</text:p>
          </table:table-cell>
          <table:table-cell table:style-name="ce126" table:content-validation-name="val1" table:formula="of:=[.QI10]+1" office:value-type="date" office:date-value="2026-10-17" calcext:value-type="date">
            <text:p>17</text:p>
          </table:table-cell>
          <table:table-cell table:style-name="ce126" table:content-validation-name="val1" table:formula="of:=[.QJ10]+1" office:value-type="date" office:date-value="2026-10-18" calcext:value-type="date">
            <text:p>18</text:p>
          </table:table-cell>
          <table:table-cell table:style-name="ce126" table:content-validation-name="val1" table:formula="of:=[.QK10]+1" office:value-type="date" office:date-value="2026-10-19" calcext:value-type="date">
            <text:p>19</text:p>
          </table:table-cell>
          <table:table-cell table:style-name="ce126" table:content-validation-name="val1" table:formula="of:=[.QL10]+1" office:value-type="date" office:date-value="2026-10-20" calcext:value-type="date">
            <text:p>20</text:p>
          </table:table-cell>
          <table:table-cell table:style-name="ce126" table:content-validation-name="val1" table:formula="of:=[.QM10]+1" office:value-type="date" office:date-value="2026-10-21" calcext:value-type="date">
            <text:p>21</text:p>
          </table:table-cell>
          <table:table-cell table:style-name="ce126" table:content-validation-name="val1" table:formula="of:=[.QN10]+1" office:value-type="date" office:date-value="2026-10-22" calcext:value-type="date">
            <text:p>22</text:p>
          </table:table-cell>
          <table:table-cell table:style-name="ce126" table:content-validation-name="val1" table:formula="of:=[.QO10]+1" office:value-type="date" office:date-value="2026-10-23" calcext:value-type="date">
            <text:p>23</text:p>
          </table:table-cell>
          <table:table-cell table:style-name="ce126" table:content-validation-name="val1" table:formula="of:=[.QP10]+1" office:value-type="date" office:date-value="2026-10-24" calcext:value-type="date">
            <text:p>24</text:p>
          </table:table-cell>
          <table:table-cell table:style-name="ce126" table:content-validation-name="val1" table:formula="of:=[.QQ10]+1" office:value-type="date" office:date-value="2026-10-25" calcext:value-type="date">
            <text:p>25</text:p>
          </table:table-cell>
          <table:table-cell table:style-name="ce126" table:content-validation-name="val1" table:formula="of:=[.QR10]+1" office:value-type="date" office:date-value="2026-10-26" calcext:value-type="date">
            <text:p>26</text:p>
          </table:table-cell>
          <table:table-cell table:style-name="ce126" table:content-validation-name="val1" table:formula="of:=[.QS10]+1" office:value-type="date" office:date-value="2026-10-27" calcext:value-type="date">
            <text:p>27</text:p>
          </table:table-cell>
          <table:table-cell table:style-name="ce126" table:content-validation-name="val1" table:formula="of:=[.QT10]+1" office:value-type="date" office:date-value="2026-10-28" calcext:value-type="date">
            <text:p>28</text:p>
          </table:table-cell>
          <table:table-cell table:style-name="ce126" table:content-validation-name="val1" table:formula="of:=[.QU10]+1" office:value-type="date" office:date-value="2026-10-29" calcext:value-type="date">
            <text:p>29</text:p>
          </table:table-cell>
          <table:table-cell table:style-name="ce126" table:content-validation-name="val1" table:formula="of:=[.QV10]+1" office:value-type="date" office:date-value="2026-10-30" calcext:value-type="date">
            <text:p>30</text:p>
          </table:table-cell>
          <table:table-cell table:style-name="ce126" table:content-validation-name="val1" table:formula="of:=[.QW10]+1" office:value-type="date" office:date-value="2026-10-31" calcext:value-type="date">
            <text:p>31</text:p>
          </table:table-cell>
          <table:table-cell table:style-name="ce126" table:content-validation-name="val1" table:formula="of:=[.QX10]+1" office:value-type="date" office:date-value="2026-11-01" calcext:value-type="date">
            <text:p>01</text:p>
          </table:table-cell>
          <table:table-cell table:style-name="ce126" table:content-validation-name="val1" table:formula="of:=[.QY10]+1" office:value-type="date" office:date-value="2026-11-02" calcext:value-type="date">
            <text:p>02</text:p>
          </table:table-cell>
          <table:table-cell table:style-name="ce126" table:content-validation-name="val1" table:formula="of:=[.QZ10]+1" office:value-type="date" office:date-value="2026-11-03" calcext:value-type="date">
            <text:p>03</text:p>
          </table:table-cell>
          <table:table-cell table:style-name="ce126" table:content-validation-name="val1" table:formula="of:=[.RA10]+1" office:value-type="date" office:date-value="2026-11-04" calcext:value-type="date">
            <text:p>04</text:p>
          </table:table-cell>
          <table:table-cell table:style-name="ce126" table:content-validation-name="val1" table:formula="of:=[.RB10]+1" office:value-type="date" office:date-value="2026-11-05" calcext:value-type="date">
            <text:p>05</text:p>
          </table:table-cell>
          <table:table-cell table:style-name="ce126" table:content-validation-name="val1" table:formula="of:=[.RC10]+1" office:value-type="date" office:date-value="2026-11-06" calcext:value-type="date">
            <text:p>06</text:p>
          </table:table-cell>
          <table:table-cell table:style-name="ce126" table:content-validation-name="val1" table:formula="of:=[.RD10]+1" office:value-type="date" office:date-value="2026-11-07" calcext:value-type="date">
            <text:p>07</text:p>
          </table:table-cell>
          <table:table-cell table:style-name="ce126" table:content-validation-name="val1" table:formula="of:=[.RE10]+1" office:value-type="date" office:date-value="2026-11-08" calcext:value-type="date">
            <text:p>08</text:p>
          </table:table-cell>
          <table:table-cell table:style-name="ce126" table:content-validation-name="val1" table:formula="of:=[.RF10]+1" office:value-type="date" office:date-value="2026-11-09" calcext:value-type="date">
            <text:p>09</text:p>
          </table:table-cell>
          <table:table-cell table:style-name="ce126" table:content-validation-name="val1" table:formula="of:=[.RG10]+1" office:value-type="date" office:date-value="2026-11-10" calcext:value-type="date">
            <text:p>10</text:p>
          </table:table-cell>
          <table:table-cell table:style-name="ce126" table:content-validation-name="val1" table:formula="of:=[.RH10]+1" office:value-type="date" office:date-value="2026-11-11" calcext:value-type="date">
            <text:p>11</text:p>
          </table:table-cell>
          <table:table-cell table:style-name="ce126" table:content-validation-name="val1" table:formula="of:=[.RI10]+1" office:value-type="date" office:date-value="2026-11-12" calcext:value-type="date">
            <text:p>12</text:p>
          </table:table-cell>
          <table:table-cell table:style-name="ce126" table:content-validation-name="val1" table:formula="of:=[.RJ10]+1" office:value-type="date" office:date-value="2026-11-13" calcext:value-type="date">
            <text:p>13</text:p>
          </table:table-cell>
          <table:table-cell table:style-name="ce126" table:content-validation-name="val1" table:formula="of:=[.RK10]+1" office:value-type="date" office:date-value="2026-11-14" calcext:value-type="date">
            <text:p>14</text:p>
          </table:table-cell>
          <table:table-cell table:style-name="ce126" table:content-validation-name="val1" table:formula="of:=[.RL10]+1" office:value-type="date" office:date-value="2026-11-15" calcext:value-type="date">
            <text:p>15</text:p>
          </table:table-cell>
          <table:table-cell table:style-name="ce126" table:content-validation-name="val1" table:formula="of:=[.RM10]+1" office:value-type="date" office:date-value="2026-11-16" calcext:value-type="date">
            <text:p>16</text:p>
          </table:table-cell>
          <table:table-cell table:style-name="ce126" table:content-validation-name="val1" table:formula="of:=[.RN10]+1" office:value-type="date" office:date-value="2026-11-17" calcext:value-type="date">
            <text:p>17</text:p>
          </table:table-cell>
          <table:table-cell table:style-name="ce126" table:content-validation-name="val1" table:formula="of:=[.RO10]+1" office:value-type="date" office:date-value="2026-11-18" calcext:value-type="date">
            <text:p>18</text:p>
          </table:table-cell>
          <table:table-cell table:style-name="ce126" table:content-validation-name="val1" table:formula="of:=[.RP10]+1" office:value-type="date" office:date-value="2026-11-19" calcext:value-type="date">
            <text:p>19</text:p>
          </table:table-cell>
          <table:table-cell table:style-name="ce126" table:content-validation-name="val1" table:formula="of:=[.RQ10]+1" office:value-type="date" office:date-value="2026-11-20" calcext:value-type="date">
            <text:p>20</text:p>
          </table:table-cell>
          <table:table-cell table:style-name="ce126" table:content-validation-name="val1" table:formula="of:=[.RR10]+1" office:value-type="date" office:date-value="2026-11-21" calcext:value-type="date">
            <text:p>21</text:p>
          </table:table-cell>
          <table:table-cell table:style-name="ce126" table:content-validation-name="val1" table:formula="of:=[.RS10]+1" office:value-type="date" office:date-value="2026-11-22" calcext:value-type="date">
            <text:p>22</text:p>
          </table:table-cell>
          <table:table-cell table:style-name="ce126" table:content-validation-name="val1" table:formula="of:=[.RT10]+1" office:value-type="date" office:date-value="2026-11-23" calcext:value-type="date">
            <text:p>23</text:p>
          </table:table-cell>
          <table:table-cell table:style-name="ce126" table:content-validation-name="val1" table:formula="of:=[.RU10]+1" office:value-type="date" office:date-value="2026-11-24" calcext:value-type="date">
            <text:p>24</text:p>
          </table:table-cell>
          <table:table-cell table:style-name="ce126" table:content-validation-name="val1" table:formula="of:=[.RV10]+1" office:value-type="date" office:date-value="2026-11-25" calcext:value-type="date">
            <text:p>25</text:p>
          </table:table-cell>
          <table:table-cell table:style-name="ce126" table:content-validation-name="val1" table:formula="of:=[.RW10]+1" office:value-type="date" office:date-value="2026-11-26" calcext:value-type="date">
            <text:p>26</text:p>
          </table:table-cell>
          <table:table-cell table:style-name="ce126" table:content-validation-name="val1" table:formula="of:=[.RX10]+1" office:value-type="date" office:date-value="2026-11-27" calcext:value-type="date">
            <text:p>27</text:p>
          </table:table-cell>
          <table:table-cell table:style-name="ce126" table:content-validation-name="val1" table:formula="of:=[.RY10]+1" office:value-type="date" office:date-value="2026-11-28" calcext:value-type="date">
            <text:p>28</text:p>
          </table:table-cell>
          <table:table-cell table:style-name="ce126" table:content-validation-name="val1" table:formula="of:=[.RZ10]+1" office:value-type="date" office:date-value="2026-11-29" calcext:value-type="date">
            <text:p>29</text:p>
          </table:table-cell>
          <table:table-cell table:style-name="ce126" table:content-validation-name="val1" table:formula="of:=[.SA10]+1" office:value-type="date" office:date-value="2026-11-30" calcext:value-type="date">
            <text:p>30</text:p>
          </table:table-cell>
          <table:table-cell table:style-name="ce126" table:content-validation-name="val1" table:formula="of:=[.SB10]+1" office:value-type="date" office:date-value="2026-12-01" calcext:value-type="date">
            <text:p>01</text:p>
          </table:table-cell>
          <table:table-cell table:style-name="ce126" table:content-validation-name="val1" table:formula="of:=[.SC10]+1" office:value-type="date" office:date-value="2026-12-02" calcext:value-type="date">
            <text:p>02</text:p>
          </table:table-cell>
          <table:table-cell table:style-name="ce126" table:content-validation-name="val1" table:formula="of:=[.SD10]+1" office:value-type="date" office:date-value="2026-12-03" calcext:value-type="date">
            <text:p>03</text:p>
          </table:table-cell>
          <table:table-cell table:style-name="ce126" table:content-validation-name="val1" table:formula="of:=[.SE10]+1" office:value-type="date" office:date-value="2026-12-04" calcext:value-type="date">
            <text:p>04</text:p>
          </table:table-cell>
          <table:table-cell table:style-name="ce126" table:content-validation-name="val1" table:formula="of:=[.SF10]+1" office:value-type="date" office:date-value="2026-12-05" calcext:value-type="date">
            <text:p>05</text:p>
          </table:table-cell>
          <table:table-cell table:style-name="ce126" table:content-validation-name="val1" table:formula="of:=[.SG10]+1" office:value-type="date" office:date-value="2026-12-06" calcext:value-type="date">
            <text:p>06</text:p>
          </table:table-cell>
          <table:table-cell table:style-name="ce126" table:content-validation-name="val1" table:formula="of:=[.SH10]+1" office:value-type="date" office:date-value="2026-12-07" calcext:value-type="date">
            <text:p>07</text:p>
          </table:table-cell>
          <table:table-cell table:style-name="ce126" table:content-validation-name="val1" table:formula="of:=[.SI10]+1" office:value-type="date" office:date-value="2026-12-08" calcext:value-type="date">
            <text:p>08</text:p>
          </table:table-cell>
          <table:table-cell table:style-name="ce126" table:content-validation-name="val1" table:formula="of:=[.SJ10]+1" office:value-type="date" office:date-value="2026-12-09" calcext:value-type="date">
            <text:p>09</text:p>
          </table:table-cell>
          <table:table-cell table:style-name="ce126" table:content-validation-name="val1" table:formula="of:=[.SK10]+1" office:value-type="date" office:date-value="2026-12-10" calcext:value-type="date">
            <text:p>10</text:p>
          </table:table-cell>
          <table:table-cell table:style-name="ce126" table:content-validation-name="val1" table:formula="of:=[.SL10]+1" office:value-type="date" office:date-value="2026-12-11" calcext:value-type="date">
            <text:p>11</text:p>
          </table:table-cell>
          <table:table-cell table:style-name="ce126" table:content-validation-name="val1" table:formula="of:=[.SM10]+1" office:value-type="date" office:date-value="2026-12-12" calcext:value-type="date">
            <text:p>12</text:p>
          </table:table-cell>
          <table:table-cell table:style-name="ce126" table:content-validation-name="val1" table:formula="of:=[.SN10]+1" office:value-type="date" office:date-value="2026-12-13" calcext:value-type="date">
            <text:p>13</text:p>
          </table:table-cell>
          <table:table-cell table:style-name="ce126" table:content-validation-name="val1" table:formula="of:=[.SO10]+1" office:value-type="date" office:date-value="2026-12-14" calcext:value-type="date">
            <text:p>14</text:p>
          </table:table-cell>
          <table:table-cell table:style-name="ce126" table:content-validation-name="val1" table:formula="of:=[.SP10]+1" office:value-type="date" office:date-value="2026-12-15" calcext:value-type="date">
            <text:p>15</text:p>
          </table:table-cell>
          <table:table-cell table:style-name="ce126" table:content-validation-name="val1" table:formula="of:=[.SQ10]+1" office:value-type="date" office:date-value="2026-12-16" calcext:value-type="date">
            <text:p>16</text:p>
          </table:table-cell>
          <table:table-cell table:style-name="ce126" table:content-validation-name="val1" table:formula="of:=[.SR10]+1" office:value-type="date" office:date-value="2026-12-17" calcext:value-type="date">
            <text:p>17</text:p>
          </table:table-cell>
          <table:table-cell table:style-name="ce126" table:content-validation-name="val1" table:formula="of:=[.SS10]+1" office:value-type="date" office:date-value="2026-12-18" calcext:value-type="date">
            <text:p>18</text:p>
          </table:table-cell>
          <table:table-cell table:style-name="ce126" table:content-validation-name="val1" table:formula="of:=[.ST10]+1" office:value-type="date" office:date-value="2026-12-19" calcext:value-type="date">
            <text:p>19</text:p>
          </table:table-cell>
          <table:table-cell table:style-name="ce126" table:content-validation-name="val1" table:formula="of:=[.SU10]+1" office:value-type="date" office:date-value="2026-12-20" calcext:value-type="date">
            <text:p>20</text:p>
          </table:table-cell>
          <table:table-cell table:style-name="ce126" table:content-validation-name="val1" table:formula="of:=[.SV10]+1" office:value-type="date" office:date-value="2026-12-21" calcext:value-type="date">
            <text:p>21</text:p>
          </table:table-cell>
          <table:table-cell table:style-name="ce126" table:content-validation-name="val1" table:formula="of:=[.SW10]+1" office:value-type="date" office:date-value="2026-12-22" calcext:value-type="date">
            <text:p>22</text:p>
          </table:table-cell>
          <table:table-cell table:style-name="ce126" table:content-validation-name="val1" table:formula="of:=[.SX10]+1" office:value-type="date" office:date-value="2026-12-23" calcext:value-type="date">
            <text:p>23</text:p>
          </table:table-cell>
          <table:table-cell table:style-name="ce126" table:content-validation-name="val1" table:formula="of:=[.SY10]+1" office:value-type="date" office:date-value="2026-12-24" calcext:value-type="date">
            <text:p>24</text:p>
          </table:table-cell>
          <table:table-cell table:style-name="ce126" table:content-validation-name="val1" table:formula="of:=[.SZ10]+1" office:value-type="date" office:date-value="2026-12-25" calcext:value-type="date">
            <text:p>25</text:p>
          </table:table-cell>
          <table:table-cell table:style-name="ce126" table:content-validation-name="val1" table:formula="of:=[.TA10]+1" office:value-type="date" office:date-value="2026-12-26" calcext:value-type="date">
            <text:p>26</text:p>
          </table:table-cell>
          <table:table-cell table:style-name="ce126" table:content-validation-name="val1" table:formula="of:=[.TB10]+1" office:value-type="date" office:date-value="2026-12-27" calcext:value-type="date">
            <text:p>27</text:p>
          </table:table-cell>
          <table:table-cell table:style-name="ce126" table:content-validation-name="val1" table:formula="of:=[.TC10]+1" office:value-type="date" office:date-value="2026-12-28" calcext:value-type="date">
            <text:p>28</text:p>
          </table:table-cell>
          <table:table-cell table:style-name="ce126" table:content-validation-name="val1" table:formula="of:=[.TD10]+1" office:value-type="date" office:date-value="2026-12-29" calcext:value-type="date">
            <text:p>29</text:p>
          </table:table-cell>
          <table:table-cell table:style-name="ce126" table:content-validation-name="val1" table:formula="of:=[.TE10]+1" office:value-type="date" office:date-value="2026-12-30" calcext:value-type="date">
            <text:p>30</text:p>
          </table:table-cell>
          <table:table-cell table:style-name="ce126" table:content-validation-name="val1" table:formula="of:=[.TF10]+1" office:value-type="date" office:date-value="2026-12-31" calcext:value-type="date">
            <text:p>31</text:p>
          </table:table-cell>
          <table:table-cell table:style-name="ce126" table:content-validation-name="val1" table:formula="of:=[.TG10]+1" office:value-type="date" office:date-value="2027-01-01" calcext:value-type="date">
            <text:p>01</text:p>
          </table:table-cell>
          <table:table-cell table:style-name="ce126" table:content-validation-name="val1" table:formula="of:=[.TH10]+1" office:value-type="date" office:date-value="2027-01-02" calcext:value-type="date">
            <text:p>02</text:p>
          </table:table-cell>
          <table:table-cell table:style-name="ce126" table:content-validation-name="val1" table:formula="of:=[.TI10]+1" office:value-type="date" office:date-value="2027-01-03" calcext:value-type="date">
            <text:p>03</text:p>
          </table:table-cell>
          <table:table-cell table:style-name="ce126" table:content-validation-name="val1" table:formula="of:=[.TJ10]+1" office:value-type="date" office:date-value="2027-01-04" calcext:value-type="date">
            <text:p>04</text:p>
          </table:table-cell>
          <table:table-cell table:style-name="ce126" table:content-validation-name="val1" table:formula="of:=[.TK10]+1" office:value-type="date" office:date-value="2027-01-05" calcext:value-type="date">
            <text:p>05</text:p>
          </table:table-cell>
          <table:table-cell table:style-name="ce126" table:content-validation-name="val1" table:formula="of:=[.TL10]+1" office:value-type="date" office:date-value="2027-01-06" calcext:value-type="date">
            <text:p>06</text:p>
          </table:table-cell>
          <table:table-cell table:style-name="ce126" table:content-validation-name="val1" table:formula="of:=[.TM10]+1" office:value-type="date" office:date-value="2027-01-07" calcext:value-type="date">
            <text:p>07</text:p>
          </table:table-cell>
          <table:table-cell table:style-name="ce126" table:content-validation-name="val1" table:formula="of:=[.TN10]+1" office:value-type="date" office:date-value="2027-01-08" calcext:value-type="date">
            <text:p>08</text:p>
          </table:table-cell>
          <table:table-cell table:style-name="ce126" table:content-validation-name="val1" table:formula="of:=[.TO10]+1" office:value-type="date" office:date-value="2027-01-09" calcext:value-type="date">
            <text:p>09</text:p>
          </table:table-cell>
          <table:table-cell table:style-name="ce126" table:content-validation-name="val1" table:formula="of:=[.TP10]+1" office:value-type="date" office:date-value="2027-01-10" calcext:value-type="date">
            <text:p>10</text:p>
          </table:table-cell>
          <table:table-cell table:style-name="ce126" table:content-validation-name="val1" table:formula="of:=[.TQ10]+1" office:value-type="date" office:date-value="2027-01-11" calcext:value-type="date">
            <text:p>11</text:p>
          </table:table-cell>
          <table:table-cell table:style-name="ce126" table:content-validation-name="val1" table:formula="of:=[.TR10]+1" office:value-type="date" office:date-value="2027-01-12" calcext:value-type="date">
            <text:p>12</text:p>
          </table:table-cell>
          <table:table-cell table:style-name="ce126" table:content-validation-name="val1" table:formula="of:=[.TS10]+1" office:value-type="date" office:date-value="2027-01-13" calcext:value-type="date">
            <text:p>13</text:p>
          </table:table-cell>
          <table:table-cell table:style-name="ce126" table:content-validation-name="val1" table:formula="of:=[.TT10]+1" office:value-type="date" office:date-value="2027-01-14" calcext:value-type="date">
            <text:p>14</text:p>
          </table:table-cell>
          <table:table-cell table:style-name="ce142" table:content-validation-name="val1" table:number-columns-repeated="340"/>
          <table:table-cell table:style-name="ce148"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AnteProjeto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20])" office:value-type="date" office:date-value="2025-08-02" calcext:value-type="date">
            <text:p>02-ago-2025</text:p>
          </table:table-cell>
          <table:table-cell table:style-name="ce63" table:content-validation-name="val1" table:formula="of:=NETWORKDAYS([.D11];[.F11];Holidays)" office:value-type="float" office:value="60" calcext:value-type="float">
            <text:p>60</text:p>
          </table:table-cell>
          <table:table-cell table:style-name="ce75" table:content-validation-name="val1" table:formula="of:=MAX([.F12:.F20])" office:value-type="date" office:date-value="2025-10-24" calcext:value-type="date">
            <text:p>24-out-2025</text:p>
          </table:table-cell>
          <table:table-cell table:style-name="ce87" table:content-validation-name="val1" table:formula="of:=SUMPRODUCT([.G12:.G19];[.E12:.E19])/SUM([.E12:.E19])" office:value-type="percentage" office:value="0.556756756756757" calcext:value-type="percentage">
            <text:p>56%</text:p>
          </table:table-cell>
          <table:table-cell table:style-name="ce104" table:content-validation-name="val1" table:formula="of:=[.F11]-[.D11]+1" office:value-type="float" office:value="84" calcext:value-type="float">
            <text:p>84</text:p>
          </table:table-cell>
          <table:table-cell table:style-name="ce113" table:content-validation-name="val1" table:formula="of:=SUM([.I12:.I20])" office:value-type="float" office:value="18" calcext:value-type="float">
            <text:p>18</text:p>
          </table:table-cell>
          <table:table-cell table:style-name="ce120" table:content-validation-name="val1" table:formula="of:=SUM([.J12:.J20])" office:value-type="float" office:value="19" calcext:value-type="float">
            <text:p>19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489"/>
          <table:table-cell table:style-name="ce143" table:content-validation-name="val1" table:number-columns-repeated="34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lanejamento e Organização</text:p>
          </table:table-cell>
          <table:table-cell table:style-name="ce34" table:content-validation-name="val1"/>
          <table:table-cell table:style-name="ce50" table:content-validation-name="val1" office:value-type="date" office:date-value="2025-08-02" calcext:value-type="date">
            <text:p>02-ago-2025</text:p>
          </table:table-cell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Revisão bibliográfica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08-03" calcext:value-type="date">
            <text:p>03-ago-2025</text:p>
          </table:table-cell>
          <table:table-cell table:style-name="ce65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13]&gt;0;WORKDAY([.D13];[.E13]-1;Holidays); &quot;&quot;)" office:value-type="date" office:date-value="2025-08-13" calcext:value-type="date">
            <text:p>13-ago-2025</text:p>
          </table:table-cell>
          <table:table-cell table:style-name="ce238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11" calcext:value-type="float">
            <text:p>11</text:p>
          </table:table-cell>
          <table:table-cell table:style-name="ce114" table:content-validation-name="val1" table:formula="of:=IF(ISNUMBER([.E13]);ROUNDDOWN([.E13]*[.G13]);&quot;&quot;)" office:value-type="float" office:value="9" calcext:value-type="float">
            <text:p>9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<text:s/>Estudo da PNAD Contínua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09-22" calcext:value-type="date">
            <text:p>22-set-2025</text:p>
          </table:table-cell>
          <table:table-cell table:style-name="ce65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14]&gt;0;WORKDAY([.D14];[.E14]-1;Holidays); &quot;&quot;)" office:value-type="date" office:date-value="2025-10-02" calcext:value-type="date">
            <text:p>02-out-2025</text:p>
          </table:table-cell>
          <table:table-cell table:style-name="ce239" table:content-validation-name="val1" office:value-type="percentage" office:value="0.4" calcext:value-type="percentage">
            <text:p>40%</text:p>
          </table:table-cell>
          <table:table-cell table:style-name="ce105" table:content-validation-name="val1" table:formula="of:=IF(ISNUMBER([.F14]);[.F14]-[.D14]+1;&quot;&quot;)" office:value-type="float" office:value="11" calcext:value-type="float">
            <text:p>11</text:p>
          </table:table-cell>
          <table:table-cell table:style-name="ce114" table:content-validation-name="val1" table:formula="of:=IF(ISNUMBER([.E14]);ROUNDDOWN([.E14]*[.G14]);&quot;&quot;)" office:value-type="float" office:value="3" calcext:value-type="float">
            <text:p>3</text:p>
          </table:table-cell>
          <table:table-cell table:style-name="ce121" table:content-validation-name="val1" table:formula="of:=IF(ISNUMBER([.E14]);[.E14]-[.I14];&quot;&quot;)" office:value-type="float" office:value="6" calcext:value-type="float">
            <text:p>6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Definição das variáve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10-02" calcext:value-type="date">
            <text:p>02-out-2025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15]&gt;0;WORKDAY([.D15];[.E15]-1;Holidays); &quot;&quot;)" office:value-type="date" office:date-value="2025-10-08" calcext:value-type="date">
            <text:p>08-out-2025</text:p>
          </table:table-cell>
          <table:table-cell table:style-name="ce240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5]);[.F15]-[.D15]+1;&quot;&quot;)" office:value-type="float" office:value="7" calcext:value-type="float">
            <text:p>7</text:p>
          </table:table-cell>
          <table:table-cell table:style-name="ce114" table:content-validation-name="val1" table:formula="of:=IF(ISNUMBER([.E15]);ROUNDDOWN([.E15]*[.G15]);&quot;&quot;)" office:value-type="float" office:value="2" calcext:value-type="float">
            <text:p>2</text:p>
          </table:table-cell>
          <table:table-cell table:style-name="ce121" table:content-validation-name="val1" table:formula="of:=IF(ISNUMBER([.E15]);[.E15]-[.I15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Requisitos funciona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10-13" calcext:value-type="date">
            <text:p>13-out-2025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5-10-15" calcext:value-type="date">
            <text:p>15-out-2025</text:p>
          </table:table-cell>
          <table:table-cell table:style-name="ce241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1" calcext:value-type="float">
            <text:p>1</text:p>
          </table:table-cell>
          <table:table-cell table:style-name="ce121" table:content-validation-name="val1" table:formula="of:=IF(ISNUMBER([.E16]);[.E16]-[.I16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Requisitos não funciona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10-15" calcext:value-type="date">
            <text:p>15-out-2025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7]&gt;0;WORKDAY([.D17];[.E17]-1;Holidays); &quot;&quot;)" office:value-type="date" office:date-value="2025-10-17" calcext:value-type="date">
            <text:p>17-out-2025</text:p>
          </table:table-cell>
          <table:table-cell table:style-name="ce242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7]);[.F17]-[.D17]+1;&quot;&quot;)" office:value-type="float" office:value="3" calcext:value-type="float">
            <text:p>3</text:p>
          </table:table-cell>
          <table:table-cell table:style-name="ce114" table:content-validation-name="val1" table:formula="of:=IF(ISNUMBER([.E17]);ROUNDDOWN([.E17]*[.G17]);&quot;&quot;)" office:value-type="float" office:value="1" calcext:value-type="float">
            <text:p>1</text:p>
          </table:table-cell>
          <table:table-cell table:style-name="ce121" table:content-validation-name="val1" table:formula="of:=IF(ISNUMBER([.E17]);[.E17]-[.I17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Regras de negóci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10-17" calcext:value-type="date">
            <text:p>17-out-2025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5-10-21" calcext:value-type="date">
            <text:p>21-out-2025</text:p>
          </table:table-cell>
          <table:table-cell table:style-name="ce243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8]);[.F18]-[.D18]+1;&quot;&quot;)" office:value-type="float" office:value="5" calcext:value-type="float">
            <text:p>5</text:p>
          </table:table-cell>
          <table:table-cell table:style-name="ce114" table:content-validation-name="val1" table:formula="of:=IF(ISNUMBER([.E18]);ROUNDDOWN([.E18]*[.G18]);&quot;&quot;)" office:value-type="float" office:value="1" calcext:value-type="float">
            <text:p>1</text:p>
          </table:table-cell>
          <table:table-cell table:style-name="ce121" table:content-validation-name="val1" table:formula="of:=IF(ISNUMBER([.E18]);[.E18]-[.I18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eclaração do Escop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10-20" calcext:value-type="date">
            <text:p>20-out-2025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19]&gt;0;WORKDAY([.D19];[.E19]-1;Holidays); &quot;&quot;)" office:value-type="date" office:date-value="2025-10-24" calcext:value-type="date">
            <text:p>24-out-2025</text:p>
          </table:table-cell>
          <table:table-cell table:style-name="ce89" table:content-validation-name="val1" office:value-type="percentage" office:value="0.2" calcext:value-type="percentage">
            <text:p>20%</text:p>
          </table:table-cell>
          <table:table-cell table:style-name="ce105" table:content-validation-name="val1" table:formula="of:=IF(ISNUMBER([.F19]);[.F19]-[.D19]+1;&quot;&quot;)" office:value-type="float" office:value="5" calcext:value-type="float">
            <text:p>5</text:p>
          </table:table-cell>
          <table:table-cell table:style-name="ce114" table:content-validation-name="val1" table:formula="of:=IF(ISNUMBER([.E19]);ROUNDDOWN([.E19]*[.G19]);&quot;&quot;)" office:value-type="float" office:value="1" calcext:value-type="float">
            <text:p>1</text:p>
          </table:table-cell>
          <table:table-cell table:style-name="ce121" table:content-validation-name="val1" table:formula="of:=IF(ISNUMBER([.E19]);[.E19]-[.I19];&quot;&quot;)" office:value-type="float" office:value="4" calcext:value-type="float">
            <text:p>4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Estrutura</text:p>
          </table:table-cell>
          <table:table-cell table:style-name="ce34" table:content-validation-name="val1"/>
          <table:table-cell table:style-name="ce50" table:content-validation-name="val1" office:value-type="date" office:date-value="2025-12-30" calcext:value-type="date">
            <text:p>30-dez-2025</text:p>
          </table:table-cell>
          <table:table-cell table:style-name="ce64" table:content-validation-name="val1"/>
          <table:table-cell table:style-name="ce76" table:content-validation-name="val1" table:formula="of:=IF([.E20]&gt;0;WORKDAY([.D20];[.E20]-1;Holidays); &quot;&quot;)">
            <text:p/>
          </table:table-cell>
          <table:table-cell table:style-name="ce88" table:content-validation-name="val1"/>
          <table:table-cell table:style-name="ce106" table:content-validation-name="val1" table:formula="of:=IF(ISNUMBER([.F20]);[.F20]-[.D20]+1;&quot;&quot;)">
            <text:p/>
          </table:table-cell>
          <table:table-cell table:style-name="ce114" table:content-validation-name="val1" table:formula="of:=IF(ISNUMBER([.E20]);ROUNDDOWN([.E20]*[.G20]);&quot;&quot;)">
            <text:p/>
          </table:table-cell>
          <table:table-cell table:style-name="ce121" table:content-validation-name="val1" table:formula="of:=IF(ISNUMBER([.E20]);[.E20]-[.I20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5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style-name="ce150"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5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style-name="ce38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4" table:content-validation-name="val1"/>
          <table:table-cell table:style-name="ce68" table:content-validation-name="val1"/>
          <table:table-cell table:style-name="ce79" table:content-validation-name="val1"/>
          <table:table-cell table:style-name="ce92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Projeto de diplomação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7:.D29])" office:value-type="date" office:date-value="2026-02-01" calcext:value-type="date">
            <text:p>01-fev-2026</text:p>
          </table:table-cell>
          <table:table-cell table:style-name="ce63" table:content-validation-name="val1" table:formula="of:=NETWORKDAYS([.D26];[.F26];Holidays)" office:value-type="float" office:value="10" calcext:value-type="float">
            <text:p>10</text:p>
          </table:table-cell>
          <table:table-cell table:style-name="ce75" table:content-validation-name="val1" table:formula="of:=MAX([.F27:.F29])" office:value-type="date" office:date-value="2026-02-13" calcext:value-type="date">
            <text:p>13-fev-2026</text:p>
          </table:table-cell>
          <table:table-cell table:style-name="ce93" table:content-validation-name="val1" table:formula="of:=SUMPRODUCT([.G27:.G29];[.E27:.E29])/SUM([.E27:.E29])" office:value-type="percentage" office:value="0.45" calcext:value-type="percentage">
            <text:p>45%</text:p>
          </table:table-cell>
          <table:table-cell table:style-name="ce104" table:content-validation-name="val1" table:formula="of:=[.F26]-[.D26]+1" office:value-type="float" office:value="13" calcext:value-type="float">
            <text:p>13</text:p>
          </table:table-cell>
          <table:table-cell table:style-name="ce113" table:content-validation-name="val1" table:formula="of:=SUM([.I27:.I29])" office:value-type="float" office:value="3" calcext:value-type="float">
            <text:p>3</text:p>
          </table:table-cell>
          <table:table-cell table:style-name="ce120" table:content-validation-name="val1" table:formula="of:=SUM([.J27:.J29]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oleta e Preparação de Dados</text:p>
          </table:table-cell>
          <table:table-cell table:style-name="ce34" table:content-validation-name="val1"/>
          <table:table-cell table:style-name="ce50" table:content-validation-name="val1" office:value-type="date" office:date-value="2026-02-01" calcext:value-type="date">
            <text:p>01-fev-2026</text:p>
          </table:table-cell>
          <table:table-cell table:style-name="ce64" table:content-validation-name="val1"/>
          <table:table-cell table:style-name="ce76" table:content-validation-name="val1" table:formula="of:=IF([.E27]&gt;0;WORKDAY([.D27];[.E27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Microdados PNA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2-02" calcext:value-type="date">
            <text:p>02-fev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8]&gt;0;WORKDAY([.D28];[.E28]-1;Holidays); &quot;&quot;)" office:value-type="date" office:date-value="2026-02-06" calcext:value-type="date">
            <text:p>06-fev-2026</text:p>
          </table:table-cell>
          <table:table-cell table:style-name="ce90" table:content-validation-name="val1" office:value-type="percentage" office:value="0.55" calcext:value-type="percentage">
            <text:p>55%</text:p>
          </table:table-cell>
          <table:table-cell table:style-name="ce105" table:content-validation-name="val1" table:formula="of:=IF(ISNUMBER([.F28]);[.F28]-[.D28]+1;&quot;&quot;)" office:value-type="float" office:value="5" calcext:value-type="float">
            <text:p>5</text:p>
          </table:table-cell>
          <table:table-cell table:style-name="ce114" table:content-validation-name="val1" table:formula="of:=IF(ISNUMBER([.E28]);ROUNDDOWN([.E28]*[.G28]);&quot;&quot;)" office:value-type="float" office:value="2" calcext:value-type="float">
            <text:p>2</text:p>
          </table:table-cell>
          <table:table-cell table:style-name="ce121" table:content-validation-name="val1" table:formula="of:=IF(ISNUMBER([.E28]);[.E28]-[.I28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Estruturação inicial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2-09" calcext:value-type="date">
            <text:p>09-fev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9]&gt;0;WORKDAY([.D29];[.E29]-1;Holidays); &quot;&quot;)" office:value-type="date" office:date-value="2026-02-13" calcext:value-type="date">
            <text:p>13-fev-2026</text:p>
          </table:table-cell>
          <table:table-cell table:style-name="ce249" table:content-validation-name="val1" office:value-type="percentage" office:value="0.35" calcext:value-type="percentage">
            <text:p>35%</text:p>
          </table:table-cell>
          <table:table-cell table:style-name="ce105" table:content-validation-name="val1" table:formula="of:=IF(ISNUMBER([.F29]);[.F29]-[.D29]+1;&quot;&quot;)" office:value-type="float" office:value="5" calcext:value-type="float">
            <text:p>5</text:p>
          </table:table-cell>
          <table:table-cell table:style-name="ce114" table:content-validation-name="val1" table:formula="of:=IF(ISNUMBER([.E29]);ROUNDDOWN([.E29]*[.G29]);&quot;&quot;)" office:value-type="float" office:value="1" calcext:value-type="float">
            <text:p>1</text:p>
          </table:table-cell>
          <table:table-cell table:style-name="ce121" table:content-validation-name="val1" table:formula="of:=IF(ISNUMBER([.E29]);[.E29]-[.I29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ratamento de valores ausent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2-19" calcext:value-type="date">
            <text:p>19-fev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30]&gt;0;WORKDAY([.D30];[.E30]-1;Holidays); &quot;&quot;)" office:value-type="date" office:date-value="2026-02-23" calcext:value-type="date">
            <text:p>23-fev-2026</text:p>
          </table:table-cell>
          <table:table-cell table:style-name="ce250" table:content-validation-name="val1" office:value-type="percentage" office:value="0.02" calcext:value-type="percentage">
            <text:p>2%</text:p>
          </table:table-cell>
          <table:table-cell table:style-name="ce105" table:content-validation-name="val1" table:formula="of:=IF(ISNUMBER([.F30]);[.F30]-[.D30]+1;&quot;&quot;)" office:value-type="float" office:value="5" calcext:value-type="float">
            <text:p>5</text:p>
          </table:table-cell>
          <table:table-cell table:style-name="ce114" table:content-validation-name="val1" table:formula="of:=IF(ISNUMBER([.E30]);ROUNDDOWN([.E30]*[.G30]);&quot;&quot;)" office:value-type="float" office:value="0" calcext:value-type="float">
            <text:p>0</text:p>
          </table:table-cell>
          <table:table-cell table:style-name="ce121" table:content-validation-name="val1" table:formula="of:=IF(ISNUMBER([.E30]);[.E30]-[.I30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3" table:content-validation-name="val1" office:value-type="string" calcext:value-type="string">
            <text:p>Correção de formato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2-24" calcext:value-type="date">
            <text:p>24-fev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31]&gt;0;WORKDAY([.D31];[.E31]-1;Holidays); &quot;&quot;)" office:value-type="date" office:date-value="2026-02-26" calcext:value-type="date">
            <text:p>26-fev-2026</text:p>
          </table:table-cell>
          <table:table-cell table:style-name="ce251" table:content-validation-name="val1" office:value-type="percentage" office:value="0.02" calcext:value-type="percentage">
            <text:p>2%</text:p>
          </table:table-cell>
          <table:table-cell table:style-name="ce105" table:content-validation-name="val1" table:formula="of:=IF(ISNUMBER([.F31]);[.F31]-[.D31]+1;&quot;&quot;)" office:value-type="float" office:value="3" calcext:value-type="float">
            <text:p>3</text:p>
          </table:table-cell>
          <table:table-cell table:style-name="ce114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121" table:content-validation-name="val1" table:formula="of:=IF(ISNUMBER([.E31]);[.E31]-[.I31];&quot;&quot;)" office:value-type="float" office:value="3" calcext:value-type="float">
            <text:p>3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489"/>
          <table:table-cell table:style-name="ce147" table:content-validation-name="val1" table:number-columns-repeated="34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emoção de duplicados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2-27" calcext:value-type="date">
            <text:p>27-fev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32]&gt;0;WORKDAY([.D32];[.E32]-1;Holidays); &quot;&quot;)" office:value-type="date" office:date-value="2026-03-03" calcext:value-type="date">
            <text:p>03-mar-2026</text:p>
          </table:table-cell>
          <table:table-cell table:style-name="ce25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2]);[.F32]-[.D32]+1;&quot;&quot;)" office:value-type="float" office:value="5" calcext:value-type="float">
            <text:p>5</text:p>
          </table:table-cell>
          <table:table-cell table:style-name="ce114" table:content-validation-name="val1" table:formula="of:=IF(ISNUMBER([.E32]);ROUNDDOWN([.E32]*[.G32]);&quot;&quot;)" office:value-type="float" office:value="0" calcext:value-type="float">
            <text:p>0</text:p>
          </table:table-cell>
          <table:table-cell table:style-name="ce121" table:content-validation-name="val1" table:formula="of:=IF(ISNUMBER([.E32]);[.E32]-[.I32];&quot;&quot;)" office:value-type="float" office:value="3" calcext:value-type="float">
            <text:p>3</text:p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489"/>
          <table:table-cell table:style-name="ce144" table:content-validation-name="val1" table:number-columns-repeated="34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Outliers tratado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3-04" calcext:value-type="date">
            <text:p>04-mar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33]&gt;0;WORKDAY([.D33];[.E33]-1;Holidays); &quot;&quot;)" office:value-type="date" office:date-value="2026-03-16" calcext:value-type="date">
            <text:p>16-mar-2026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13" calcext:value-type="float">
            <text:p>13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9" calcext:value-type="float">
            <text:p>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odificação categóricas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3-17" calcext:value-type="date">
            <text:p>17-mar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4]&gt;0;WORKDAY([.D34];[.E34]-1;Holidays); &quot;&quot;)" office:value-type="date" office:date-value="2026-03-23" calcext:value-type="date">
            <text:p>23-mar-2026</text:p>
          </table:table-cell>
          <table:table-cell table:style-name="ce25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 office:value-type="float" office:value="7" calcext:value-type="float">
            <text:p>7</text:p>
          </table:table-cell>
          <table:table-cell table:style-name="ce114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21" table:content-validation-name="val1" table:formula="of:=IF(ISNUMBER([.E34]);[.E34]-[.I34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ataset final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6-24" calcext:value-type="date">
            <text:p>24-jun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5]&gt;0;WORKDAY([.D35];[.E35]-1;Holidays); &quot;&quot;)" office:value-type="date" office:date-value="2026-06-30" calcext:value-type="date">
            <text:p>30-jun-2026</text:p>
          </table:table-cell>
          <table:table-cell table:style-name="ce25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5]);[.F35]-[.D35]+1;&quot;&quot;)" office:value-type="float" office:value="7" calcext:value-type="float">
            <text:p>7</text:p>
          </table:table-cell>
          <table:table-cell table:style-name="ce114" table:content-validation-name="val1" table:formula="of:=IF(ISNUMBER([.E35]);ROUNDDOWN([.E35]*[.G35]);&quot;&quot;)" office:value-type="float" office:value="0" calcext:value-type="float">
            <text:p>0</text:p>
          </table:table-cell>
          <table:table-cell table:style-name="ce121" table:content-validation-name="val1" table:formula="of:=IF(ISNUMBER([.E35]);[.E35]-[.I3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Coleta e Preparação de Dados</text:p>
          </table:table-cell>
          <table:table-cell table:style-name="ce34" table:content-validation-name="val1"/>
          <table:table-cell table:style-name="ce50" table:content-validation-name="val1" office:value-type="date" office:date-value="2026-03-25" calcext:value-type="date">
            <text:p>25-mar-2026</text:p>
          </table:table-cell>
          <table:table-cell table:style-name="ce64" table:content-validation-name="val1"/>
          <table:table-cell table:style-name="ce76" table:content-validation-name="val1" table:formula="of:=IF([.E36]&gt;0;WORKDAY([.D36];[.E36]-1;Holidays); &quot;&quot;)">
            <text:p/>
          </table:table-cell>
          <table:table-cell table:style-name="ce256" table:content-validation-name="val1"/>
          <table:table-cell table:style-name="ce105" table:content-validation-name="val1" table:formula="of:=IF(ISNUMBER([.F36]);[.F36]-[.D36]+1;&quot;&quot;)">
            <text:p/>
          </table:table-cell>
          <table:table-cell table:style-name="ce114" table:content-validation-name="val1" table:formula="of:=IF(ISNUMBER([.E36]);ROUNDDOWN([.E36]*[.G36]);&quot;&quot;)">
            <text:p/>
          </table:table-cell>
          <table:table-cell table:style-name="ce121" table:content-validation-name="val1" table:formula="of:=IF(ISNUMBER([.E36]);[.E36]-[.I3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eleção de algoritmos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3-29" calcext:value-type="date">
            <text:p>29-mar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7]&gt;0;WORKDAY([.D37];[.E37]-1;Holidays); &quot;&quot;)" office:value-type="date" office:date-value="2026-04-02" calcext:value-type="date">
            <text:p>02-abr-2026</text:p>
          </table:table-cell>
          <table:table-cell table:style-name="ce257" table:content-validation-name="val1" office:value-type="percentage" office:value="0.12" calcext:value-type="percentage">
            <text:p>12%</text:p>
          </table:table-cell>
          <table:table-cell table:style-name="ce105" table:content-validation-name="val1" table:formula="of:=IF(ISNUMBER([.F37]);[.F37]-[.D37]+1;&quot;&quot;)" office:value-type="float" office:value="5" calcext:value-type="float">
            <text:p>5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ré-processamento e split (Regressão Linear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4-09" calcext:value-type="date">
            <text:p>09-abr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38]&gt;0;WORKDAY([.D38];[.E38]-1;Holidays); &quot;&quot;)" office:value-type="date" office:date-value="2026-04-13" calcext:value-type="date">
            <text:p>13-abr-2026</text:p>
          </table:table-cell>
          <table:table-cell table:style-name="ce259" table:content-validation-name="val1" office:value-type="percentage" office:value="0.3" calcext:value-type="percentage">
            <text:p>30%</text:p>
          </table:table-cell>
          <table:table-cell table:style-name="ce105" table:content-validation-name="val1" table:formula="of:=IF(ISNUMBER([.F38]);[.F38]-[.D38]+1;&quot;&quot;)" office:value-type="float" office:value="5" calcext:value-type="float">
            <text:p>5</text:p>
          </table:table-cell>
          <table:table-cell table:style-name="ce114" table:content-validation-name="val1" table:formula="of:=IF(ISNUMBER([.E38]);ROUNDDOWN([.E38]*[.G38]);&quot;&quot;)" office:value-type="float" office:value="0" calcext:value-type="float">
            <text:p>0</text:p>
          </table:table-cell>
          <table:table-cell table:style-name="ce121" table:content-validation-name="val1" table:formula="of:=IF(ISNUMBER([.E38]);[.E38]-[.I38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reinamento (Regressão Linear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4-14" calcext:value-type="date">
            <text:p>14-abr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39]&gt;0;WORKDAY([.D39];[.E39]-1;Holidays); &quot;&quot;)" office:value-type="date" office:date-value="2026-04-16" calcext:value-type="date">
            <text:p>16-abr-2026</text:p>
          </table:table-cell>
          <table:table-cell table:style-name="ce26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9]);[.F39]-[.D39]+1;&quot;&quot;)" office:value-type="float" office:value="3" calcext:value-type="float">
            <text:p>3</text:p>
          </table:table-cell>
          <table:table-cell table:style-name="ce114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121" table:content-validation-name="val1" table:formula="of:=IF(ISNUMBER([.E39]);[.E39]-[.I39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valiação inicial (Regressão Linear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4-17" calcext:value-type="date">
            <text:p>17-abr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0]&gt;0;WORKDAY([.D40];[.E40]-1;Holidays); &quot;&quot;)" office:value-type="date" office:date-value="2026-04-21" calcext:value-type="date">
            <text:p>21-abr-2026</text:p>
          </table:table-cell>
          <table:table-cell table:style-name="ce26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5" calcext:value-type="float">
            <text:p>5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ré-processamento e split (Random Forest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4-23" calcext:value-type="date">
            <text:p>23-abr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1]&gt;0;WORKDAY([.D41];[.E41]-1;Holidays); &quot;&quot;)" office:value-type="date" office:date-value="2026-04-27" calcext:value-type="date">
            <text:p>27-abr-2026</text:p>
          </table:table-cell>
          <table:table-cell table:style-name="ce262" table:content-validation-name="val1" office:value-type="percentage" office:value="0.3" calcext:value-type="percentage">
            <text:p>30%</text:p>
          </table:table-cell>
          <table:table-cell table:style-name="ce105" table:content-validation-name="val1" table:formula="of:=IF(ISNUMBER([.F41]);[.F41]-[.D41]+1;&quot;&quot;)" office:value-type="float" office:value="5" calcext:value-type="float">
            <text:p>5</text:p>
          </table:table-cell>
          <table:table-cell table:style-name="ce114" table:content-validation-name="val1" table:formula="of:=IF(ISNUMBER([.E41]);ROUNDDOWN([.E41]*[.G41]);&quot;&quot;)" office:value-type="float" office:value="0" calcext:value-type="float">
            <text:p>0</text:p>
          </table:table-cell>
          <table:table-cell table:style-name="ce121" table:content-validation-name="val1" table:formula="of:=IF(ISNUMBER([.E41]);[.E41]-[.I41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reinamento (Random Forest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4-28" calcext:value-type="date">
            <text:p>28-abr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2]&gt;0;WORKDAY([.D42];[.E42]-1;Holidays); &quot;&quot;)" office:value-type="date" office:date-value="2026-04-30" calcext:value-type="date">
            <text:p>30-abr-2026</text:p>
          </table:table-cell>
          <table:table-cell table:style-name="ce26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2]);[.F42]-[.D42]+1;&quot;&quot;)" office:value-type="float" office:value="3" calcext:value-type="float">
            <text:p>3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valiação inicial (Random Forest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04" calcext:value-type="date">
            <text:p>04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3]&gt;0;WORKDAY([.D43];[.E43]-1;Holidays); &quot;&quot;)" office:value-type="date" office:date-value="2026-05-06" calcext:value-type="date">
            <text:p>06-mai-2026</text:p>
          </table:table-cell>
          <table:table-cell table:style-name="ce26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3]);[.F43]-[.D43]+1;&quot;&quot;)" office:value-type="float" office:value="3" calcext:value-type="float">
            <text:p>3</text:p>
          </table:table-cell>
          <table:table-cell table:style-name="ce114" table:content-validation-name="val1" table:formula="of:=IF(ISNUMBER([.E43]);ROUNDDOWN([.E43]*[.G43]);&quot;&quot;)" office:value-type="float" office:value="0" calcext:value-type="float">
            <text:p>0</text:p>
          </table:table-cell>
          <table:table-cell table:style-name="ce121" table:content-validation-name="val1" table:formula="of:=IF(ISNUMBER([.E43]);[.E43]-[.I43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ré-processamento e split (Gradient Boosting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07" calcext:value-type="date">
            <text:p>07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4]&gt;0;WORKDAY([.D44];[.E44]-1;Holidays); &quot;&quot;)" office:value-type="date" office:date-value="2026-05-11" calcext:value-type="date">
            <text:p>11-mai-2026</text:p>
          </table:table-cell>
          <table:table-cell table:style-name="ce265" table:content-validation-name="val1" office:value-type="percentage" office:value="0.3" calcext:value-type="percentage">
            <text:p>30%</text:p>
          </table:table-cell>
          <table:table-cell table:style-name="ce105" table:content-validation-name="val1" table:formula="of:=IF(ISNUMBER([.F44]);[.F44]-[.D44]+1;&quot;&quot;)" office:value-type="float" office:value="5" calcext:value-type="float">
            <text:p>5</text:p>
          </table:table-cell>
          <table:table-cell table:style-name="ce114" table:content-validation-name="val1" table:formula="of:=IF(ISNUMBER([.E44]);ROUNDDOWN([.E44]*[.G44]);&quot;&quot;)" office:value-type="float" office:value="0" calcext:value-type="float">
            <text:p>0</text:p>
          </table:table-cell>
          <table:table-cell table:style-name="ce121" table:content-validation-name="val1" table:formula="of:=IF(ISNUMBER([.E44]);[.E44]-[.I44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reinamento (Gradient Boosting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12" calcext:value-type="date">
            <text:p>12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5]&gt;0;WORKDAY([.D45];[.E45]-1;Holidays); &quot;&quot;)" office:value-type="date" office:date-value="2026-05-14" calcext:value-type="date">
            <text:p>14-mai-2026</text:p>
          </table:table-cell>
          <table:table-cell table:style-name="ce26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5]);[.F45]-[.D45]+1;&quot;&quot;)" office:value-type="float" office:value="3" calcext:value-type="float">
            <text:p>3</text:p>
          </table:table-cell>
          <table:table-cell table:style-name="ce114" table:content-validation-name="val1" table:formula="of:=IF(ISNUMBER([.E45]);ROUNDDOWN([.E45]*[.G45]);&quot;&quot;)" office:value-type="float" office:value="0" calcext:value-type="float">
            <text:p>0</text:p>
          </table:table-cell>
          <table:table-cell table:style-name="ce121" table:content-validation-name="val1" table:formula="of:=IF(ISNUMBER([.E45]);[.E45]-[.I45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valiação inicial (Gradient Boosting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15" calcext:value-type="date">
            <text:p>15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6]&gt;0;WORKDAY([.D46];[.E46]-1;Holidays); &quot;&quot;)" office:value-type="date" office:date-value="2026-05-19" calcext:value-type="date">
            <text:p>19-mai-2026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6]);[.F46]-[.D46]+1;&quot;&quot;)" office:value-type="float" office:value="5" calcext:value-type="float">
            <text:p>5</text:p>
          </table:table-cell>
          <table:table-cell table:style-name="ce114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21" table:content-validation-name="val1" table:formula="of:=IF(ISNUMBER([.E46]);[.E46]-[.I46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Execução da validaçã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20" calcext:value-type="date">
            <text:p>20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7]&gt;0;WORKDAY([.D47];[.E47]-1;Holidays); &quot;&quot;)" office:value-type="date" office:date-value="2026-05-22" calcext:value-type="date">
            <text:p>22-mai-2026</text:p>
          </table:table-cell>
          <table:table-cell table:style-name="ce268" table:content-validation-name="val1" office:value-type="percentage" office:value="0.45" calcext:value-type="percentage">
            <text:p>45%</text:p>
          </table:table-cell>
          <table:table-cell table:style-name="ce105" table:content-validation-name="val1" table:formula="of:=IF(ISNUMBER([.F47]);[.F47]-[.D47]+1;&quot;&quot;)" office:value-type="float" office:value="3" calcext:value-type="float">
            <text:p>3</text:p>
          </table:table-cell>
          <table:table-cell table:style-name="ce114" table:content-validation-name="val1" table:formula="of:=IF(ISNUMBER([.E47]);ROUNDDOWN([.E47]*[.G47]);&quot;&quot;)" office:value-type="float" office:value="1" calcext:value-type="float">
            <text:p>1</text:p>
          </table:table-cell>
          <table:table-cell table:style-name="ce121" table:content-validation-name="val1" table:formula="of:=IF(ISNUMBER([.E47]);[.E47]-[.I47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<text:s/>Cálculo das métricas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25" calcext:value-type="date">
            <text:p>25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8]&gt;0;WORKDAY([.D48];[.E48]-1;Holidays); &quot;&quot;)" office:value-type="date" office:date-value="2026-05-27" calcext:value-type="date">
            <text:p>27-mai-2026</text:p>
          </table:table-cell>
          <table:table-cell table:style-name="ce269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48]);[.F48]-[.D48]+1;&quot;&quot;)" office:value-type="float" office:value="3" calcext:value-type="float">
            <text:p>3</text:p>
          </table:table-cell>
          <table:table-cell table:style-name="ce114" table:content-validation-name="val1" table:formula="of:=IF(ISNUMBER([.E48]);ROUNDDOWN([.E48]*[.G48]);&quot;&quot;)" office:value-type="float" office:value="2" calcext:value-type="float">
            <text:p>2</text:p>
          </table:table-cell>
          <table:table-cell table:style-name="ce121" table:content-validation-name="val1" table:formula="of:=IF(ISNUMBER([.E48]);[.E48]-[.I48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Visualização dos resultado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28" calcext:value-type="date">
            <text:p>28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9]&gt;0;WORKDAY([.D49];[.E49]-1;Holidays); &quot;&quot;)" office:value-type="date" office:date-value="2026-06-01" calcext:value-type="date">
            <text:p>01-jun-2026</text:p>
          </table:table-cell>
          <table:table-cell table:style-name="ce270" table:content-validation-name="val1" office:value-type="percentage" office:value="0.8" calcext:value-type="percentage">
            <text:p>80%</text:p>
          </table:table-cell>
          <table:table-cell table:style-name="ce105" table:content-validation-name="val1" table:formula="of:=IF(ISNUMBER([.F49]);[.F49]-[.D49]+1;&quot;&quot;)" office:value-type="float" office:value="5" calcext:value-type="float">
            <text:p>5</text:p>
          </table:table-cell>
          <table:table-cell table:style-name="ce114" table:content-validation-name="val1" table:formula="of:=IF(ISNUMBER([.E49]);ROUNDDOWN([.E49]*[.G49]);&quot;&quot;)" office:value-type="float" office:value="2" calcext:value-type="float">
            <text:p>2</text:p>
          </table:table-cell>
          <table:table-cell table:style-name="ce121" table:content-validation-name="val1" table:formula="of:=IF(ISNUMBER([.E49]);[.E49]-[.I49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Modelo final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6-02" calcext:value-type="date">
            <text:p>02-jun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50]&gt;0;WORKDAY([.D50];[.E50]-1;Holidays); &quot;&quot;)" office:value-type="date" office:date-value="2026-06-08" calcext:value-type="date">
            <text:p>08-jun-2026</text:p>
          </table:table-cell>
          <table:table-cell table:style-name="ce271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50]);[.F50]-[.D50]+1;&quot;&quot;)" office:value-type="float" office:value="7" calcext:value-type="float">
            <text:p>7</text:p>
          </table:table-cell>
          <table:table-cell table:style-name="ce114" table:content-validation-name="val1" table:formula="of:=IF(ISNUMBER([.E50]);ROUNDDOWN([.E50]*[.G50]);&quot;&quot;)" office:value-type="float" office:value="3" calcext:value-type="float">
            <text:p>3</text:p>
          </table:table-cell>
          <table:table-cell table:style-name="ce121" table:content-validation-name="val1" table:formula="of:=IF(ISNUMBER([.E50]);[.E50]-[.I50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ocumentação da modelagem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6-09" calcext:value-type="date">
            <text:p>09-jun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51]&gt;0;WORKDAY([.D51];[.E51]-1;Holidays); &quot;&quot;)" office:value-type="date" office:date-value="2026-06-15" calcext:value-type="date">
            <text:p>15-jun-2026</text:p>
          </table:table-cell>
          <table:table-cell table:style-name="ce272" table:content-validation-name="val1" office:value-type="percentage" office:value="0.15" calcext:value-type="percentage">
            <text:p>15%</text:p>
          </table:table-cell>
          <table:table-cell table:style-name="ce105" table:content-validation-name="val1" table:formula="of:=IF(ISNUMBER([.F51]);[.F51]-[.D51]+1;&quot;&quot;)" office:value-type="float" office:value="7" calcext:value-type="float">
            <text:p>7</text:p>
          </table:table-cell>
          <table:table-cell table:style-name="ce114" table:content-validation-name="val1" table:formula="of:=IF(ISNUMBER([.E51]);ROUNDDOWN([.E51]*[.G51]);&quot;&quot;)" office:value-type="float" office:value="0" calcext:value-type="float">
            <text:p>0</text:p>
          </table:table-cell>
          <table:table-cell table:style-name="ce121" table:content-validation-name="val1" table:formula="of:=IF(ISNUMBER([.E51]);[.E51]-[.I51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Projeto de diplomação 2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55:.D57])" office:value-type="date" office:date-value="2026-06-16" calcext:value-type="date">
            <text:p>16-jun-2026</text:p>
          </table:table-cell>
          <table:table-cell table:style-name="ce63" table:content-validation-name="val1" table:formula="of:=NETWORKDAYS([.D54];[.F54];Holidays)" office:value-type="float" office:value="15" calcext:value-type="float">
            <text:p>15</text:p>
          </table:table-cell>
          <table:table-cell table:style-name="ce75" table:content-validation-name="val1" table:formula="of:=MAX([.F55:.F57])" office:value-type="date" office:date-value="2026-07-06" calcext:value-type="date">
            <text:p>06-jul-2026</text:p>
          </table:table-cell>
          <table:table-cell table:style-name="ce93" table:content-validation-name="val1" table:formula="of:=IF(SUM([.E55:.E57]);SUMPRODUCT([.G55:.G57];[.E55:.E57])/SUM([.E55:.E57]);&quot;&quot;)" office:value-type="percentage" office:value="0.160714285714286" calcext:value-type="percentage">
            <text:p>16%</text:p>
          </table:table-cell>
          <table:table-cell table:style-name="ce104" table:content-validation-name="val1" table:formula="of:=[.F54]-[.D54]+1" office:value-type="float" office:value="21" calcext:value-type="float">
            <text:p>21</text:p>
          </table:table-cell>
          <table:table-cell table:style-name="ce113" table:content-validation-name="val1" table:formula="of:=SUM([.I55:.I57])" office:value-type="float" office:value="2" calcext:value-type="float">
            <text:p>2</text:p>
          </table:table-cell>
          <table:table-cell table:style-name="ce120" table:content-validation-name="val1" table:formula="of:=SUM([.J55:.J57])" office:value-type="float" office:value="12" calcext:value-type="float">
            <text:p>1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Backend (API Previsor)</text:p>
          </table:table-cell>
          <table:table-cell table:style-name="ce34" table:content-validation-name="val1"/>
          <table:table-cell table:style-name="ce50" table:content-validation-name="val1" office:value-type="date" office:date-value="2026-06-16" calcext:value-type="date">
            <text:p>16-jun-2026</text:p>
          </table:table-cell>
          <table:table-cell table:style-name="ce69" table:content-validation-name="val1" table:formula="of:=IF(AND([.D55]&gt;0;[.F55]&gt;0);NETWORKDAYS([.D55];[.F55];Holidays);&quot;&quot;)">
            <text:p/>
          </table:table-cell>
          <table:table-cell table:style-name="ce80" table:content-validation-name="val1"/>
          <table:table-cell table:style-name="ce88" table:content-validation-name="val1"/>
          <table:table-cell table:style-name="ce105" table:content-validation-name="val1" table:formula="of:=IF(ISNUMBER([.F55]);[.F55]-[.D55]+1;&quot;&quot;)">
            <text:p/>
          </table:table-cell>
          <table:table-cell table:style-name="ce114" table:content-validation-name="val1" table:formula="of:=IF(ISNUMBER([.E55]);ROUNDDOWN([.E55]*[.G55]);&quot;&quot;)">
            <text:p/>
          </table:table-cell>
          <table:table-cell table:style-name="ce121" table:content-validation-name="val1" table:formula="of:=IF(ISNUMBER([.E55]);[.E55]-[.I5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Estrutura backe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6-17" calcext:value-type="date">
            <text:p>17-jun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56]&gt;0;WORKDAY([.D56];[.E56]-1;Holidays); &quot;&quot;)" office:value-type="date" office:date-value="2026-06-29" calcext:value-type="date">
            <text:p>29-jun-2026</text:p>
          </table:table-cell>
          <table:table-cell table:style-name="ce303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56]);[.F56]-[.D56]+1;&quot;&quot;)" office:value-type="float" office:value="13" calcext:value-type="float">
            <text:p>13</text:p>
          </table:table-cell>
          <table:table-cell table:style-name="ce114" table:content-validation-name="val1" table:formula="of:=IF(ISNUMBER([.E56]);ROUNDDOWN([.E56]*[.G56]);&quot;&quot;)" office:value-type="float" office:value="2" calcext:value-type="float">
            <text:p>2</text:p>
          </table:table-cell>
          <table:table-cell table:style-name="ce121" table:content-validation-name="val1" table:formula="of:=IF(ISNUMBER([.E56]);[.E56]-[.I56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Endpoint predic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6-30" calcext:value-type="date">
            <text:p>30-jun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57]&gt;0;WORKDAY([.D57];[.E57]-1;Holidays); &quot;&quot;)" office:value-type="date" office:date-value="2026-07-06" calcext:value-type="date">
            <text:p>06-jul-2026</text:p>
          </table:table-cell>
          <table:table-cell table:style-name="ce30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7]);[.F57]-[.D57]+1;&quot;&quot;)" office:value-type="float" office:value="7" calcext:value-type="float">
            <text:p>7</text:p>
          </table:table-cell>
          <table:table-cell table:style-name="ce114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21" table:content-validation-name="val1" table:formula="of:=IF(ISNUMBER([.E57]);[.E57]-[.I5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Métricas e log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07" calcext:value-type="date">
            <text:p>07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58]&gt;0;WORKDAY([.D58];[.E58]-1;Holidays); &quot;&quot;)" office:value-type="date" office:date-value="2026-07-13" calcext:value-type="date">
            <text:p>13-jul-2026</text:p>
          </table:table-cell>
          <table:table-cell table:style-name="ce30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8]);[.F58]-[.D58]+1;&quot;&quot;)" office:value-type="float" office:value="7" calcext:value-type="float">
            <text:p>7</text:p>
          </table:table-cell>
          <table:table-cell table:style-name="ce114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21" table:content-validation-name="val1" table:formula="of:=IF(ISNUMBER([.E58]);[.E58]-[.I58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ache de previsõ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14" calcext:value-type="date">
            <text:p>14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59]&gt;0;WORKDAY([.D59];[.E59]-1;Holidays); &quot;&quot;)" office:value-type="date" office:date-value="2026-07-20" calcext:value-type="date">
            <text:p>20-jul-2026</text:p>
          </table:table-cell>
          <table:table-cell table:style-name="ce306" table:content-validation-name="val1" office:value-type="percentage" office:value="0.02" calcext:value-type="percentage">
            <text:p>2%</text:p>
          </table:table-cell>
          <table:table-cell table:style-name="ce105" table:content-validation-name="val1" table:formula="of:=IF(ISNUMBER([.F59]);[.F59]-[.D59]+1;&quot;&quot;)" office:value-type="float" office:value="7" calcext:value-type="float">
            <text:p>7</text:p>
          </table:table-cell>
          <table:table-cell table:style-name="ce114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21" table:content-validation-name="val1" table:formula="of:=IF(ISNUMBER([.E59]);[.E59]-[.I59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Failover baselin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21" calcext:value-type="date">
            <text:p>21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0]&gt;0;WORKDAY([.D60];[.E60]-1;Holidays); &quot;&quot;)" office:value-type="date" office:date-value="2026-07-27" calcext:value-type="date">
            <text:p>27-jul-2026</text:p>
          </table:table-cell>
          <table:table-cell table:style-name="ce30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60]);[.F60]-[.D60]+1;&quot;&quot;)" office:value-type="float" office:value="7" calcext:value-type="float">
            <text:p>7</text:p>
          </table:table-cell>
          <table:table-cell table:style-name="ce114" table:content-validation-name="val1" table:formula="of:=IF(ISNUMBER([.E60]);ROUNDDOWN([.E60]*[.G60]);&quot;&quot;)" office:value-type="float" office:value="0" calcext:value-type="float">
            <text:p>0</text:p>
          </table:table-cell>
          <table:table-cell table:style-name="ce121" table:content-validation-name="val1" table:formula="of:=IF(ISNUMBER([.E60]);[.E60]-[.I6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unitário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28" calcext:value-type="date">
            <text:p>28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1]&gt;0;WORKDAY([.D61];[.E61]-1;Holidays); &quot;&quot;)" office:value-type="date" office:date-value="2026-08-03" calcext:value-type="date">
            <text:p>03-ago-2026</text:p>
          </table:table-cell>
          <table:table-cell table:style-name="ce30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61]);[.F61]-[.D61]+1;&quot;&quot;)" office:value-type="float" office:value="7" calcext:value-type="float">
            <text:p>7</text:p>
          </table:table-cell>
          <table:table-cell table:style-name="ce114" table:content-validation-name="val1" table:formula="of:=IF(ISNUMBER([.E61]);ROUNDDOWN([.E61]*[.G61]);&quot;&quot;)" office:value-type="float" office:value="0" calcext:value-type="float">
            <text:p>0</text:p>
          </table:table-cell>
          <table:table-cell table:style-name="ce121" table:content-validation-name="val1" table:formula="of:=IF(ISNUMBER([.E61]);[.E61]-[.I61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integraçã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04" calcext:value-type="date">
            <text:p>04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2]&gt;0;WORKDAY([.D62];[.E62]-1;Holidays); &quot;&quot;)" office:value-type="date" office:date-value="2026-07-09" calcext:value-type="date">
            <text:p>09-jul-2026</text:p>
          </table:table-cell>
          <table:table-cell table:style-name="ce309" table:content-validation-name="val1" office:value-type="percentage" office:value="0.02" calcext:value-type="percentage">
            <text:p>2%</text:p>
          </table:table-cell>
          <table:table-cell table:style-name="ce105" table:content-validation-name="val1" table:formula="of:=IF(ISNUMBER([.F62]);[.F62]-[.D62]+1;&quot;&quot;)" office:value-type="float" office:value="6" calcext:value-type="float">
            <text:p>6</text:p>
          </table:table-cell>
          <table:table-cell table:style-name="ce114" table:content-validation-name="val1" table:formula="of:=IF(ISNUMBER([.E62]);ROUNDDOWN([.E62]*[.G62]);&quot;&quot;)" office:value-type="float" office:value="0" calcext:value-type="float">
            <text:p>0</text:p>
          </table:table-cell>
          <table:table-cell table:style-name="ce121" table:content-validation-name="val1" table:formula="of:=IF(ISNUMBER([.E62]);[.E62]-[.I62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ocumentação da API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10" calcext:value-type="date">
            <text:p>10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3]&gt;0;WORKDAY([.D63];[.E63]-1;Holidays); &quot;&quot;)" office:value-type="date" office:date-value="2026-07-16" calcext:value-type="date">
            <text:p>16-jul-2026</text:p>
          </table:table-cell>
          <table:table-cell table:style-name="ce310" table:content-validation-name="val1" office:value-type="percentage" office:value="0.3" calcext:value-type="percentage">
            <text:p>30%</text:p>
          </table:table-cell>
          <table:table-cell table:style-name="ce105" table:content-validation-name="val1" table:formula="of:=IF(ISNUMBER([.F63]);[.F63]-[.D63]+1;&quot;&quot;)" office:value-type="float" office:value="7" calcext:value-type="float">
            <text:p>7</text:p>
          </table:table-cell>
          <table:table-cell table:style-name="ce114" table:content-validation-name="val1" table:formula="of:=IF(ISNUMBER([.E63]);ROUNDDOWN([.E63]*[.G63]);&quot;&quot;)" office:value-type="float" office:value="1" calcext:value-type="float">
            <text:p>1</text:p>
          </table:table-cell>
          <table:table-cell table:style-name="ce121" table:content-validation-name="val1" table:formula="of:=IF(ISNUMBER([.E63]);[.E63]-[.I63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<text:s/>Frontend (Interface)</text:p>
          </table:table-cell>
          <table:table-cell table:style-name="ce34" table:content-validation-name="val1"/>
          <table:table-cell table:style-name="ce50" table:content-validation-name="val1" office:value-type="date" office:date-value="2026-07-17" calcext:value-type="date">
            <text:p>17-jul-2026</text:p>
          </table:table-cell>
          <table:table-cell table:style-name="ce69" table:content-validation-name="val1" table:formula="of:=IF(AND([.D64]&gt;0;[.F64]&gt;0);NETWORKDAYS([.D64];[.F64];Holidays);&quot;&quot;)">
            <text:p/>
          </table:table-cell>
          <table:table-cell table:style-name="ce80" table:content-validation-name="val1"/>
          <table:table-cell table:style-name="ce311" table:content-validation-name="val1"/>
          <table:table-cell table:style-name="ce105" table:content-validation-name="val1" table:formula="of:=IF(ISNUMBER([.F64]);[.F64]-[.D64]+1;&quot;&quot;)">
            <text:p/>
          </table:table-cell>
          <table:table-cell table:style-name="ce114" table:content-validation-name="val1" table:formula="of:=IF(ISNUMBER([.E64]);ROUNDDOWN([.E64]*[.G64]);&quot;&quot;)">
            <text:p/>
          </table:table-cell>
          <table:table-cell table:style-name="ce121" table:content-validation-name="val1" table:formula="of:=IF(ISNUMBER([.E64]);[.E64]-[.I6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rojeto React.j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18" calcext:value-type="date">
            <text:p>18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5]&gt;0;WORKDAY([.D65];[.E65]-1;Holidays); &quot;&quot;)" office:value-type="date" office:date-value="2026-07-23" calcext:value-type="date">
            <text:p>23-jul-2026</text:p>
          </table:table-cell>
          <table:table-cell table:style-name="ce312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65]);[.F65]-[.D65]+1;&quot;&quot;)" office:value-type="float" office:value="6" calcext:value-type="float">
            <text:p>6</text:p>
          </table:table-cell>
          <table:table-cell table:style-name="ce114" table:content-validation-name="val1" table:formula="of:=IF(ISNUMBER([.E65]);ROUNDDOWN([.E65]*[.G65]);&quot;&quot;)" office:value-type="float" office:value="2" calcext:value-type="float">
            <text:p>2</text:p>
          </table:table-cell>
          <table:table-cell table:style-name="ce121" table:content-validation-name="val1" table:formula="of:=IF(ISNUMBER([.E65]);[.E65]-[.I65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Formulário de perfil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24" calcext:value-type="date">
            <text:p>24-jul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66]&gt;0;WORKDAY([.D66];[.E66]-1;Holidays); &quot;&quot;)" office:value-type="date" office:date-value="2026-08-05" calcext:value-type="date">
            <text:p>05-ago-2026</text:p>
          </table:table-cell>
          <table:table-cell table:style-name="ce313" table:content-validation-name="val1" office:value-type="percentage" office:value="0.15" calcext:value-type="percentage">
            <text:p>15%</text:p>
          </table:table-cell>
          <table:table-cell table:style-name="ce105" table:content-validation-name="val1" table:formula="of:=IF(ISNUMBER([.F66]);[.F66]-[.D66]+1;&quot;&quot;)" office:value-type="float" office:value="13" calcext:value-type="float">
            <text:p>13</text:p>
          </table:table-cell>
          <table:table-cell table:style-name="ce114" table:content-validation-name="val1" table:formula="of:=IF(ISNUMBER([.E66]);ROUNDDOWN([.E66]*[.G66]);&quot;&quot;)" office:value-type="float" office:value="1" calcext:value-type="float">
            <text:p>1</text:p>
          </table:table-cell>
          <table:table-cell table:style-name="ce121" table:content-validation-name="val1" table:formula="of:=IF(ISNUMBER([.E66]);[.E66]-[.I66];&quot;&quot;)" office:value-type="float" office:value="8" calcext:value-type="float">
            <text:p>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Validações no formulári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8-07" calcext:value-type="date">
            <text:p>07-ago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7]&gt;0;WORKDAY([.D67];[.E67]-1;Holidays); &quot;&quot;)" office:value-type="date" office:date-value="2026-08-13" calcext:value-type="date">
            <text:p>13-ago-2026</text:p>
          </table:table-cell>
          <table:table-cell table:style-name="ce314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67]);[.F67]-[.D67]+1;&quot;&quot;)" office:value-type="float" office:value="7" calcext:value-type="float">
            <text:p>7</text:p>
          </table:table-cell>
          <table:table-cell table:style-name="ce114" table:content-validation-name="val1" table:formula="of:=IF(ISNUMBER([.E67]);ROUNDDOWN([.E67]*[.G67]);&quot;&quot;)" office:value-type="float" office:value="1" calcext:value-type="float">
            <text:p>1</text:p>
          </table:table-cell>
          <table:table-cell table:style-name="ce121" table:content-validation-name="val1" table:formula="of:=IF(ISNUMBER([.E67]);[.E67]-[.I67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ntegração com backend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8-14" calcext:value-type="date">
            <text:p>14-ago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68]&gt;0;WORKDAY([.D68];[.E68]-1;Holidays); &quot;&quot;)" office:value-type="date" office:date-value="2026-08-26" calcext:value-type="date">
            <text:p>26-ago-2026</text:p>
          </table:table-cell>
          <table:table-cell table:style-name="ce31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68]);[.F68]-[.D68]+1;&quot;&quot;)" office:value-type="float" office:value="13" calcext:value-type="float">
            <text:p>13</text:p>
          </table:table-cell>
          <table:table-cell table:style-name="ce114" table:content-validation-name="val1" table:formula="of:=IF(ISNUMBER([.E68]);ROUNDDOWN([.E68]*[.G68]);&quot;&quot;)" office:value-type="float" office:value="0" calcext:value-type="float">
            <text:p>0</text:p>
          </table:table-cell>
          <table:table-cell table:style-name="ce121" table:content-validation-name="val1" table:formula="of:=IF(ISNUMBER([.E68]);[.E68]-[.I68];&quot;&quot;)" office:value-type="float" office:value="9" calcext:value-type="float">
            <text:p>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agina do Formulari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8-27" calcext:value-type="date">
            <text:p>27-ago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69]&gt;0;WORKDAY([.D69];[.E69]-1;Holidays); &quot;&quot;)" office:value-type="date" office:date-value="2026-09-08" calcext:value-type="date">
            <text:p>08-set-2026</text:p>
          </table:table-cell>
          <table:table-cell table:style-name="ce316" table:content-validation-name="val1" office:value-type="percentage" office:value="0.67" calcext:value-type="percentage">
            <text:p>67%</text:p>
          </table:table-cell>
          <table:table-cell table:style-name="ce105" table:content-validation-name="val1" table:formula="of:=IF(ISNUMBER([.F69]);[.F69]-[.D69]+1;&quot;&quot;)" office:value-type="float" office:value="13" calcext:value-type="float">
            <text:p>13</text:p>
          </table:table-cell>
          <table:table-cell table:style-name="ce114" table:content-validation-name="val1" table:formula="of:=IF(ISNUMBER([.E69]);ROUNDDOWN([.E69]*[.G69]);&quot;&quot;)" office:value-type="float" office:value="6" calcext:value-type="float">
            <text:p>6</text:p>
          </table:table-cell>
          <table:table-cell table:style-name="ce121" table:content-validation-name="val1" table:formula="of:=IF(ISNUMBER([.E69]);[.E69]-[.I69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esponsividade e acessibilidad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9-09" calcext:value-type="date">
            <text:p>09-set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70]&gt;0;WORKDAY([.D70];[.E70]-1;Holidays); &quot;&quot;)" office:value-type="date" office:date-value="2026-09-15" calcext:value-type="date">
            <text:p>15-set-2026</text:p>
          </table:table-cell>
          <table:table-cell table:style-name="ce317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70]);[.F70]-[.D70]+1;&quot;&quot;)" office:value-type="float" office:value="7" calcext:value-type="float">
            <text:p>7</text:p>
          </table:table-cell>
          <table:table-cell table:style-name="ce114" table:content-validation-name="val1" table:formula="of:=IF(ISNUMBER([.E70]);ROUNDDOWN([.E70]*[.G70]);&quot;&quot;)" office:value-type="float" office:value="3" calcext:value-type="float">
            <text:p>3</text:p>
          </table:table-cell>
          <table:table-cell table:style-name="ce121" table:content-validation-name="val1" table:formula="of:=IF(ISNUMBER([.E70]);[.E70]-[.I70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Exportação de resultado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9-16" calcext:value-type="date">
            <text:p>16-set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71]&gt;0;WORKDAY([.D71];[.E71]-1;Holidays); &quot;&quot;)" office:value-type="date" office:date-value="2026-09-22" calcext:value-type="date">
            <text:p>22-set-2026</text:p>
          </table:table-cell>
          <table:table-cell table:style-name="ce31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71]);[.F71]-[.D71]+1;&quot;&quot;)" office:value-type="float" office:value="7" calcext:value-type="float">
            <text:p>7</text:p>
          </table:table-cell>
          <table:table-cell table:style-name="ce114" table:content-validation-name="val1" table:formula="of:=IF(ISNUMBER([.E71]);ROUNDDOWN([.E71]*[.G71]);&quot;&quot;)" office:value-type="float" office:value="0" calcext:value-type="float">
            <text:p>0</text:p>
          </table:table-cell>
          <table:table-cell table:style-name="ce121" table:content-validation-name="val1" table:formula="of:=IF(ISNUMBER([.E71]);[.E71]-[.I71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fronte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9-21" calcext:value-type="date">
            <text:p>21-set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72]&gt;0;WORKDAY([.D72];[.E72]-1;Holidays); &quot;&quot;)" office:value-type="date" office:date-value="2026-10-01" calcext:value-type="date">
            <text:p>01-out-2026</text:p>
          </table:table-cell>
          <table:table-cell table:style-name="ce31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72]);[.F72]-[.D72]+1;&quot;&quot;)" office:value-type="float" office:value="11" calcext:value-type="float">
            <text:p>11</text:p>
          </table:table-cell>
          <table:table-cell table:style-name="ce114" table:content-validation-name="val1" table:formula="of:=IF(ISNUMBER([.E72]);ROUNDDOWN([.E72]*[.G72]);&quot;&quot;)" office:value-type="float" office:value="0" calcext:value-type="float">
            <text:p>0</text:p>
          </table:table-cell>
          <table:table-cell table:style-name="ce121" table:content-validation-name="val1" table:formula="of:=IF(ISNUMBER([.E72]);[.E72]-[.I72];&quot;&quot;)" office:value-type="float" office:value="9" calcext:value-type="float">
            <text:p>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<text:s/>Integração e Testes Finais</text:p>
          </table:table-cell>
          <table:table-cell table:style-name="ce34" table:content-validation-name="val1"/>
          <table:table-cell table:style-name="ce50" table:content-validation-name="val1" office:value-type="date" office:date-value="2026-10-02" calcext:value-type="date">
            <text:p>02-out-2026</text:p>
          </table:table-cell>
          <table:table-cell table:style-name="ce69" table:content-validation-name="val1" table:formula="of:=IF(AND([.D73]&gt;0;[.F73]&gt;0);NETWORKDAYS([.D73];[.F73];Holidays);&quot;&quot;)">
            <text:p/>
          </table:table-cell>
          <table:table-cell table:style-name="ce80" table:content-validation-name="val1"/>
          <table:table-cell table:style-name="ce320" table:content-validation-name="val1"/>
          <table:table-cell table:style-name="ce105" table:content-validation-name="val1" table:formula="of:=IF(ISNUMBER([.F73]);[.F73]-[.D73]+1;&quot;&quot;)">
            <text:p/>
          </table:table-cell>
          <table:table-cell table:style-name="ce114" table:content-validation-name="val1" table:formula="of:=IF(ISNUMBER([.E73]);ROUNDDOWN([.E73]*[.G73]);&quot;&quot;)">
            <text:p/>
          </table:table-cell>
          <table:table-cell table:style-name="ce121" table:content-validation-name="val1" table:formula="of:=IF(ISNUMBER([.E73]);[.E73]-[.I7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ntegração total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0-03" calcext:value-type="date">
            <text:p>03-out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74]&gt;0;WORKDAY([.D74];[.E74]-1;Holidays); &quot;&quot;)" office:value-type="date" office:date-value="2026-10-14" calcext:value-type="date">
            <text:p>14-out-2026</text:p>
          </table:table-cell>
          <table:table-cell table:style-name="ce321" table:content-validation-name="val1" office:value-type="percentage" office:value="0.04" calcext:value-type="percentage">
            <text:p>4%</text:p>
          </table:table-cell>
          <table:table-cell table:style-name="ce105" table:content-validation-name="val1" table:formula="of:=IF(ISNUMBER([.F74]);[.F74]-[.D74]+1;&quot;&quot;)" office:value-type="float" office:value="12" calcext:value-type="float">
            <text:p>12</text:p>
          </table:table-cell>
          <table:table-cell table:style-name="ce114" table:content-validation-name="val1" table:formula="of:=IF(ISNUMBER([.E74]);ROUNDDOWN([.E74]*[.G74]);&quot;&quot;)" office:value-type="float" office:value="0" calcext:value-type="float">
            <text:p>0</text:p>
          </table:table-cell>
          <table:table-cell table:style-name="ce121" table:content-validation-name="val1" table:formula="of:=IF(ISNUMBER([.E74]);[.E74]-[.I74];&quot;&quot;)" office:value-type="float" office:value="9" calcext:value-type="float">
            <text:p>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desempenh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0-15" calcext:value-type="date">
            <text:p>15-out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75]&gt;0;WORKDAY([.D75];[.E75]-1;Holidays); &quot;&quot;)" office:value-type="date" office:date-value="2026-10-21" calcext:value-type="date">
            <text:p>21-out-2026</text:p>
          </table:table-cell>
          <table:table-cell table:style-name="ce322" table:content-validation-name="val1" office:value-type="percentage" office:value="0.02" calcext:value-type="percentage">
            <text:p>2%</text:p>
          </table:table-cell>
          <table:table-cell table:style-name="ce105" table:content-validation-name="val1" table:formula="of:=IF(ISNUMBER([.F75]);[.F75]-[.D75]+1;&quot;&quot;)" office:value-type="float" office:value="7" calcext:value-type="float">
            <text:p>7</text:p>
          </table:table-cell>
          <table:table-cell table:style-name="ce114" table:content-validation-name="val1" table:formula="of:=IF(ISNUMBER([.E75]);ROUNDDOWN([.E75]*[.G75]);&quot;&quot;)" office:value-type="float" office:value="0" calcext:value-type="float">
            <text:p>0</text:p>
          </table:table-cell>
          <table:table-cell table:style-name="ce121" table:content-validation-name="val1" table:formula="of:=IF(ISNUMBER([.E75]);[.E75]-[.I7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usabilidad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0-22" calcext:value-type="date">
            <text:p>22-out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76]&gt;0;WORKDAY([.D76];[.E76]-1;Holidays); &quot;&quot;)" office:value-type="date" office:date-value="2026-10-28" calcext:value-type="date">
            <text:p>28-out-2026</text:p>
          </table:table-cell>
          <table:table-cell table:style-name="ce32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76]);[.F76]-[.D76]+1;&quot;&quot;)" office:value-type="float" office:value="7" calcext:value-type="float">
            <text:p>7</text:p>
          </table:table-cell>
          <table:table-cell table:style-name="ce114" table:content-validation-name="val1" table:formula="of:=IF(ISNUMBER([.E76]);ROUNDDOWN([.E76]*[.G76]);&quot;&quot;)" office:value-type="float" office:value="0" calcext:value-type="float">
            <text:p>0</text:p>
          </table:table-cell>
          <table:table-cell table:style-name="ce121" table:content-validation-name="val1" table:formula="of:=IF(ISNUMBER([.E76]);[.E76]-[.I76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orreções fina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0-29" calcext:value-type="date">
            <text:p>29-out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77]&gt;0;WORKDAY([.D77];[.E77]-1;Holidays); &quot;&quot;)" office:value-type="date" office:date-value="2026-11-10" calcext:value-type="date">
            <text:p>10-nov-2026</text:p>
          </table:table-cell>
          <table:table-cell table:style-name="ce32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77]);[.F77]-[.D77]+1;&quot;&quot;)" office:value-type="float" office:value="13" calcext:value-type="float">
            <text:p>13</text:p>
          </table:table-cell>
          <table:table-cell table:style-name="ce114" table:content-validation-name="val1" table:formula="of:=IF(ISNUMBER([.E77]);ROUNDDOWN([.E77]*[.G77]);&quot;&quot;)" office:value-type="float" office:value="0" calcext:value-type="float">
            <text:p>0</text:p>
          </table:table-cell>
          <table:table-cell table:style-name="ce121" table:content-validation-name="val1" table:formula="of:=IF(ISNUMBER([.E77]);[.E77]-[.I77];&quot;&quot;)" office:value-type="float" office:value="9" calcext:value-type="float">
            <text:p>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Artefatos Acadêmicos</text:p>
          </table:table-cell>
          <table:table-cell table:style-name="ce34" table:content-validation-name="val1"/>
          <table:table-cell table:style-name="ce50" table:content-validation-name="val1" office:value-type="date" office:date-value="2026-11-11" calcext:value-type="date">
            <text:p>11-nov-2026</text:p>
          </table:table-cell>
          <table:table-cell table:style-name="ce69" table:content-validation-name="val1" table:formula="of:=IF(AND([.D78]&gt;0;[.F78]&gt;0);NETWORKDAYS([.D78];[.F78];Holidays);&quot;&quot;)">
            <text:p/>
          </table:table-cell>
          <table:table-cell table:style-name="ce80" table:content-validation-name="val1"/>
          <table:table-cell table:style-name="ce325" table:content-validation-name="val1"/>
          <table:table-cell table:style-name="ce105" table:content-validation-name="val1" table:formula="of:=IF(ISNUMBER([.F78]);[.F78]-[.D78]+1;&quot;&quot;)">
            <text:p/>
          </table:table-cell>
          <table:table-cell table:style-name="ce114" table:content-validation-name="val1" table:formula="of:=IF(ISNUMBER([.E78]);ROUNDDOWN([.E78]*[.G78]);&quot;&quot;)">
            <text:p/>
          </table:table-cell>
          <table:table-cell table:style-name="ce121" table:content-validation-name="val1" table:formula="of:=IF(ISNUMBER([.E78]);[.E78]-[.I7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elatório técnic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1-12" calcext:value-type="date">
            <text:p>12-nov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79]&gt;0;WORKDAY([.D79];[.E79]-1;Holidays); &quot;&quot;)" office:value-type="date" office:date-value="2026-11-24" calcext:value-type="date">
            <text:p>24-nov-2026</text:p>
          </table:table-cell>
          <table:table-cell table:style-name="ce326" table:content-validation-name="val1" office:value-type="percentage" office:value="0.45" calcext:value-type="percentage">
            <text:p>45%</text:p>
          </table:table-cell>
          <table:table-cell table:style-name="ce105" table:content-validation-name="val1" table:formula="of:=IF(ISNUMBER([.F79]);[.F79]-[.D79]+1;&quot;&quot;)" office:value-type="float" office:value="13" calcext:value-type="float">
            <text:p>13</text:p>
          </table:table-cell>
          <table:table-cell table:style-name="ce114" table:content-validation-name="val1" table:formula="of:=IF(ISNUMBER([.E79]);ROUNDDOWN([.E79]*[.G79]);&quot;&quot;)" office:value-type="float" office:value="4" calcext:value-type="float">
            <text:p>4</text:p>
          </table:table-cell>
          <table:table-cell table:style-name="ce121" table:content-validation-name="val1" table:formula="of:=IF(ISNUMBER([.E79]);[.E79]-[.I79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desempenh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1-25" calcext:value-type="date">
            <text:p>25-nov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80]&gt;0;WORKDAY([.D80];[.E80]-1;Holidays); &quot;&quot;)" office:value-type="date" office:date-value="2026-12-01" calcext:value-type="date">
            <text:p>01-dez-2026</text:p>
          </table:table-cell>
          <table:table-cell table:style-name="ce32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80]);[.F80]-[.D80]+1;&quot;&quot;)" office:value-type="float" office:value="7" calcext:value-type="float">
            <text:p>7</text:p>
          </table:table-cell>
          <table:table-cell table:style-name="ce114" table:content-validation-name="val1" table:formula="of:=IF(ISNUMBER([.E80]);ROUNDDOWN([.E80]*[.G80]);&quot;&quot;)" office:value-type="float" office:value="0" calcext:value-type="float">
            <text:p>0</text:p>
          </table:table-cell>
          <table:table-cell table:style-name="ce121" table:content-validation-name="val1" table:formula="of:=IF(ISNUMBER([.E80]);[.E80]-[.I8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usabilidad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2-02" calcext:value-type="date">
            <text:p>02-dez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81]&gt;0;WORKDAY([.D81];[.E81]-1;Holidays); &quot;&quot;)" office:value-type="date" office:date-value="2026-12-04" calcext:value-type="date">
            <text:p>04-dez-2026</text:p>
          </table:table-cell>
          <table:table-cell table:style-name="ce328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81]);[.F81]-[.D81]+1;&quot;&quot;)" office:value-type="float" office:value="3" calcext:value-type="float">
            <text:p>3</text:p>
          </table:table-cell>
          <table:table-cell table:style-name="ce114" table:content-validation-name="val1" table:formula="of:=IF(ISNUMBER([.E81]);ROUNDDOWN([.E81]*[.G81]);&quot;&quot;)" office:value-type="float" office:value="0" calcext:value-type="float">
            <text:p>0</text:p>
          </table:table-cell>
          <table:table-cell table:style-name="ce121" table:content-validation-name="val1" table:formula="of:=IF(ISNUMBER([.E81]);[.E81]-[.I81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<text:s/>Encerramento</text:p>
          </table:table-cell>
          <table:table-cell table:style-name="ce34" table:content-validation-name="val1"/>
          <table:table-cell table:style-name="ce50" table:content-validation-name="val1" office:value-type="date" office:date-value="2026-12-04" calcext:value-type="date">
            <text:p>04-dez-2026</text:p>
          </table:table-cell>
          <table:table-cell table:style-name="ce69" table:content-validation-name="val1" table:formula="of:=IF(AND([.D82]&gt;0;[.F82]&gt;0);NETWORKDAYS([.D82];[.F82];Holidays);&quot;&quot;)">
            <text:p/>
          </table:table-cell>
          <table:table-cell table:style-name="ce80" table:content-validation-name="val1"/>
          <table:table-cell table:style-name="ce329" table:content-validation-name="val1"/>
          <table:table-cell table:style-name="ce105" table:content-validation-name="val1" table:formula="of:=IF(ISNUMBER([.F82]);[.F82]-[.D82]+1;&quot;&quot;)">
            <text:p/>
          </table:table-cell>
          <table:table-cell table:style-name="ce114" table:content-validation-name="val1" table:formula="of:=IF(ISNUMBER([.E82]);ROUNDDOWN([.E82]*[.G82]);&quot;&quot;)">
            <text:p/>
          </table:table-cell>
          <table:table-cell table:style-name="ce121" table:content-validation-name="val1" table:formula="of:=IF(ISNUMBER([.E82]);[.E82]-[.I8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elatório técnic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2-05" calcext:value-type="date">
            <text:p>05-dez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83]&gt;0;WORKDAY([.D83];[.E83]-1;Holidays); &quot;&quot;)" office:value-type="date" office:date-value="2026-12-10" calcext:value-type="date">
            <text:p>10-dez-2026</text:p>
          </table:table-cell>
          <table:table-cell table:style-name="ce330" table:content-validation-name="val1" office:value-type="percentage" office:value="0.55" calcext:value-type="percentage">
            <text:p>55%</text:p>
          </table:table-cell>
          <table:table-cell table:style-name="ce105" table:content-validation-name="val1" table:formula="of:=IF(ISNUMBER([.F83]);[.F83]-[.D83]+1;&quot;&quot;)" office:value-type="float" office:value="6" calcext:value-type="float">
            <text:p>6</text:p>
          </table:table-cell>
          <table:table-cell table:style-name="ce114" table:content-validation-name="val1" table:formula="of:=IF(ISNUMBER([.E83]);ROUNDDOWN([.E83]*[.G83]);&quot;&quot;)" office:value-type="float" office:value="2" calcext:value-type="float">
            <text:p>2</text:p>
          </table:table-cell>
          <table:table-cell table:style-name="ce121" table:content-validation-name="val1" table:formula="of:=IF(ISNUMBER([.E83]);[.E83]-[.I83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desempenh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2-11" calcext:value-type="date">
            <text:p>11-dez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84]&gt;0;WORKDAY([.D84];[.E84]-1;Holidays); &quot;&quot;)" office:value-type="date" office:date-value="2026-12-17" calcext:value-type="date">
            <text:p>17-dez-2026</text:p>
          </table:table-cell>
          <table:table-cell table:style-name="ce33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84]);[.F84]-[.D84]+1;&quot;&quot;)" office:value-type="float" office:value="7" calcext:value-type="float">
            <text:p>7</text:p>
          </table:table-cell>
          <table:table-cell table:style-name="ce114" table:content-validation-name="val1" table:formula="of:=IF(ISNUMBER([.E84]);ROUNDDOWN([.E84]*[.G84]);&quot;&quot;)" office:value-type="float" office:value="0" calcext:value-type="float">
            <text:p>0</text:p>
          </table:table-cell>
          <table:table-cell table:style-name="ce121" table:content-validation-name="val1" table:formula="of:=IF(ISNUMBER([.E84]);[.E84]-[.I84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 table:number-rows-repeated="5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 table:number-rows-repeated="2">
          <table:table-cell table:style-name="ce163" table:content-validation-name="val1"/>
          <table:table-cell table:style-name="ce17" table:content-validation-name="val1"/>
          <table:table-cell table:content-validation-name="val1" table:number-columns-repeated="8"/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8"/>
          <table:table-cell table:style-name="ce131" table:content-validation-name="val1" table:number-columns-repeated="42"/>
          <table:table-cell table:style-name="ce138" table:content-validation-name="val1" table:number-columns-repeated="489"/>
          <table:table-cell table:style-name="ce146" table:content-validation-name="val1" table:number-columns-repeated="340"/>
          <table:table-cell table:content-validation-name="val1" table:number-columns-repeated="143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8"/>
          <table:table-cell table:style-name="ce131" table:content-validation-name="val1" table:number-columns-repeated="42"/>
          <table:table-cell table:style-name="ce137" table:content-validation-name="val1" table:number-columns-repeated="489"/>
          <table:table-cell table:style-name="ce145" table:content-validation-name="val1" table:number-columns-repeated="340"/>
          <table:table-cell table:content-validation-name="val1" table:number-columns-repeated="143"/>
        </table:table-row>
        <table:table-row table:style-name="ro1">
          <table:table-cell table:content-validation-name="val1"/>
          <table:table-cell table:style-name="ce17" table:content-validation-name="val1"/>
          <table:table-cell table:content-validation-name="val1" table:number-columns-repeated="8"/>
          <table:table-cell table:style-name="ce131" table:content-validation-name="val1" table:number-columns-repeated="42"/>
          <table:table-cell table:style-name="ce140" table:content-validation-name="val1" table:number-columns-repeated="489"/>
          <table:table-cell table:content-validation-name="val1" table:number-columns-repeated="483"/>
        </table:table-row>
        <table:table-row table:style-name="ro7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content-validation-name="val1" table:number-columns-repeated="1014"/>
        </table:table-row>
        <table:table-row table:style-name="ro4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7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7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8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8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25-10-12" calcext:value-type="date">
            <text:p>12/10/25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04/03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01/05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08/12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6">
          <table:table-cell table:content-validation-name="val1" table:number-columns-repeated="10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48432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TU97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TU97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83:'Gantt Chart'.G91 'Gantt Chart'.F3:'Gantt Chart'.F3 'Gantt Chart'.G10:'Gantt Chart'.G12 'Gantt Chart'.G19:'Gantt Chart'.G28 'Gantt Chart'.G38:'Gantt Chart'.G50 'Gantt Chart'.G52:'Gantt Chart'.G55 'Gantt Chart'.G58:'Gantt Chart'.G63 'Gantt Chart'.G74:'Gantt Chart'.G7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5:'Gantt Chart'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2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1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1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6:'Gantt Chart'.G5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9:'Gantt Chart'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1:'Gantt Chart'.G6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2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72 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5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2:'Gantt Chart'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6:'Gantt Chart'.G77 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4:'Gantt Chart'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5:'Gantt Chart'.G7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6:'Gantt Chart'.G7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7:'Gantt Chart'.G7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9:'Gantt Chart'.G8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1:'Gantt Chart'.G81 'Gantt Chart'.G78:'Gantt Chart'.G7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9:'Gantt Chart'.G7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0:'Gantt Chart'.G8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1:'Gantt Chart'.G8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3:'Gantt Chart'.G8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2:'Gantt Chart'.G8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3:'Gantt Chart'.G8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4:'Gantt Chart'.G8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97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97"/>
        <table:named-range table:name="Holidays" table:base-cell-address="$'Gantt Chart'.$B$66" table:cell-range-address="$'Gantt Chart'.$C$116:.$C$136"/>
        <table:named-range table:name="Print_Area" table:base-cell-address="$'Gantt Chart'.$A$1" table:cell-range-address="$'Gantt Chart'.$A$1:.$GI$97"/>
        <table:named-range table:name="Tasks_Due_Dates" table:base-cell-address="$'Gantt Chart'.$F$30" table:cell-range-address="$'Gantt Chart'.$F$11:.$F$91"/>
        <table:named-range table:name="Tasks_Duration" table:base-cell-address="$'Gantt Chart'.$E$30" table:cell-range-address="$'Gantt Chart'.$E$11:.$E$91"/>
        <table:named-range table:name="Tasks_Percent_Complete" table:base-cell-address="$'Gantt Chart'.$D$11" table:cell-range-address="$'Gantt Chart'.$G$11:.$G$91"/>
        <table:named-range table:name="Tasks_Start_Dates" table:base-cell-address="$'Gantt Chart'.$D$11" table:cell-range-address="$'Gantt Chart'.$D$11:.$D$9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65">
      <number:day number:style="long"/>
      <number:text>-</number:text>
      <number:month number:textual="true"/>
      <number:text>-</number:text>
      <number:year number:style="long"/>
    </number:date-style>
    <number:number-style style:name="N164">
      <number:number number:decimal-places="0" number:min-decimal-places="0" number:min-integer-digits="2"/>
    </number:number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157E+308" style:apply-style-name="N163P0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4">
      <number:month number:textual="true"/>
      <number:text>-</number:text>
      <number:year/>
    </number:date-style>
    <number:percentage-style style:name="N143">
      <number:number number:decimal-places="1" number:min-decimal-places="1" number:min-integer-digits="1"/>
      <number:text>%</number:text>
    </number:percentage-style>
    <number:date-style style:name="N142">
      <number:day number:style="long"/>
    </number:date-style>
    <number:number-style style:name="N141">
      <number:number number:decimal-places="1" number:min-decimal-places="1" number:min-integer-digits="1"/>
    </number:number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9">
      <number:minutes number:style="long"/>
      <number:text>:</number:text>
      <number:seconds number:style="long" number:decimal-places="1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</number:time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fill-character> </number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fill-character> </number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2H44M52S</meta:editing-duration>
    <meta:editing-cycles>244</meta:editing-cycles>
    <meta:generator>LibreOffice/7.3.7.2$Linux_X86_64 LibreOffice_project/30$Build-2</meta:generator>
    <dc:date>2025-09-26T15:40:41.460033544</dc:date>
    <meta:document-statistic meta:table-count="1" meta:cell-count="221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